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7cm"/>
    </style:style>
    <style:style style:name="co2" style:family="table-column">
      <style:table-column-properties fo:break-before="auto" style:column-width="1.974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4.249cm"/>
    </style:style>
    <style:style style:name="co7" style:family="table-column">
      <style:table-column-properties fo:break-before="auto" style:column-width="2.863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3.918cm"/>
    </style:style>
    <style:style style:name="co11" style:family="table-column">
      <style:table-column-properties fo:break-before="auto" style:column-width="2.418cm"/>
    </style:style>
    <style:style style:name="co12" style:family="table-column">
      <style:table-column-properties fo:break-before="auto" style:column-width="2.252cm"/>
    </style:style>
    <style:style style:name="co13" style:family="table-column">
      <style:table-column-properties fo:break-before="auto" style:column-width="4.055cm"/>
    </style:style>
    <style:style style:name="co14" style:family="table-column">
      <style:table-column-properties fo:break-before="auto" style:column-width="4.306cm"/>
    </style:style>
    <style:style style:name="co15" style:family="table-column">
      <style:table-column-properties fo:break-before="auto" style:column-width="51.654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USBlyzer Repor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apture Lis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Seq</text:p>
          </table:table-cell>
          <table:table-cell office:value-type="string">
            <text:p>Time</text:p>
          </table:table-cell>
          <table:table-cell office:value-type="string">
            <text:p>Elapsed</text:p>
          </table:table-cell>
          <table:table-cell office:value-type="string">
            <text:p>Duration</text:p>
          </table:table-cell>
          <table:table-cell office:value-type="string">
            <text:p>Request</text:p>
          </table:table-cell>
          <table:table-cell office:value-type="string">
            <text:p>Request Details</text:p>
          </table:table-cell>
          <table:table-cell office:value-type="string">
            <text:p>I/O</text:p>
          </table:table-cell>
          <table:table-cell office:value-type="string">
            <text:p>C:I:E</text:p>
          </table:table-cell>
          <table:table-cell office:value-type="string">
            <text:p>Device Object</text:p>
          </table:table-cell>
          <table:table-cell office:value-type="string">
            <text:p>Device Name</text:p>
          </table:table-cell>
          <table:table-cell office:value-type="string">
            <text:p>Driver Name</text:p>
          </table:table-cell>
          <table:table-cell office:value-type="string">
            <text:p>IRP</text:p>
          </table:table-cell>
          <table:table-cell office:value-type="string">
            <text:p>IRP Status (URB Status)</text:p>
          </table:table-cell>
          <table:table-cell office:value-type="string">
            <text:p>URB Transfer Buffer Raw Data Dump</text:p>
          </table:table-cell>
        </table:table-row>
        <table:table-row table:style-name="ro1">
          <table:table-cell office:value-type="string">
            <text:p>START</text:p>
          </table:table-cell>
          <table:table-cell office:value-type="float" office:value="1">
            <text:p>1</text:p>
          </table:table-cell>
          <table:table-cell office:value-type="string">
            <text:p>10:10:54.206</text:p>
          </table:table-cell>
          <table:table-cell table:number-columns-repeated="12"/>
        </table:table-row>
        <table:table-row table:style-name="ro1">
          <table:table-cell office:value-type="string">
            <text:p>URB</text:p>
          </table:table-cell>
          <table:table-cell office:value-type="float" office:value="2">
            <text:p>2</text:p>
          </table:table-cell>
          <table:table-cell office:value-type="string">
            <text:p>10:11:12.180</text:p>
          </table:table-cell>
          <table:table-cell office:value-type="string">
            <text:p>17.97211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4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03-0002</text:p>
          </table:table-cell>
          <table:table-cell office:value-type="string">
            <text:p>10:11:12.180</text:p>
          </table:table-cell>
          <table:table-cell office:value-type="string">
            <text:p>17.972176 s</text:p>
          </table:table-cell>
          <table:table-cell office:value-type="string">
            <text:p>6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">
            <text:p>4</text:p>
          </table:table-cell>
          <table:table-cell office:value-type="string">
            <text:p>10:11:12.305</text:p>
          </table:table-cell>
          <table:table-cell office:value-type="string">
            <text:p>18.08397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05-0004</text:p>
          </table:table-cell>
          <table:table-cell office:value-type="string">
            <text:p>10:11:12.305</text:p>
          </table:table-cell>
          <table:table-cell office:value-type="string">
            <text:p>18.084106 s</text:p>
          </table:table-cell>
          <table:table-cell office:value-type="string">
            <text:p>13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B 27 00 00 00 01 43 6F 6D 4C 69 6E 6B 20 49 49 01 10 02 00 01 01 03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">
            <text:p>6</text:p>
          </table:table-cell>
          <table:table-cell office:value-type="string">
            <text:p>10:11:12.305</text:p>
          </table:table-cell>
          <table:table-cell office:value-type="string">
            <text:p>18.08467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7EAB40h</text:p>
          </table:table-cell>
          <table:table-cell/>
          <table:table-cell office:value-type="string">
            <text:p>06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07-0006</text:p>
          </table:table-cell>
          <table:table-cell office:value-type="string">
            <text:p>10:11:12.305</text:p>
          </table:table-cell>
          <table:table-cell office:value-type="string">
            <text:p>18.085138 s</text:p>
          </table:table-cell>
          <table:table-cell office:value-type="string">
            <text:p>469 us</text:p>
          </table:table-cell>
          <table:table-cell office:value-type="string">
            <text:p>Bulk or Interrupt Transfer</text:p>
          </table:table-cell>
          <table:table-cell office:value-type="string">
            <text:p>3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7E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">
            <text:p>8</text:p>
          </table:table-cell>
          <table:table-cell office:value-type="string">
            <text:p>10:11:12.414</text:p>
          </table:table-cell>
          <table:table-cell office:value-type="string">
            <text:p>18.19310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D003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09-0008</text:p>
          </table:table-cell>
          <table:table-cell office:value-type="string">
            <text:p>10:11:12.414</text:p>
          </table:table-cell>
          <table:table-cell office:value-type="string">
            <text:p>18.193228 s</text:p>
          </table:table-cell>
          <table:table-cell office:value-type="string">
            <text:p>12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D003B40h</text:p>
          </table:table-cell>
          <table:table-cell office:value-type="string">
            <text:p>Success (Success)</text:p>
          </table:table-cell>
          <table:table-cell office:value-type="string">
            <text:p>01 55 00 A9 27 00 00 00 01 43 6F 6D 4C 69 6E 6B 20 49 49 01 10 02 00 01 01 03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">
            <text:p>10</text:p>
          </table:table-cell>
          <table:table-cell office:value-type="string">
            <text:p>10:11:12.414</text:p>
          </table:table-cell>
          <table:table-cell office:value-type="string">
            <text:p>18.20792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8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AFDB40h</text:p>
          </table:table-cell>
          <table:table-cell/>
          <table:table-cell office:value-type="string">
            <text:p>01 00 A7 01 74 43 07 80 02 55 00 00 00 5D 35 01 0A A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11-0010</text:p>
          </table:table-cell>
          <table:table-cell office:value-type="string">
            <text:p>10:11:12.414</text:p>
          </table:table-cell>
          <table:table-cell office:value-type="string">
            <text:p>18.208007 s</text:p>
          </table:table-cell>
          <table:table-cell office:value-type="string">
            <text:p>78 us</text:p>
          </table:table-cell>
          <table:table-cell office:value-type="string">
            <text:p>Bulk or Interrupt Transfer</text:p>
          </table:table-cell>
          <table:table-cell office:value-type="string">
            <text:p>18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AFD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">
            <text:p>12</text:p>
          </table:table-cell>
          <table:table-cell office:value-type="string">
            <text:p>10:11:29.527</text:p>
          </table:table-cell>
          <table:table-cell office:value-type="string">
            <text:p>35.30602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13-0012</text:p>
          </table:table-cell>
          <table:table-cell office:value-type="string">
            <text:p>10:11:29.527</text:p>
          </table:table-cell>
          <table:table-cell office:value-type="string">
            <text:p>35.306148 s</text:p>
          </table:table-cell>
          <table:table-cell office:value-type="string">
            <text:p>12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A9 27 00 00 00 01 43 6F 6D 4C 69 6E 6B 20 49 49 01 10 02 00 01 01 03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4">
            <text:p>14</text:p>
          </table:table-cell>
          <table:table-cell office:value-type="string">
            <text:p>10:11:29.527</text:p>
          </table:table-cell>
          <table:table-cell office:value-type="string">
            <text:p>35.30669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75 04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15-0014</text:p>
          </table:table-cell>
          <table:table-cell office:value-type="string">
            <text:p>10:11:29.527</text:p>
          </table:table-cell>
          <table:table-cell office:value-type="string">
            <text:p>35.307155 s</text:p>
          </table:table-cell>
          <table:table-cell office:value-type="string">
            <text:p>462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6">
            <text:p>16</text:p>
          </table:table-cell>
          <table:table-cell office:value-type="string">
            <text:p>10:11:29.636</text:p>
          </table:table-cell>
          <table:table-cell office:value-type="string">
            <text:p>35.41523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17-0016</text:p>
          </table:table-cell>
          <table:table-cell office:value-type="string">
            <text:p>10:11:29.636</text:p>
          </table:table-cell>
          <table:table-cell office:value-type="string">
            <text:p>35.415366 s</text:p>
          </table:table-cell>
          <table:table-cell office:value-type="string">
            <text:p>12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A9 27 00 00 00 01 43 6F 6D 4C 69 6E 6B 20 49 49 01 10 02 00 01 01 03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8">
            <text:p>18</text:p>
          </table:table-cell>
          <table:table-cell office:value-type="string">
            <text:p>10:11:29.667</text:p>
          </table:table-cell>
          <table:table-cell office:value-type="string">
            <text:p>35.44641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19-0018</text:p>
          </table:table-cell>
          <table:table-cell office:value-type="string">
            <text:p>10:11:29.667</text:p>
          </table:table-cell>
          <table:table-cell office:value-type="string">
            <text:p>35.446525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0">
            <text:p>20</text:p>
          </table:table-cell>
          <table:table-cell office:value-type="string">
            <text:p>10:11:29.779</text:p>
          </table:table-cell>
          <table:table-cell office:value-type="string">
            <text:p>35.55767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21-0020</text:p>
          </table:table-cell>
          <table:table-cell office:value-type="string">
            <text:p>10:11:29.779</text:p>
          </table:table-cell>
          <table:table-cell office:value-type="string">
            <text:p>35.557806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6D 4C 69 6E 6B 20 49 49 01 10 02 00 01 01 03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2">
            <text:p>22</text:p>
          </table:table-cell>
          <table:table-cell office:value-type="string">
            <text:p>10:11:29.779</text:p>
          </table:table-cell>
          <table:table-cell office:value-type="string">
            <text:p>35.55829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23-0022</text:p>
          </table:table-cell>
          <table:table-cell office:value-type="string">
            <text:p>10:11:29.779</text:p>
          </table:table-cell>
          <table:table-cell office:value-type="string">
            <text:p>35.558840 s</text:p>
          </table:table-cell>
          <table:table-cell office:value-type="string">
            <text:p>54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4">
            <text:p>24</text:p>
          </table:table-cell>
          <table:table-cell office:value-type="string">
            <text:p>10:11:29.779</text:p>
          </table:table-cell>
          <table:table-cell office:value-type="string">
            <text:p>35.55901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25-0024</text:p>
          </table:table-cell>
          <table:table-cell office:value-type="string">
            <text:p>10:11:29.779</text:p>
          </table:table-cell>
          <table:table-cell office:value-type="string">
            <text:p>35.560168 s</text:p>
          </table:table-cell>
          <table:table-cell office:value-type="string">
            <text:p>1.156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9 80 40 A7 01 74 43 07 F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6">
            <text:p>26</text:p>
          </table:table-cell>
          <table:table-cell office:value-type="string">
            <text:p>10:11:29.779</text:p>
          </table:table-cell>
          <table:table-cell office:value-type="string">
            <text:p>35.56247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83 FD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27-0026</text:p>
          </table:table-cell>
          <table:table-cell office:value-type="string">
            <text:p>10:11:29.779</text:p>
          </table:table-cell>
          <table:table-cell office:value-type="string">
            <text:p>35.562520 s</text:p>
          </table:table-cell>
          <table:table-cell office:value-type="string">
            <text:p>44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8">
            <text:p>28</text:p>
          </table:table-cell>
          <table:table-cell office:value-type="string">
            <text:p>10:11:29.888</text:p>
          </table:table-cell>
          <table:table-cell office:value-type="string">
            <text:p>35.66683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29-0028</text:p>
          </table:table-cell>
          <table:table-cell office:value-type="string">
            <text:p>10:11:29.888</text:p>
          </table:table-cell>
          <table:table-cell office:value-type="string">
            <text:p>35.666948 s</text:p>
          </table:table-cell>
          <table:table-cell office:value-type="string">
            <text:p>11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9 80 40 A7 01 74 43 07 F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0">
            <text:p>30</text:p>
          </table:table-cell>
          <table:table-cell office:value-type="string">
            <text:p>10:11:29.919</text:p>
          </table:table-cell>
          <table:table-cell office:value-type="string">
            <text:p>35.69805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31-0030</text:p>
          </table:table-cell>
          <table:table-cell office:value-type="string">
            <text:p>10:11:29.919</text:p>
          </table:table-cell>
          <table:table-cell office:value-type="string">
            <text:p>35.698117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2">
            <text:p>32</text:p>
          </table:table-cell>
          <table:table-cell office:value-type="string">
            <text:p>10:11:30.030</text:p>
          </table:table-cell>
          <table:table-cell office:value-type="string">
            <text:p>35.80924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33-0032</text:p>
          </table:table-cell>
          <table:table-cell office:value-type="string">
            <text:p>10:11:30.030</text:p>
          </table:table-cell>
          <table:table-cell office:value-type="string">
            <text:p>35.809366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F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4">
            <text:p>34</text:p>
          </table:table-cell>
          <table:table-cell office:value-type="string">
            <text:p>10:11:30.030</text:p>
          </table:table-cell>
          <table:table-cell office:value-type="string">
            <text:p>35.80970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35-0034</text:p>
          </table:table-cell>
          <table:table-cell office:value-type="string">
            <text:p>10:11:30.030</text:p>
          </table:table-cell>
          <table:table-cell office:value-type="string">
            <text:p>35.810386 s</text:p>
          </table:table-cell>
          <table:table-cell office:value-type="string">
            <text:p>678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6">
            <text:p>36</text:p>
          </table:table-cell>
          <table:table-cell office:value-type="string">
            <text:p>10:11:30.030</text:p>
          </table:table-cell>
          <table:table-cell office:value-type="string">
            <text:p>35.81054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37-0036</text:p>
          </table:table-cell>
          <table:table-cell office:value-type="string">
            <text:p>10:11:30.030</text:p>
          </table:table-cell>
          <table:table-cell office:value-type="string">
            <text:p>35.811582 s</text:p>
          </table:table-cell>
          <table:table-cell office:value-type="string">
            <text:p>1.041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9 80 40 A7 01 74 43 07 F0 03 00 00 00 00 00 00 00 00 00 00 00 00 00 00 00 00 00 00 00 00 00 00 00 00 00 00 00 00 00 00 00 00 00 00 00 00 00 00 00 00 00 00 00 00 00 00 00 00 00 00 00 00 00 00 00 00 00 00 00 00 00 00 00 3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8">
            <text:p>38</text:p>
          </table:table-cell>
          <table:table-cell office:value-type="string">
            <text:p>10:11:30.030</text:p>
          </table:table-cell>
          <table:table-cell office:value-type="string">
            <text:p>35.81295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98 E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39-0038</text:p>
          </table:table-cell>
          <table:table-cell office:value-type="string">
            <text:p>10:11:30.030</text:p>
          </table:table-cell>
          <table:table-cell office:value-type="string">
            <text:p>35.813060 s</text:p>
          </table:table-cell>
          <table:table-cell office:value-type="string">
            <text:p>108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0">
            <text:p>40</text:p>
          </table:table-cell>
          <table:table-cell office:value-type="string">
            <text:p>10:11:30.139</text:p>
          </table:table-cell>
          <table:table-cell office:value-type="string">
            <text:p>35.91837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41-0040</text:p>
          </table:table-cell>
          <table:table-cell office:value-type="string">
            <text:p>10:11:30.139</text:p>
          </table:table-cell>
          <table:table-cell office:value-type="string">
            <text:p>35.918515 s</text:p>
          </table:table-cell>
          <table:table-cell office:value-type="string">
            <text:p>13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9 80 40 A7 01 74 43 07 F0 03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2">
            <text:p>42</text:p>
          </table:table-cell>
          <table:table-cell office:value-type="string">
            <text:p>10:11:30.171</text:p>
          </table:table-cell>
          <table:table-cell office:value-type="string">
            <text:p>35.94961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43-0042</text:p>
          </table:table-cell>
          <table:table-cell office:value-type="string">
            <text:p>10:11:30.171</text:p>
          </table:table-cell>
          <table:table-cell office:value-type="string">
            <text:p>35.949681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4">
            <text:p>44</text:p>
          </table:table-cell>
          <table:table-cell office:value-type="string">
            <text:p>10:11:30.282</text:p>
          </table:table-cell>
          <table:table-cell office:value-type="string">
            <text:p>36.06084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CE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45-0044</text:p>
          </table:table-cell>
          <table:table-cell office:value-type="string">
            <text:p>10:11:30.282</text:p>
          </table:table-cell>
          <table:table-cell office:value-type="string">
            <text:p>36.060978 s</text:p>
          </table:table-cell>
          <table:table-cell office:value-type="string">
            <text:p>13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FCE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F0 03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6">
            <text:p>46</text:p>
          </table:table-cell>
          <table:table-cell office:value-type="string">
            <text:p>10:11:30.282</text:p>
          </table:table-cell>
          <table:table-cell office:value-type="string">
            <text:p>36.06138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47-0046</text:p>
          </table:table-cell>
          <table:table-cell office:value-type="string">
            <text:p>10:11:30.282</text:p>
          </table:table-cell>
          <table:table-cell office:value-type="string">
            <text:p>36.062001 s</text:p>
          </table:table-cell>
          <table:table-cell office:value-type="string">
            <text:p>618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8">
            <text:p>48</text:p>
          </table:table-cell>
          <table:table-cell office:value-type="string">
            <text:p>10:11:30.282</text:p>
          </table:table-cell>
          <table:table-cell office:value-type="string">
            <text:p>36.06216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49-0048</text:p>
          </table:table-cell>
          <table:table-cell office:value-type="string">
            <text:p>10:11:30.282</text:p>
          </table:table-cell>
          <table:table-cell office:value-type="string">
            <text:p>36.063267 s</text:p>
          </table:table-cell>
          <table:table-cell office:value-type="string">
            <text:p>1.101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8 80 40 A7 01 74 43 07 6D 01 00 00 00 00 00 00 00 00 00 00 00 00 00 00 00 00 00 00 00 00 00 00 00 00 00 00 00 00 00 00 00 00 00 00 00 00 00 00 00 00 00 00 00 00 00 00 00 00 00 00 00 00 00 00 00 00 00 00 00 00 00 00 00 1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0">
            <text:p>50</text:p>
          </table:table-cell>
          <table:table-cell office:value-type="string">
            <text:p>10:11:30.282</text:p>
          </table:table-cell>
          <table:table-cell office:value-type="string">
            <text:p>36.06479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8D 88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51-0050</text:p>
          </table:table-cell>
          <table:table-cell office:value-type="string">
            <text:p>10:11:30.282</text:p>
          </table:table-cell>
          <table:table-cell office:value-type="string">
            <text:p>36.064863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2">
            <text:p>52</text:p>
          </table:table-cell>
          <table:table-cell office:value-type="string">
            <text:p>10:11:30.391</text:p>
          </table:table-cell>
          <table:table-cell office:value-type="string">
            <text:p>36.17004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53-0052</text:p>
          </table:table-cell>
          <table:table-cell office:value-type="string">
            <text:p>10:11:30.391</text:p>
          </table:table-cell>
          <table:table-cell office:value-type="string">
            <text:p>36.170163 s</text:p>
          </table:table-cell>
          <table:table-cell office:value-type="string">
            <text:p>12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8 80 40 A7 01 74 43 07 6D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4">
            <text:p>54</text:p>
          </table:table-cell>
          <table:table-cell office:value-type="string">
            <text:p>10:11:30.422</text:p>
          </table:table-cell>
          <table:table-cell office:value-type="string">
            <text:p>36.20120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55-0054</text:p>
          </table:table-cell>
          <table:table-cell office:value-type="string">
            <text:p>10:11:30.422</text:p>
          </table:table-cell>
          <table:table-cell office:value-type="string">
            <text:p>36.201270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6">
            <text:p>56</text:p>
          </table:table-cell>
          <table:table-cell office:value-type="string">
            <text:p>10:11:30.533</text:p>
          </table:table-cell>
          <table:table-cell office:value-type="string">
            <text:p>36.31240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57-0056</text:p>
          </table:table-cell>
          <table:table-cell office:value-type="string">
            <text:p>10:11:30.533</text:p>
          </table:table-cell>
          <table:table-cell office:value-type="string">
            <text:p>36.312515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6D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8">
            <text:p>58</text:p>
          </table:table-cell>
          <table:table-cell office:value-type="string">
            <text:p>10:11:30.533</text:p>
          </table:table-cell>
          <table:table-cell office:value-type="string">
            <text:p>36.3128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59-0058</text:p>
          </table:table-cell>
          <table:table-cell office:value-type="string">
            <text:p>10:11:30.533</text:p>
          </table:table-cell>
          <table:table-cell office:value-type="string">
            <text:p>36.313516 s</text:p>
          </table:table-cell>
          <table:table-cell office:value-type="string">
            <text:p>67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0">
            <text:p>60</text:p>
          </table:table-cell>
          <table:table-cell office:value-type="string">
            <text:p>10:11:30.533</text:p>
          </table:table-cell>
          <table:table-cell office:value-type="string">
            <text:p>36.31368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61-0060</text:p>
          </table:table-cell>
          <table:table-cell office:value-type="string">
            <text:p>10:11:30.533</text:p>
          </table:table-cell>
          <table:table-cell office:value-type="string">
            <text:p>36.314752 s</text:p>
          </table:table-cell>
          <table:table-cell office:value-type="string">
            <text:p>1.065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9 80 40 A7 01 74 43 07 F0 03 37 35 34 00 00 00 00 00 00 00 00 00 00 00 00 00 00 00 00 00 00 00 00 00 00 00 00 00 00 00 00 00 00 00 00 00 00 00 00 00 00 00 00 00 00 00 00 00 00 00 00 00 00 00 00 00 00 00 00 00 00 00 00 7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2">
            <text:p>62</text:p>
          </table:table-cell>
          <table:table-cell office:value-type="string">
            <text:p>10:11:31.251</text:p>
          </table:table-cell>
          <table:table-cell office:value-type="string">
            <text:p>37.03195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0 01 00 CE F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63-0062</text:p>
          </table:table-cell>
          <table:table-cell office:value-type="string">
            <text:p>10:11:31.251</text:p>
          </table:table-cell>
          <table:table-cell office:value-type="string">
            <text:p>37.032054 s</text:p>
          </table:table-cell>
          <table:table-cell office:value-type="string">
            <text:p>104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4">
            <text:p>64</text:p>
          </table:table-cell>
          <table:table-cell office:value-type="string">
            <text:p>10:11:31.360</text:p>
          </table:table-cell>
          <table:table-cell office:value-type="string">
            <text:p>37.13921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65-0064</text:p>
          </table:table-cell>
          <table:table-cell office:value-type="string">
            <text:p>10:11:31.360</text:p>
          </table:table-cell>
          <table:table-cell office:value-type="string">
            <text:p>37.139346 s</text:p>
          </table:table-cell>
          <table:table-cell office:value-type="string">
            <text:p>13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9 80 40 A7 01 74 43 07 F0 03 37 35 34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6">
            <text:p>66</text:p>
          </table:table-cell>
          <table:table-cell office:value-type="string">
            <text:p>10:11:31.391</text:p>
          </table:table-cell>
          <table:table-cell office:value-type="string">
            <text:p>37.17042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67-0066</text:p>
          </table:table-cell>
          <table:table-cell office:value-type="string">
            <text:p>10:11:31.391</text:p>
          </table:table-cell>
          <table:table-cell office:value-type="string">
            <text:p>37.170512 s</text:p>
          </table:table-cell>
          <table:table-cell office:value-type="string">
            <text:p>84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8">
            <text:p>68</text:p>
          </table:table-cell>
          <table:table-cell office:value-type="string">
            <text:p>10:11:31.503</text:p>
          </table:table-cell>
          <table:table-cell office:value-type="string">
            <text:p>37.28157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69-0068</text:p>
          </table:table-cell>
          <table:table-cell office:value-type="string">
            <text:p>10:11:31.503</text:p>
          </table:table-cell>
          <table:table-cell office:value-type="string">
            <text:p>37.281695 s</text:p>
          </table:table-cell>
          <table:table-cell office:value-type="string">
            <text:p>11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F0 03 37 35 34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0">
            <text:p>70</text:p>
          </table:table-cell>
          <table:table-cell office:value-type="string">
            <text:p>10:11:31.503</text:p>
          </table:table-cell>
          <table:table-cell office:value-type="string">
            <text:p>37.28206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71-0070</text:p>
          </table:table-cell>
          <table:table-cell office:value-type="string">
            <text:p>10:11:31.503</text:p>
          </table:table-cell>
          <table:table-cell office:value-type="string">
            <text:p>37.282732 s</text:p>
          </table:table-cell>
          <table:table-cell office:value-type="string">
            <text:p>67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2">
            <text:p>72</text:p>
          </table:table-cell>
          <table:table-cell office:value-type="string">
            <text:p>10:11:31.503</text:p>
          </table:table-cell>
          <table:table-cell office:value-type="string">
            <text:p>37.28290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73-0072</text:p>
          </table:table-cell>
          <table:table-cell office:value-type="string">
            <text:p>10:11:31.503</text:p>
          </table:table-cell>
          <table:table-cell office:value-type="string">
            <text:p>37.283935 s</text:p>
          </table:table-cell>
          <table:table-cell office:value-type="string">
            <text:p>1.034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3 00 00 00 00 00 00 00 00 00 00 00 00 00 00 00 00 00 00 00 00 00 00 00 00 00 00 00 00 00 00 00 00 00 00 00 00 00 00 00 00 00 00 00 00 00 00 00 00 00 00 00 00 00 00 00 00 00 00 00 00 00 00 00 3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4">
            <text:p>74</text:p>
          </table:table-cell>
          <table:table-cell office:value-type="string">
            <text:p>10:11:31.503</text:p>
          </table:table-cell>
          <table:table-cell office:value-type="string">
            <text:p>37.2917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7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1 00 02 00 00 4D E8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75-0074</text:p>
          </table:table-cell>
          <table:table-cell office:value-type="string">
            <text:p>10:11:31.503</text:p>
          </table:table-cell>
          <table:table-cell office:value-type="string">
            <text:p>37.291802 s</text:p>
          </table:table-cell>
          <table:table-cell office:value-type="string">
            <text:p>59 us</text:p>
          </table:table-cell>
          <table:table-cell office:value-type="string">
            <text:p>Bulk or Interrupt Transfer</text:p>
          </table:table-cell>
          <table:table-cell office:value-type="string">
            <text:p>17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6">
            <text:p>76</text:p>
          </table:table-cell>
          <table:table-cell office:value-type="string">
            <text:p>10:11:31.612</text:p>
          </table:table-cell>
          <table:table-cell office:value-type="string">
            <text:p>37.39083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77-0076</text:p>
          </table:table-cell>
          <table:table-cell office:value-type="string">
            <text:p>10:11:31.612</text:p>
          </table:table-cell>
          <table:table-cell office:value-type="string">
            <text:p>37.390958 s</text:p>
          </table:table-cell>
          <table:table-cell office:value-type="string">
            <text:p>12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3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8">
            <text:p>78</text:p>
          </table:table-cell>
          <table:table-cell office:value-type="string">
            <text:p>10:11:32.626</text:p>
          </table:table-cell>
          <table:table-cell office:value-type="string">
            <text:p>38.40521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1 00 A7 01 74 43 07 80 00 00 02 01 00 75 04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79-0078</text:p>
          </table:table-cell>
          <table:table-cell office:value-type="string">
            <text:p>10:11:32.626</text:p>
          </table:table-cell>
          <table:table-cell office:value-type="string">
            <text:p>38.405305 s</text:p>
          </table:table-cell>
          <table:table-cell office:value-type="string">
            <text:p>88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0">
            <text:p>80</text:p>
          </table:table-cell>
          <table:table-cell office:value-type="string">
            <text:p>10:11:32.735</text:p>
          </table:table-cell>
          <table:table-cell office:value-type="string">
            <text:p>38.51400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81-0080</text:p>
          </table:table-cell>
          <table:table-cell office:value-type="string">
            <text:p>10:11:32.735</text:p>
          </table:table-cell>
          <table:table-cell office:value-type="string">
            <text:p>38.514122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3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2">
            <text:p>82</text:p>
          </table:table-cell>
          <table:table-cell office:value-type="string">
            <text:p>10:11:32.766</text:p>
          </table:table-cell>
          <table:table-cell office:value-type="string">
            <text:p>38.54517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83-0082</text:p>
          </table:table-cell>
          <table:table-cell office:value-type="string">
            <text:p>10:11:32.766</text:p>
          </table:table-cell>
          <table:table-cell office:value-type="string">
            <text:p>38.545253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4">
            <text:p>84</text:p>
          </table:table-cell>
          <table:table-cell office:value-type="string">
            <text:p>10:11:32.877</text:p>
          </table:table-cell>
          <table:table-cell office:value-type="string">
            <text:p>38.65642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85-0084</text:p>
          </table:table-cell>
          <table:table-cell office:value-type="string">
            <text:p>10:11:32.877</text:p>
          </table:table-cell>
          <table:table-cell office:value-type="string">
            <text:p>38.656550 s</text:p>
          </table:table-cell>
          <table:table-cell office:value-type="string">
            <text:p>12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3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6">
            <text:p>86</text:p>
          </table:table-cell>
          <table:table-cell office:value-type="string">
            <text:p>10:11:32.877</text:p>
          </table:table-cell>
          <table:table-cell office:value-type="string">
            <text:p>38.65693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87-0086</text:p>
          </table:table-cell>
          <table:table-cell office:value-type="string">
            <text:p>10:11:32.877</text:p>
          </table:table-cell>
          <table:table-cell office:value-type="string">
            <text:p>38.657564 s</text:p>
          </table:table-cell>
          <table:table-cell office:value-type="string">
            <text:p>63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8">
            <text:p>88</text:p>
          </table:table-cell>
          <table:table-cell office:value-type="string">
            <text:p>10:11:32.877</text:p>
          </table:table-cell>
          <table:table-cell office:value-type="string">
            <text:p>38.65772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89-0088</text:p>
          </table:table-cell>
          <table:table-cell office:value-type="string">
            <text:p>10:11:32.877</text:p>
          </table:table-cell>
          <table:table-cell office:value-type="string">
            <text:p>38.658846 s</text:p>
          </table:table-cell>
          <table:table-cell office:value-type="string">
            <text:p>1.120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0">
            <text:p>90</text:p>
          </table:table-cell>
          <table:table-cell office:value-type="string">
            <text:p>10:11:32.877</text:p>
          </table:table-cell>
          <table:table-cell office:value-type="string">
            <text:p>38.66043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70 5E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91-0090</text:p>
          </table:table-cell>
          <table:table-cell office:value-type="string">
            <text:p>10:11:32.877</text:p>
          </table:table-cell>
          <table:table-cell office:value-type="string">
            <text:p>38.660504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2">
            <text:p>92</text:p>
          </table:table-cell>
          <table:table-cell office:value-type="string">
            <text:p>10:11:32.987</text:p>
          </table:table-cell>
          <table:table-cell office:value-type="string">
            <text:p>38.76560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C9B01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93-0092</text:p>
          </table:table-cell>
          <table:table-cell office:value-type="string">
            <text:p>10:11:32.987</text:p>
          </table:table-cell>
          <table:table-cell office:value-type="string">
            <text:p>38.765732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9C9B01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4">
            <text:p>94</text:p>
          </table:table-cell>
          <table:table-cell office:value-type="string">
            <text:p>10:11:33.018</text:p>
          </table:table-cell>
          <table:table-cell office:value-type="string">
            <text:p>38.79677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95-0094</text:p>
          </table:table-cell>
          <table:table-cell office:value-type="string">
            <text:p>10:11:33.018</text:p>
          </table:table-cell>
          <table:table-cell office:value-type="string">
            <text:p>38.796843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6">
            <text:p>96</text:p>
          </table:table-cell>
          <table:table-cell office:value-type="string">
            <text:p>10:11:33.129</text:p>
          </table:table-cell>
          <table:table-cell office:value-type="string">
            <text:p>38.9079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097-0096</text:p>
          </table:table-cell>
          <table:table-cell office:value-type="string">
            <text:p>10:11:33.129</text:p>
          </table:table-cell>
          <table:table-cell office:value-type="string">
            <text:p>38.908062 s</text:p>
          </table:table-cell>
          <table:table-cell office:value-type="string">
            <text:p>15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8">
            <text:p>98</text:p>
          </table:table-cell>
          <table:table-cell office:value-type="string">
            <text:p>10:11:33.129</text:p>
          </table:table-cell>
          <table:table-cell office:value-type="string">
            <text:p>38.90844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099-0098</text:p>
          </table:table-cell>
          <table:table-cell office:value-type="string">
            <text:p>10:11:33.129</text:p>
          </table:table-cell>
          <table:table-cell office:value-type="string">
            <text:p>38.909064 s</text:p>
          </table:table-cell>
          <table:table-cell office:value-type="string">
            <text:p>61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0">
            <text:p>100</text:p>
          </table:table-cell>
          <table:table-cell office:value-type="string">
            <text:p>10:11:33.129</text:p>
          </table:table-cell>
          <table:table-cell office:value-type="string">
            <text:p>38.90922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01-0100</text:p>
          </table:table-cell>
          <table:table-cell office:value-type="string">
            <text:p>10:11:33.129</text:p>
          </table:table-cell>
          <table:table-cell office:value-type="string">
            <text:p>38.910349 s</text:p>
          </table:table-cell>
          <table:table-cell office:value-type="string">
            <text:p>1.122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A 0A 1C 07 E2 07 0D 00 00 00 00 00 00 00 00 00 00 00 00 00 00 00 00 00 00 00 00 00 00 00 00 00 00 00 00 00 00 00 00 00 00 00 00 00 00 00 00 00 00 00 00 00 00 00 00 00 00 00 00 00 00 00 00 00 A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2">
            <text:p>102</text:p>
          </table:table-cell>
          <table:table-cell office:value-type="string">
            <text:p>10:11:33.129</text:p>
          </table:table-cell>
          <table:table-cell office:value-type="string">
            <text:p>38.91284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7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1 00 02 00 00 4D E8 01 9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03-0102</text:p>
          </table:table-cell>
          <table:table-cell office:value-type="string">
            <text:p>10:11:33.129</text:p>
          </table:table-cell>
          <table:table-cell office:value-type="string">
            <text:p>38.912913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17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4">
            <text:p>104</text:p>
          </table:table-cell>
          <table:table-cell office:value-type="string">
            <text:p>10:11:33.238</text:p>
          </table:table-cell>
          <table:table-cell office:value-type="string">
            <text:p>39.0171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05-0104</text:p>
          </table:table-cell>
          <table:table-cell office:value-type="string">
            <text:p>10:11:33.238</text:p>
          </table:table-cell>
          <table:table-cell office:value-type="string">
            <text:p>39.017281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A 0A 1C 07 E2 07 0D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6">
            <text:p>106</text:p>
          </table:table-cell>
          <table:table-cell office:value-type="string">
            <text:p>10:11:37.247</text:p>
          </table:table-cell>
          <table:table-cell office:value-type="string">
            <text:p>43.02680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71 C5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07-0106</text:p>
          </table:table-cell>
          <table:table-cell office:value-type="string">
            <text:p>10:11:37.247</text:p>
          </table:table-cell>
          <table:table-cell office:value-type="string">
            <text:p>43.026935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8">
            <text:p>108</text:p>
          </table:table-cell>
          <table:table-cell office:value-type="string">
            <text:p>10:11:37.357</text:p>
          </table:table-cell>
          <table:table-cell office:value-type="string">
            <text:p>43.13551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09-0108</text:p>
          </table:table-cell>
          <table:table-cell office:value-type="string">
            <text:p>10:11:37.357</text:p>
          </table:table-cell>
          <table:table-cell office:value-type="string">
            <text:p>43.135618 s</text:p>
          </table:table-cell>
          <table:table-cell office:value-type="string">
            <text:p>9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A 0A 1C 07 E2 07 0D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0">
            <text:p>110</text:p>
          </table:table-cell>
          <table:table-cell office:value-type="string">
            <text:p>10:11:37.388</text:p>
          </table:table-cell>
          <table:table-cell office:value-type="string">
            <text:p>43.16667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11-0110</text:p>
          </table:table-cell>
          <table:table-cell office:value-type="string">
            <text:p>10:11:37.388</text:p>
          </table:table-cell>
          <table:table-cell office:value-type="string">
            <text:p>43.166751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2">
            <text:p>112</text:p>
          </table:table-cell>
          <table:table-cell office:value-type="string">
            <text:p>10:11:37.499</text:p>
          </table:table-cell>
          <table:table-cell office:value-type="string">
            <text:p>43.27788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13-0112</text:p>
          </table:table-cell>
          <table:table-cell office:value-type="string">
            <text:p>10:11:37.499</text:p>
          </table:table-cell>
          <table:table-cell office:value-type="string">
            <text:p>43.278027 s</text:p>
          </table:table-cell>
          <table:table-cell office:value-type="string">
            <text:p>13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A 0A 1C 07 E2 07 0D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4">
            <text:p>114</text:p>
          </table:table-cell>
          <table:table-cell office:value-type="string">
            <text:p>10:11:37.499</text:p>
          </table:table-cell>
          <table:table-cell office:value-type="string">
            <text:p>43.27844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15-0114</text:p>
          </table:table-cell>
          <table:table-cell office:value-type="string">
            <text:p>10:11:37.499</text:p>
          </table:table-cell>
          <table:table-cell office:value-type="string">
            <text:p>43.279041 s</text:p>
          </table:table-cell>
          <table:table-cell office:value-type="string">
            <text:p>60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16">
            <text:p>116</text:p>
          </table:table-cell>
          <table:table-cell office:value-type="string">
            <text:p>10:11:37.499</text:p>
          </table:table-cell>
          <table:table-cell office:value-type="string">
            <text:p>43.27919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17-0116</text:p>
          </table:table-cell>
          <table:table-cell office:value-type="string">
            <text:p>10:11:37.499</text:p>
          </table:table-cell>
          <table:table-cell office:value-type="string">
            <text:p>43.280294 s</text:p>
          </table:table-cell>
          <table:table-cell office:value-type="string">
            <text:p>1.098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37 34 34 33 30 37 00 00 00 00 00 00 00 00 00 00 00 00 00 00 00 00 00 00 00 00 00 00 00 00 00 00 00 00 00 00 00 00 00 00 00 00 00 00 00 00 00 00 00 00 00 00 00 00 00 00 00 00 00 00 00 00 00 00 E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18">
            <text:p>118</text:p>
          </table:table-cell>
          <table:table-cell office:value-type="string">
            <text:p>10:11:37.499</text:p>
          </table:table-cell>
          <table:table-cell office:value-type="string">
            <text:p>43.28199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74 9F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19-0118</text:p>
          </table:table-cell>
          <table:table-cell office:value-type="string">
            <text:p>10:11:37.499</text:p>
          </table:table-cell>
          <table:table-cell office:value-type="string">
            <text:p>43.282059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0">
            <text:p>120</text:p>
          </table:table-cell>
          <table:table-cell office:value-type="string">
            <text:p>10:11:37.608</text:p>
          </table:table-cell>
          <table:table-cell office:value-type="string">
            <text:p>43.38712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21-0120</text:p>
          </table:table-cell>
          <table:table-cell office:value-type="string">
            <text:p>10:11:37.608</text:p>
          </table:table-cell>
          <table:table-cell office:value-type="string">
            <text:p>43.387251 s</text:p>
          </table:table-cell>
          <table:table-cell office:value-type="string">
            <text:p>13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37 34 34 33 30 37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2">
            <text:p>122</text:p>
          </table:table-cell>
          <table:table-cell office:value-type="string">
            <text:p>10:11:37.639</text:p>
          </table:table-cell>
          <table:table-cell office:value-type="string">
            <text:p>43.41837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23-0122</text:p>
          </table:table-cell>
          <table:table-cell office:value-type="string">
            <text:p>10:11:37.639</text:p>
          </table:table-cell>
          <table:table-cell office:value-type="string">
            <text:p>43.418447 s</text:p>
          </table:table-cell>
          <table:table-cell office:value-type="string">
            <text:p>7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4">
            <text:p>124</text:p>
          </table:table-cell>
          <table:table-cell office:value-type="string">
            <text:p>10:11:37.751</text:p>
          </table:table-cell>
          <table:table-cell office:value-type="string">
            <text:p>43.52948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25-0124</text:p>
          </table:table-cell>
          <table:table-cell office:value-type="string">
            <text:p>10:11:37.751</text:p>
          </table:table-cell>
          <table:table-cell office:value-type="string">
            <text:p>43.529602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37 34 34 33 30 37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26">
            <text:p>126</text:p>
          </table:table-cell>
          <table:table-cell office:value-type="string">
            <text:p>10:11:37.751</text:p>
          </table:table-cell>
          <table:table-cell office:value-type="string">
            <text:p>43.52997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27-0126</text:p>
          </table:table-cell>
          <table:table-cell office:value-type="string">
            <text:p>10:11:37.751</text:p>
          </table:table-cell>
          <table:table-cell office:value-type="string">
            <text:p>43.530638 s</text:p>
          </table:table-cell>
          <table:table-cell office:value-type="string">
            <text:p>66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28">
            <text:p>128</text:p>
          </table:table-cell>
          <table:table-cell office:value-type="string">
            <text:p>10:11:37.751</text:p>
          </table:table-cell>
          <table:table-cell office:value-type="string">
            <text:p>43.53080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29-0128</text:p>
          </table:table-cell>
          <table:table-cell office:value-type="string">
            <text:p>10:11:37.751</text:p>
          </table:table-cell>
          <table:table-cell office:value-type="string">
            <text:p>43.531841 s</text:p>
          </table:table-cell>
          <table:table-cell office:value-type="string">
            <text:p>1.034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56 45 52 20 33 2E 31 45 31 2E 31 20 0B 0B 00 00 00 00 00 00 00 00 00 00 00 00 00 00 00 00 00 00 00 00 00 00 00 00 00 00 00 00 00 00 00 00 00 00 00 00 00 00 00 00 00 00 00 00 00 00 00 00 00 00 1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0">
            <text:p>130</text:p>
          </table:table-cell>
          <table:table-cell office:value-type="string">
            <text:p>10:11:37.766</text:p>
          </table:table-cell>
          <table:table-cell office:value-type="string">
            <text:p>43.56006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9D BA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31-0130</text:p>
          </table:table-cell>
          <table:table-cell office:value-type="string">
            <text:p>10:11:37.766</text:p>
          </table:table-cell>
          <table:table-cell office:value-type="string">
            <text:p>43.560154 s</text:p>
          </table:table-cell>
          <table:table-cell office:value-type="string">
            <text:p>90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2">
            <text:p>132</text:p>
          </table:table-cell>
          <table:table-cell office:value-type="string">
            <text:p>10:11:37.875</text:p>
          </table:table-cell>
          <table:table-cell office:value-type="string">
            <text:p>43.6542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D08699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33-0132</text:p>
          </table:table-cell>
          <table:table-cell office:value-type="string">
            <text:p>10:11:37.875</text:p>
          </table:table-cell>
          <table:table-cell office:value-type="string">
            <text:p>43.654375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D08699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56 45 52 20 33 2E 31 45 31 2E 31 20 0B 0B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4">
            <text:p>134</text:p>
          </table:table-cell>
          <table:table-cell office:value-type="string">
            <text:p>10:11:37.907</text:p>
          </table:table-cell>
          <table:table-cell office:value-type="string">
            <text:p>43.68557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35-0134</text:p>
          </table:table-cell>
          <table:table-cell office:value-type="string">
            <text:p>10:11:37.907</text:p>
          </table:table-cell>
          <table:table-cell office:value-type="string">
            <text:p>43.685649 s</text:p>
          </table:table-cell>
          <table:table-cell office:value-type="string">
            <text:p>7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36">
            <text:p>136</text:p>
          </table:table-cell>
          <table:table-cell office:value-type="string">
            <text:p>10:11:38.018</text:p>
          </table:table-cell>
          <table:table-cell office:value-type="string">
            <text:p>43.79668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37-0136</text:p>
          </table:table-cell>
          <table:table-cell office:value-type="string">
            <text:p>10:11:38.018</text:p>
          </table:table-cell>
          <table:table-cell office:value-type="string">
            <text:p>43.796801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56 45 52 20 33 2E 31 45 31 2E 31 20 0B 0B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38">
            <text:p>138</text:p>
          </table:table-cell>
          <table:table-cell office:value-type="string">
            <text:p>10:11:38.049</text:p>
          </table:table-cell>
          <table:table-cell office:value-type="string">
            <text:p>43.82789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39-0138</text:p>
          </table:table-cell>
          <table:table-cell office:value-type="string">
            <text:p>10:11:38.049</text:p>
          </table:table-cell>
          <table:table-cell office:value-type="string">
            <text:p>43.827956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40">
            <text:p>140</text:p>
          </table:table-cell>
          <table:table-cell office:value-type="string">
            <text:p>10:11:38.160</text:p>
          </table:table-cell>
          <table:table-cell office:value-type="string">
            <text:p>43.93908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41-0140</text:p>
          </table:table-cell>
          <table:table-cell office:value-type="string">
            <text:p>10:11:38.160</text:p>
          </table:table-cell>
          <table:table-cell office:value-type="string">
            <text:p>43.939199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56 45 52 20 33 2E 31 45 31 2E 31 20 0B 0B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42">
            <text:p>142</text:p>
          </table:table-cell>
          <table:table-cell office:value-type="string">
            <text:p>10:11:38.160</text:p>
          </table:table-cell>
          <table:table-cell office:value-type="string">
            <text:p>43.93956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43-0142</text:p>
          </table:table-cell>
          <table:table-cell office:value-type="string">
            <text:p>10:11:38.160</text:p>
          </table:table-cell>
          <table:table-cell office:value-type="string">
            <text:p>43.940228 s</text:p>
          </table:table-cell>
          <table:table-cell office:value-type="string">
            <text:p>658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44">
            <text:p>144</text:p>
          </table:table-cell>
          <table:table-cell office:value-type="string">
            <text:p>10:11:38.160</text:p>
          </table:table-cell>
          <table:table-cell office:value-type="string">
            <text:p>43.94039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45-0144</text:p>
          </table:table-cell>
          <table:table-cell office:value-type="string">
            <text:p>10:11:38.160</text:p>
          </table:table-cell>
          <table:table-cell office:value-type="string">
            <text:p>43.941406 s</text:p>
          </table:table-cell>
          <table:table-cell office:value-type="string">
            <text:p>1.009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0 00 00 30 00 00 00 00 00 00 00 00 00 00 00 00 00 00 00 00 00 00 00 00 00 00 00 00 00 00 00 00 00 00 00 00 00 00 00 00 00 00 00 00 00 00 00 00 00 00 00 00 00 00 00 00 00 00 00 00 00 00 00 00 8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46">
            <text:p>146</text:p>
          </table:table-cell>
          <table:table-cell office:value-type="string">
            <text:p>10:11:38.160</text:p>
          </table:table-cell>
          <table:table-cell office:value-type="string">
            <text:p>43.94307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CD 4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47-0146</text:p>
          </table:table-cell>
          <table:table-cell office:value-type="string">
            <text:p>10:11:38.160</text:p>
          </table:table-cell>
          <table:table-cell office:value-type="string">
            <text:p>43.943140 s</text:p>
          </table:table-cell>
          <table:table-cell office:value-type="string">
            <text:p>71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48">
            <text:p>148</text:p>
          </table:table-cell>
          <table:table-cell office:value-type="string">
            <text:p>10:11:38.269</text:p>
          </table:table-cell>
          <table:table-cell office:value-type="string">
            <text:p>44.0482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49-0148</text:p>
          </table:table-cell>
          <table:table-cell office:value-type="string">
            <text:p>10:11:38.269</text:p>
          </table:table-cell>
          <table:table-cell office:value-type="string">
            <text:p>44.048411 s</text:p>
          </table:table-cell>
          <table:table-cell office:value-type="string">
            <text:p>11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0 00 00 3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50">
            <text:p>150</text:p>
          </table:table-cell>
          <table:table-cell office:value-type="string">
            <text:p>10:11:38.301</text:p>
          </table:table-cell>
          <table:table-cell office:value-type="string">
            <text:p>44.07948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51-0150</text:p>
          </table:table-cell>
          <table:table-cell office:value-type="string">
            <text:p>10:11:38.301</text:p>
          </table:table-cell>
          <table:table-cell office:value-type="string">
            <text:p>44.079549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52">
            <text:p>152</text:p>
          </table:table-cell>
          <table:table-cell office:value-type="string">
            <text:p>10:11:38.412</text:p>
          </table:table-cell>
          <table:table-cell office:value-type="string">
            <text:p>44.19075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53-0152</text:p>
          </table:table-cell>
          <table:table-cell office:value-type="string">
            <text:p>10:11:38.412</text:p>
          </table:table-cell>
          <table:table-cell office:value-type="string">
            <text:p>44.190955 s</text:p>
          </table:table-cell>
          <table:table-cell office:value-type="string">
            <text:p>20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0 00 00 3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54">
            <text:p>154</text:p>
          </table:table-cell>
          <table:table-cell office:value-type="string">
            <text:p>10:11:38.412</text:p>
          </table:table-cell>
          <table:table-cell office:value-type="string">
            <text:p>44.19134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55-0154</text:p>
          </table:table-cell>
          <table:table-cell office:value-type="string">
            <text:p>10:11:38.412</text:p>
          </table:table-cell>
          <table:table-cell office:value-type="string">
            <text:p>44.191971 s</text:p>
          </table:table-cell>
          <table:table-cell office:value-type="string">
            <text:p>62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56">
            <text:p>156</text:p>
          </table:table-cell>
          <table:table-cell office:value-type="string">
            <text:p>10:11:38.412</text:p>
          </table:table-cell>
          <table:table-cell office:value-type="string">
            <text:p>44.19213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57-0156</text:p>
          </table:table-cell>
          <table:table-cell office:value-type="string">
            <text:p>10:11:38.412</text:p>
          </table:table-cell>
          <table:table-cell office:value-type="string">
            <text:p>44.193219 s</text:p>
          </table:table-cell>
          <table:table-cell office:value-type="string">
            <text:p>1.085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0 00 00 05 00 06 00 06 00 20 00 20 00 00 00 00 00 00 00 00 00 00 00 00 00 00 00 00 00 00 00 00 00 00 00 00 00 00 00 00 00 00 00 00 00 00 00 00 00 00 00 00 00 00 00 00 00 00 00 00 00 00 00 00 77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58">
            <text:p>158</text:p>
          </table:table-cell>
          <table:table-cell office:value-type="string">
            <text:p>10:11:38.412</text:p>
          </table:table-cell>
          <table:table-cell office:value-type="string">
            <text:p>44.19668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C0 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59-0158</text:p>
          </table:table-cell>
          <table:table-cell office:value-type="string">
            <text:p>10:11:38.412</text:p>
          </table:table-cell>
          <table:table-cell office:value-type="string">
            <text:p>44.196755 s</text:p>
          </table:table-cell>
          <table:table-cell office:value-type="string">
            <text:p>72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60">
            <text:p>160</text:p>
          </table:table-cell>
          <table:table-cell office:value-type="string">
            <text:p>10:11:38.521</text:p>
          </table:table-cell>
          <table:table-cell office:value-type="string">
            <text:p>44.29990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61-0160</text:p>
          </table:table-cell>
          <table:table-cell office:value-type="string">
            <text:p>10:11:38.521</text:p>
          </table:table-cell>
          <table:table-cell office:value-type="string">
            <text:p>44.300017 s</text:p>
          </table:table-cell>
          <table:table-cell office:value-type="string">
            <text:p>11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0 00 00 05 00 06 00 06 00 20 00 2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62">
            <text:p>162</text:p>
          </table:table-cell>
          <table:table-cell office:value-type="string">
            <text:p>10:11:38.552</text:p>
          </table:table-cell>
          <table:table-cell office:value-type="string">
            <text:p>44.33113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63-0162</text:p>
          </table:table-cell>
          <table:table-cell office:value-type="string">
            <text:p>10:11:38.552</text:p>
          </table:table-cell>
          <table:table-cell office:value-type="string">
            <text:p>44.331229 s</text:p>
          </table:table-cell>
          <table:table-cell office:value-type="string">
            <text:p>94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64">
            <text:p>164</text:p>
          </table:table-cell>
          <table:table-cell office:value-type="string">
            <text:p>10:11:38.663</text:p>
          </table:table-cell>
          <table:table-cell office:value-type="string">
            <text:p>44.44231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65-0164</text:p>
          </table:table-cell>
          <table:table-cell office:value-type="string">
            <text:p>10:11:38.663</text:p>
          </table:table-cell>
          <table:table-cell office:value-type="string">
            <text:p>44.442436 s</text:p>
          </table:table-cell>
          <table:table-cell office:value-type="string">
            <text:p>12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0 00 00 05 00 06 00 06 00 20 00 2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66">
            <text:p>166</text:p>
          </table:table-cell>
          <table:table-cell office:value-type="string">
            <text:p>10:11:38.695</text:p>
          </table:table-cell>
          <table:table-cell office:value-type="string">
            <text:p>44.47351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67-0166</text:p>
          </table:table-cell>
          <table:table-cell office:value-type="string">
            <text:p>10:11:38.695</text:p>
          </table:table-cell>
          <table:table-cell office:value-type="string">
            <text:p>44.473577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68">
            <text:p>168</text:p>
          </table:table-cell>
          <table:table-cell office:value-type="string">
            <text:p>10:11:38.806</text:p>
          </table:table-cell>
          <table:table-cell office:value-type="string">
            <text:p>44.5847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69-0168</text:p>
          </table:table-cell>
          <table:table-cell office:value-type="string">
            <text:p>10:11:38.806</text:p>
          </table:table-cell>
          <table:table-cell office:value-type="string">
            <text:p>44.584845 s</text:p>
          </table:table-cell>
          <table:table-cell office:value-type="string">
            <text:p>13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0 00 00 05 00 06 00 06 00 20 00 2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70">
            <text:p>170</text:p>
          </table:table-cell>
          <table:table-cell office:value-type="string">
            <text:p>10:11:38.806</text:p>
          </table:table-cell>
          <table:table-cell office:value-type="string">
            <text:p>44.58519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71-0170</text:p>
          </table:table-cell>
          <table:table-cell office:value-type="string">
            <text:p>10:11:38.806</text:p>
          </table:table-cell>
          <table:table-cell office:value-type="string">
            <text:p>44.585820 s</text:p>
          </table:table-cell>
          <table:table-cell office:value-type="string">
            <text:p>62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72">
            <text:p>172</text:p>
          </table:table-cell>
          <table:table-cell office:value-type="string">
            <text:p>10:11:38.806</text:p>
          </table:table-cell>
          <table:table-cell office:value-type="string">
            <text:p>44.58592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73-0172</text:p>
          </table:table-cell>
          <table:table-cell office:value-type="string">
            <text:p>10:11:38.806</text:p>
          </table:table-cell>
          <table:table-cell office:value-type="string">
            <text:p>44.587083 s</text:p>
          </table:table-cell>
          <table:table-cell office:value-type="string">
            <text:p>1.162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0 01 01 01 01 00 32 00 50 01 00 00 01 00 01 64 01 0F 00 14 00 32 00 00 00 00 00 00 00 00 00 00 00 00 00 00 00 00 00 00 00 00 00 00 00 00 00 00 00 00 00 00 00 00 00 00 00 00 00 00 00 00 00 00 E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74">
            <text:p>174</text:p>
          </table:table-cell>
          <table:table-cell office:value-type="string">
            <text:p>10:11:38.806</text:p>
          </table:table-cell>
          <table:table-cell office:value-type="string">
            <text:p>44.59339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79 DC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75-0174</text:p>
          </table:table-cell>
          <table:table-cell office:value-type="string">
            <text:p>10:11:38.806</text:p>
          </table:table-cell>
          <table:table-cell office:value-type="string">
            <text:p>44.593454 s</text:p>
          </table:table-cell>
          <table:table-cell office:value-type="string">
            <text:p>64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76">
            <text:p>176</text:p>
          </table:table-cell>
          <table:table-cell office:value-type="string">
            <text:p>10:11:38.915</text:p>
          </table:table-cell>
          <table:table-cell office:value-type="string">
            <text:p>44.69390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77-0176</text:p>
          </table:table-cell>
          <table:table-cell office:value-type="string">
            <text:p>10:11:38.915</text:p>
          </table:table-cell>
          <table:table-cell office:value-type="string">
            <text:p>44.694031 s</text:p>
          </table:table-cell>
          <table:table-cell office:value-type="string">
            <text:p>12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0 01 01 01 01 00 32 00 50 01 00 00 01 00 01 64 01 0F 00 14 00 32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78">
            <text:p>178</text:p>
          </table:table-cell>
          <table:table-cell office:value-type="string">
            <text:p>10:11:38.946</text:p>
          </table:table-cell>
          <table:table-cell office:value-type="string">
            <text:p>44.72508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79-0178</text:p>
          </table:table-cell>
          <table:table-cell office:value-type="string">
            <text:p>10:11:38.946</text:p>
          </table:table-cell>
          <table:table-cell office:value-type="string">
            <text:p>44.725157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80">
            <text:p>180</text:p>
          </table:table-cell>
          <table:table-cell office:value-type="string">
            <text:p>10:11:39.057</text:p>
          </table:table-cell>
          <table:table-cell office:value-type="string">
            <text:p>44.83626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81-0180</text:p>
          </table:table-cell>
          <table:table-cell office:value-type="string">
            <text:p>10:11:39.057</text:p>
          </table:table-cell>
          <table:table-cell office:value-type="string">
            <text:p>44.836356 s</text:p>
          </table:table-cell>
          <table:table-cell office:value-type="string">
            <text:p>9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0 01 01 01 01 00 32 00 50 01 00 00 01 00 01 64 01 0F 00 14 00 32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82">
            <text:p>182</text:p>
          </table:table-cell>
          <table:table-cell office:value-type="string">
            <text:p>10:11:39.089</text:p>
          </table:table-cell>
          <table:table-cell office:value-type="string">
            <text:p>44.86748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83-0182</text:p>
          </table:table-cell>
          <table:table-cell office:value-type="string">
            <text:p>10:11:39.089</text:p>
          </table:table-cell>
          <table:table-cell office:value-type="string">
            <text:p>44.867549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84">
            <text:p>184</text:p>
          </table:table-cell>
          <table:table-cell office:value-type="string">
            <text:p>10:11:39.200</text:p>
          </table:table-cell>
          <table:table-cell office:value-type="string">
            <text:p>44.97867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85-0184</text:p>
          </table:table-cell>
          <table:table-cell office:value-type="string">
            <text:p>10:11:39.200</text:p>
          </table:table-cell>
          <table:table-cell office:value-type="string">
            <text:p>44.978789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0 01 01 01 01 00 32 00 50 01 00 00 01 00 01 64 01 0F 00 14 00 32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86">
            <text:p>186</text:p>
          </table:table-cell>
          <table:table-cell office:value-type="string">
            <text:p>10:11:39.200</text:p>
          </table:table-cell>
          <table:table-cell office:value-type="string">
            <text:p>44.9791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87-0186</text:p>
          </table:table-cell>
          <table:table-cell office:value-type="string">
            <text:p>10:11:39.200</text:p>
          </table:table-cell>
          <table:table-cell office:value-type="string">
            <text:p>44.979798 s</text:p>
          </table:table-cell>
          <table:table-cell office:value-type="string">
            <text:p>65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88">
            <text:p>188</text:p>
          </table:table-cell>
          <table:table-cell office:value-type="string">
            <text:p>10:11:39.200</text:p>
          </table:table-cell>
          <table:table-cell office:value-type="string">
            <text:p>44.9799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89-0188</text:p>
          </table:table-cell>
          <table:table-cell office:value-type="string">
            <text:p>10:11:39.200</text:p>
          </table:table-cell>
          <table:table-cell office:value-type="string">
            <text:p>44.981030 s</text:p>
          </table:table-cell>
          <table:table-cell office:value-type="string">
            <text:p>1.070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0 00 00 82 00 00 06 7A 00 00 00 00 00 00 00 00 00 00 00 00 00 00 00 00 00 00 00 00 00 00 00 00 00 00 00 00 00 00 00 00 00 00 00 00 00 00 00 00 00 00 00 00 00 00 00 00 00 00 00 00 00 00 00 00 4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90">
            <text:p>190</text:p>
          </table:table-cell>
          <table:table-cell office:value-type="string">
            <text:p>10:11:39.200</text:p>
          </table:table-cell>
          <table:table-cell office:value-type="string">
            <text:p>44.9836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2 00 92 B6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91-0190</text:p>
          </table:table-cell>
          <table:table-cell office:value-type="string">
            <text:p>10:11:39.200</text:p>
          </table:table-cell>
          <table:table-cell office:value-type="string">
            <text:p>44.983704 s</text:p>
          </table:table-cell>
          <table:table-cell office:value-type="string">
            <text:p>44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92">
            <text:p>192</text:p>
          </table:table-cell>
          <table:table-cell office:value-type="string">
            <text:p>10:11:39.309</text:p>
          </table:table-cell>
          <table:table-cell office:value-type="string">
            <text:p>45.08788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93-0192</text:p>
          </table:table-cell>
          <table:table-cell office:value-type="string">
            <text:p>10:11:39.309</text:p>
          </table:table-cell>
          <table:table-cell office:value-type="string">
            <text:p>45.088014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0 00 00 82 00 00 06 7A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94">
            <text:p>194</text:p>
          </table:table-cell>
          <table:table-cell office:value-type="string">
            <text:p>10:11:39.357</text:p>
          </table:table-cell>
          <table:table-cell office:value-type="string">
            <text:p>45.13607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95-0194</text:p>
          </table:table-cell>
          <table:table-cell office:value-type="string">
            <text:p>10:11:39.357</text:p>
          </table:table-cell>
          <table:table-cell office:value-type="string">
            <text:p>45.136137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96">
            <text:p>196</text:p>
          </table:table-cell>
          <table:table-cell office:value-type="string">
            <text:p>10:11:39.468</text:p>
          </table:table-cell>
          <table:table-cell office:value-type="string">
            <text:p>45.24733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197-0196</text:p>
          </table:table-cell>
          <table:table-cell office:value-type="string">
            <text:p>10:11:39.468</text:p>
          </table:table-cell>
          <table:table-cell office:value-type="string">
            <text:p>45.247469 s</text:p>
          </table:table-cell>
          <table:table-cell office:value-type="string">
            <text:p>13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0 00 00 82 00 00 06 7A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98">
            <text:p>198</text:p>
          </table:table-cell>
          <table:table-cell office:value-type="string">
            <text:p>10:11:39.468</text:p>
          </table:table-cell>
          <table:table-cell office:value-type="string">
            <text:p>45.24785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199-0198</text:p>
          </table:table-cell>
          <table:table-cell office:value-type="string">
            <text:p>10:11:39.468</text:p>
          </table:table-cell>
          <table:table-cell office:value-type="string">
            <text:p>45.248503 s</text:p>
          </table:table-cell>
          <table:table-cell office:value-type="string">
            <text:p>65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00">
            <text:p>200</text:p>
          </table:table-cell>
          <table:table-cell office:value-type="string">
            <text:p>10:11:39.468</text:p>
          </table:table-cell>
          <table:table-cell office:value-type="string">
            <text:p>45.24866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01-0200</text:p>
          </table:table-cell>
          <table:table-cell office:value-type="string">
            <text:p>10:11:39.484</text:p>
          </table:table-cell>
          <table:table-cell office:value-type="string">
            <text:p>45.266361 s</text:p>
          </table:table-cell>
          <table:table-cell office:value-type="string">
            <text:p>17.696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C 00 40 A7 01 74 43 07 E1 09 00 00 0C 00 06 0D 00 0C 17 00 12 19 00 19 0A 00 1E 13 00 24 06 00 28 16 00 2C 0E 00 2F 00 00 00 00 00 00 00 00 00 00 00 00 00 00 00 00 00 00 00 00 00 00 00 00 00 00 00 00 00 00 00 00 00 00 4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02">
            <text:p>202</text:p>
          </table:table-cell>
          <table:table-cell office:value-type="string">
            <text:p>10:11:39.532</text:p>
          </table:table-cell>
          <table:table-cell office:value-type="string">
            <text:p>45.31109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03-0202</text:p>
          </table:table-cell>
          <table:table-cell office:value-type="string">
            <text:p>10:11:39.532</text:p>
          </table:table-cell>
          <table:table-cell office:value-type="string">
            <text:p>45.311169 s</text:p>
          </table:table-cell>
          <table:table-cell office:value-type="string">
            <text:p>7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04">
            <text:p>204</text:p>
          </table:table-cell>
          <table:table-cell office:value-type="string">
            <text:p>10:11:39.643</text:p>
          </table:table-cell>
          <table:table-cell office:value-type="string">
            <text:p>45.42227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05-0204</text:p>
          </table:table-cell>
          <table:table-cell office:value-type="string">
            <text:p>10:11:39.643</text:p>
          </table:table-cell>
          <table:table-cell office:value-type="string">
            <text:p>45.422370 s</text:p>
          </table:table-cell>
          <table:table-cell office:value-type="string">
            <text:p>9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E1 09 00 00 0C 00 06 0D 00 0C 17 00 12 19 00 19 0A 00 1E 13 00 24 06 00 28 16 00 2C 0E 00 2F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06">
            <text:p>206</text:p>
          </table:table-cell>
          <table:table-cell office:value-type="string">
            <text:p>10:11:39.643</text:p>
          </table:table-cell>
          <table:table-cell office:value-type="string">
            <text:p>45.42271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07-0206</text:p>
          </table:table-cell>
          <table:table-cell office:value-type="string">
            <text:p>10:11:39.643</text:p>
          </table:table-cell>
          <table:table-cell office:value-type="string">
            <text:p>45.423368 s</text:p>
          </table:table-cell>
          <table:table-cell office:value-type="string">
            <text:p>65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08">
            <text:p>208</text:p>
          </table:table-cell>
          <table:table-cell office:value-type="string">
            <text:p>10:11:39.643</text:p>
          </table:table-cell>
          <table:table-cell office:value-type="string">
            <text:p>45.42347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09-0208</text:p>
          </table:table-cell>
          <table:table-cell office:value-type="string">
            <text:p>10:11:39.643</text:p>
          </table:table-cell>
          <table:table-cell office:value-type="string">
            <text:p>45.425360 s</text:p>
          </table:table-cell>
          <table:table-cell office:value-type="string">
            <text:p>1.884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C 00 40 A7 01 74 43 07 E1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10">
            <text:p>210</text:p>
          </table:table-cell>
          <table:table-cell office:value-type="string">
            <text:p>10:11:39.692</text:p>
          </table:table-cell>
          <table:table-cell office:value-type="string">
            <text:p>45.47049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11-0210</text:p>
          </table:table-cell>
          <table:table-cell office:value-type="string">
            <text:p>10:11:39.692</text:p>
          </table:table-cell>
          <table:table-cell office:value-type="string">
            <text:p>45.470574 s</text:p>
          </table:table-cell>
          <table:table-cell office:value-type="string">
            <text:p>8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12">
            <text:p>212</text:p>
          </table:table-cell>
          <table:table-cell office:value-type="string">
            <text:p>10:11:39.803</text:p>
          </table:table-cell>
          <table:table-cell office:value-type="string">
            <text:p>45.58173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13-0212</text:p>
          </table:table-cell>
          <table:table-cell office:value-type="string">
            <text:p>10:11:39.803</text:p>
          </table:table-cell>
          <table:table-cell office:value-type="string">
            <text:p>45.581885 s</text:p>
          </table:table-cell>
          <table:table-cell office:value-type="string">
            <text:p>15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E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14">
            <text:p>214</text:p>
          </table:table-cell>
          <table:table-cell office:value-type="string">
            <text:p>10:11:39.803</text:p>
          </table:table-cell>
          <table:table-cell office:value-type="string">
            <text:p>45.58220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15-0214</text:p>
          </table:table-cell>
          <table:table-cell office:value-type="string">
            <text:p>10:11:39.803</text:p>
          </table:table-cell>
          <table:table-cell office:value-type="string">
            <text:p>45.582948 s</text:p>
          </table:table-cell>
          <table:table-cell office:value-type="string">
            <text:p>74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16">
            <text:p>216</text:p>
          </table:table-cell>
          <table:table-cell office:value-type="string">
            <text:p>10:11:39.803</text:p>
          </table:table-cell>
          <table:table-cell office:value-type="string">
            <text:p>45.58311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17-0216</text:p>
          </table:table-cell>
          <table:table-cell office:value-type="string">
            <text:p>10:11:39.803</text:p>
          </table:table-cell>
          <table:table-cell office:value-type="string">
            <text:p>45.584104 s</text:p>
          </table:table-cell>
          <table:table-cell office:value-type="string">
            <text:p>987 u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C 80 40 A7 01 74 43 07 62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18">
            <text:p>218</text:p>
          </table:table-cell>
          <table:table-cell office:value-type="string">
            <text:p>10:11:39.803</text:p>
          </table:table-cell>
          <table:table-cell office:value-type="string">
            <text:p>45.58901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2 00 93 2D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19-0218</text:p>
          </table:table-cell>
          <table:table-cell office:value-type="string">
            <text:p>10:11:39.803</text:p>
          </table:table-cell>
          <table:table-cell office:value-type="string">
            <text:p>45.589073 s</text:p>
          </table:table-cell>
          <table:table-cell office:value-type="string">
            <text:p>62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20">
            <text:p>220</text:p>
          </table:table-cell>
          <table:table-cell office:value-type="string">
            <text:p>10:11:39.912</text:p>
          </table:table-cell>
          <table:table-cell office:value-type="string">
            <text:p>45.69084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21-0220</text:p>
          </table:table-cell>
          <table:table-cell office:value-type="string">
            <text:p>10:11:39.912</text:p>
          </table:table-cell>
          <table:table-cell office:value-type="string">
            <text:p>45.690966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62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22">
            <text:p>222</text:p>
          </table:table-cell>
          <table:table-cell office:value-type="string">
            <text:p>10:11:39.960</text:p>
          </table:table-cell>
          <table:table-cell office:value-type="string">
            <text:p>45.73910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23-0222</text:p>
          </table:table-cell>
          <table:table-cell office:value-type="string">
            <text:p>10:11:39.960</text:p>
          </table:table-cell>
          <table:table-cell office:value-type="string">
            <text:p>45.739181 s</text:p>
          </table:table-cell>
          <table:table-cell office:value-type="string">
            <text:p>7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24">
            <text:p>224</text:p>
          </table:table-cell>
          <table:table-cell office:value-type="string">
            <text:p>10:11:40.071</text:p>
          </table:table-cell>
          <table:table-cell office:value-type="string">
            <text:p>45.85026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25-0224</text:p>
          </table:table-cell>
          <table:table-cell office:value-type="string">
            <text:p>10:11:40.071</text:p>
          </table:table-cell>
          <table:table-cell office:value-type="string">
            <text:p>45.850382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62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26">
            <text:p>226</text:p>
          </table:table-cell>
          <table:table-cell office:value-type="string">
            <text:p>10:11:40.071</text:p>
          </table:table-cell>
          <table:table-cell office:value-type="string">
            <text:p>45.8507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27-0226</text:p>
          </table:table-cell>
          <table:table-cell office:value-type="string">
            <text:p>10:11:40.071</text:p>
          </table:table-cell>
          <table:table-cell office:value-type="string">
            <text:p>45.851397 s</text:p>
          </table:table-cell>
          <table:table-cell office:value-type="string">
            <text:p>68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28">
            <text:p>228</text:p>
          </table:table-cell>
          <table:table-cell office:value-type="string">
            <text:p>10:11:40.071</text:p>
          </table:table-cell>
          <table:table-cell office:value-type="string">
            <text:p>45.85155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29-0228</text:p>
          </table:table-cell>
          <table:table-cell office:value-type="string">
            <text:p>10:11:40.087</text:p>
          </table:table-cell>
          <table:table-cell office:value-type="string">
            <text:p>45.871581 s</text:p>
          </table:table-cell>
          <table:table-cell office:value-type="string">
            <text:p>20.021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C 00 40 A7 01 74 43 07 E1 06 00 00 0A 00 02 07 00 08 0A 00 0E 0C 00 16 0A 00 1B 0D 00 22 0F 00 29 08 00 2F 00 00 00 00 00 00 00 00 00 00 00 00 00 00 00 00 00 00 00 00 00 00 00 00 00 00 00 00 00 00 00 00 00 00 00 00 00 3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30">
            <text:p>230</text:p>
          </table:table-cell>
          <table:table-cell office:value-type="string">
            <text:p>10:11:40.135</text:p>
          </table:table-cell>
          <table:table-cell office:value-type="string">
            <text:p>45.91407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31-0230</text:p>
          </table:table-cell>
          <table:table-cell office:value-type="string">
            <text:p>10:11:40.135</text:p>
          </table:table-cell>
          <table:table-cell office:value-type="string">
            <text:p>45.914136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32">
            <text:p>232</text:p>
          </table:table-cell>
          <table:table-cell office:value-type="string">
            <text:p>10:11:40.246</text:p>
          </table:table-cell>
          <table:table-cell office:value-type="string">
            <text:p>46.02526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33-0232</text:p>
          </table:table-cell>
          <table:table-cell office:value-type="string">
            <text:p>10:11:40.246</text:p>
          </table:table-cell>
          <table:table-cell office:value-type="string">
            <text:p>46.025375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E1 06 00 00 0A 00 02 07 00 08 0A 00 0E 0C 00 16 0A 00 1B 0D 00 22 0F 00 29 08 00 2F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34">
            <text:p>234</text:p>
          </table:table-cell>
          <table:table-cell office:value-type="string">
            <text:p>10:11:40.246</text:p>
          </table:table-cell>
          <table:table-cell office:value-type="string">
            <text:p>46.02572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35-0234</text:p>
          </table:table-cell>
          <table:table-cell office:value-type="string">
            <text:p>10:11:40.246</text:p>
          </table:table-cell>
          <table:table-cell office:value-type="string">
            <text:p>46.026394 s</text:p>
          </table:table-cell>
          <table:table-cell office:value-type="string">
            <text:p>66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36">
            <text:p>236</text:p>
          </table:table-cell>
          <table:table-cell office:value-type="string">
            <text:p>10:11:40.246</text:p>
          </table:table-cell>
          <table:table-cell office:value-type="string">
            <text:p>46.02655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37-0236</text:p>
          </table:table-cell>
          <table:table-cell office:value-type="string">
            <text:p>10:11:40.246</text:p>
          </table:table-cell>
          <table:table-cell office:value-type="string">
            <text:p>46.030611 s</text:p>
          </table:table-cell>
          <table:table-cell office:value-type="string">
            <text:p>4.054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C 00 40 A7 01 74 43 07 E1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38">
            <text:p>238</text:p>
          </table:table-cell>
          <table:table-cell office:value-type="string">
            <text:p>10:11:40.295</text:p>
          </table:table-cell>
          <table:table-cell office:value-type="string">
            <text:p>46.07348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39-0238</text:p>
          </table:table-cell>
          <table:table-cell office:value-type="string">
            <text:p>10:11:40.295</text:p>
          </table:table-cell>
          <table:table-cell office:value-type="string">
            <text:p>46.073555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40">
            <text:p>240</text:p>
          </table:table-cell>
          <table:table-cell office:value-type="string">
            <text:p>10:11:40.406</text:p>
          </table:table-cell>
          <table:table-cell office:value-type="string">
            <text:p>46.18482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41-0240</text:p>
          </table:table-cell>
          <table:table-cell office:value-type="string">
            <text:p>10:11:40.406</text:p>
          </table:table-cell>
          <table:table-cell office:value-type="string">
            <text:p>46.184951 s</text:p>
          </table:table-cell>
          <table:table-cell office:value-type="string">
            <text:p>12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E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42">
            <text:p>242</text:p>
          </table:table-cell>
          <table:table-cell office:value-type="string">
            <text:p>10:11:40.406</text:p>
          </table:table-cell>
          <table:table-cell office:value-type="string">
            <text:p>46.1853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43-0242</text:p>
          </table:table-cell>
          <table:table-cell office:value-type="string">
            <text:p>10:11:40.406</text:p>
          </table:table-cell>
          <table:table-cell office:value-type="string">
            <text:p>46.185951 s</text:p>
          </table:table-cell>
          <table:table-cell office:value-type="string">
            <text:p>55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44">
            <text:p>244</text:p>
          </table:table-cell>
          <table:table-cell office:value-type="string">
            <text:p>10:11:40.406</text:p>
          </table:table-cell>
          <table:table-cell office:value-type="string">
            <text:p>46.18604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45-0244</text:p>
          </table:table-cell>
          <table:table-cell office:value-type="string">
            <text:p>10:11:40.406</text:p>
          </table:table-cell>
          <table:table-cell office:value-type="string">
            <text:p>46.187253 s</text:p>
          </table:table-cell>
          <table:table-cell office:value-type="string">
            <text:p>1.207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C 80 40 A7 01 74 43 07 62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46">
            <text:p>246</text:p>
          </table:table-cell>
          <table:table-cell office:value-type="string">
            <text:p>10:11:40.406</text:p>
          </table:table-cell>
          <table:table-cell office:value-type="string">
            <text:p>46.19125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2 00 94 DA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47-0246</text:p>
          </table:table-cell>
          <table:table-cell office:value-type="string">
            <text:p>10:11:40.406</text:p>
          </table:table-cell>
          <table:table-cell office:value-type="string">
            <text:p>46.191317 s</text:p>
          </table:table-cell>
          <table:table-cell office:value-type="string">
            <text:p>62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48">
            <text:p>248</text:p>
          </table:table-cell>
          <table:table-cell office:value-type="string">
            <text:p>10:11:40.515</text:p>
          </table:table-cell>
          <table:table-cell office:value-type="string">
            <text:p>46.29386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49-0248</text:p>
          </table:table-cell>
          <table:table-cell office:value-type="string">
            <text:p>10:11:40.515</text:p>
          </table:table-cell>
          <table:table-cell office:value-type="string">
            <text:p>46.293994 s</text:p>
          </table:table-cell>
          <table:table-cell office:value-type="string">
            <text:p>12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62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50">
            <text:p>250</text:p>
          </table:table-cell>
          <table:table-cell office:value-type="string">
            <text:p>10:11:40.563</text:p>
          </table:table-cell>
          <table:table-cell office:value-type="string">
            <text:p>46.34203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51-0250</text:p>
          </table:table-cell>
          <table:table-cell office:value-type="string">
            <text:p>10:11:40.563</text:p>
          </table:table-cell>
          <table:table-cell office:value-type="string">
            <text:p>46.342098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52">
            <text:p>252</text:p>
          </table:table-cell>
          <table:table-cell office:value-type="string">
            <text:p>10:11:40.674</text:p>
          </table:table-cell>
          <table:table-cell office:value-type="string">
            <text:p>46.45332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53-0252</text:p>
          </table:table-cell>
          <table:table-cell office:value-type="string">
            <text:p>10:11:40.674</text:p>
          </table:table-cell>
          <table:table-cell office:value-type="string">
            <text:p>46.453449 s</text:p>
          </table:table-cell>
          <table:table-cell office:value-type="string">
            <text:p>12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62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54">
            <text:p>254</text:p>
          </table:table-cell>
          <table:table-cell office:value-type="string">
            <text:p>10:11:40.674</text:p>
          </table:table-cell>
          <table:table-cell office:value-type="string">
            <text:p>46.45383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55-0254</text:p>
          </table:table-cell>
          <table:table-cell office:value-type="string">
            <text:p>10:11:40.674</text:p>
          </table:table-cell>
          <table:table-cell office:value-type="string">
            <text:p>46.454454 s</text:p>
          </table:table-cell>
          <table:table-cell office:value-type="string">
            <text:p>62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56">
            <text:p>256</text:p>
          </table:table-cell>
          <table:table-cell office:value-type="string">
            <text:p>10:11:40.674</text:p>
          </table:table-cell>
          <table:table-cell office:value-type="string">
            <text:p>46.45461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57-0256</text:p>
          </table:table-cell>
          <table:table-cell office:value-type="string">
            <text:p>10:11:40.690</text:p>
          </table:table-cell>
          <table:table-cell office:value-type="string">
            <text:p>46.473868 s</text:p>
          </table:table-cell>
          <table:table-cell office:value-type="string">
            <text:p>19.258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C 00 40 A7 01 74 43 07 E1 05 00 00 07 00 04 0A 00 08 0B 00 0F 0C 00 18 0B 00 25 0E 00 2B 05 00 2F 00 00 00 00 00 00 00 00 00 00 00 00 00 00 00 00 00 00 00 00 00 00 00 00 00 00 00 00 00 00 00 00 00 00 00 00 00 00 00 00 9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58">
            <text:p>258</text:p>
          </table:table-cell>
          <table:table-cell office:value-type="string">
            <text:p>10:11:40.738</text:p>
          </table:table-cell>
          <table:table-cell office:value-type="string">
            <text:p>46.51708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59-0258</text:p>
          </table:table-cell>
          <table:table-cell office:value-type="string">
            <text:p>10:11:40.738</text:p>
          </table:table-cell>
          <table:table-cell office:value-type="string">
            <text:p>46.517157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60">
            <text:p>260</text:p>
          </table:table-cell>
          <table:table-cell office:value-type="string">
            <text:p>10:11:40.849</text:p>
          </table:table-cell>
          <table:table-cell office:value-type="string">
            <text:p>46.6282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61-0260</text:p>
          </table:table-cell>
          <table:table-cell office:value-type="string">
            <text:p>10:11:40.849</text:p>
          </table:table-cell>
          <table:table-cell office:value-type="string">
            <text:p>46.628394 s</text:p>
          </table:table-cell>
          <table:table-cell office:value-type="string">
            <text:p>9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E1 05 00 00 07 00 04 0A 00 08 0B 00 0F 0C 00 18 0B 00 25 0E 00 2B 05 00 2F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62">
            <text:p>262</text:p>
          </table:table-cell>
          <table:table-cell office:value-type="string">
            <text:p>10:11:40.849</text:p>
          </table:table-cell>
          <table:table-cell office:value-type="string">
            <text:p>46.62872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63-0262</text:p>
          </table:table-cell>
          <table:table-cell office:value-type="string">
            <text:p>10:11:40.849</text:p>
          </table:table-cell>
          <table:table-cell office:value-type="string">
            <text:p>46.629415 s</text:p>
          </table:table-cell>
          <table:table-cell office:value-type="string">
            <text:p>69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64">
            <text:p>264</text:p>
          </table:table-cell>
          <table:table-cell office:value-type="string">
            <text:p>10:11:40.849</text:p>
          </table:table-cell>
          <table:table-cell office:value-type="string">
            <text:p>46.62958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65-0264</text:p>
          </table:table-cell>
          <table:table-cell office:value-type="string">
            <text:p>10:11:40.849</text:p>
          </table:table-cell>
          <table:table-cell office:value-type="string">
            <text:p>46.632911 s</text:p>
          </table:table-cell>
          <table:table-cell office:value-type="string">
            <text:p>3.326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C 00 40 A7 01 74 43 07 E1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66">
            <text:p>266</text:p>
          </table:table-cell>
          <table:table-cell office:value-type="string">
            <text:p>10:11:40.898</text:p>
          </table:table-cell>
          <table:table-cell office:value-type="string">
            <text:p>46.67647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67-0266</text:p>
          </table:table-cell>
          <table:table-cell office:value-type="string">
            <text:p>10:11:40.898</text:p>
          </table:table-cell>
          <table:table-cell office:value-type="string">
            <text:p>46.676550 s</text:p>
          </table:table-cell>
          <table:table-cell office:value-type="string">
            <text:p>7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68">
            <text:p>268</text:p>
          </table:table-cell>
          <table:table-cell office:value-type="string">
            <text:p>10:11:41.009</text:p>
          </table:table-cell>
          <table:table-cell office:value-type="string">
            <text:p>46.78776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69-0268</text:p>
          </table:table-cell>
          <table:table-cell office:value-type="string">
            <text:p>10:11:41.009</text:p>
          </table:table-cell>
          <table:table-cell office:value-type="string">
            <text:p>46.787892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E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70">
            <text:p>270</text:p>
          </table:table-cell>
          <table:table-cell office:value-type="string">
            <text:p>10:11:41.009</text:p>
          </table:table-cell>
          <table:table-cell office:value-type="string">
            <text:p>46.78827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71-0270</text:p>
          </table:table-cell>
          <table:table-cell office:value-type="string">
            <text:p>10:11:41.009</text:p>
          </table:table-cell>
          <table:table-cell office:value-type="string">
            <text:p>46.788927 s</text:p>
          </table:table-cell>
          <table:table-cell office:value-type="string">
            <text:p>65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72">
            <text:p>272</text:p>
          </table:table-cell>
          <table:table-cell office:value-type="string">
            <text:p>10:11:41.009</text:p>
          </table:table-cell>
          <table:table-cell office:value-type="string">
            <text:p>46.78908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73-0272</text:p>
          </table:table-cell>
          <table:table-cell office:value-type="string">
            <text:p>10:11:41.009</text:p>
          </table:table-cell>
          <table:table-cell office:value-type="string">
            <text:p>46.790190 s</text:p>
          </table:table-cell>
          <table:table-cell office:value-type="string">
            <text:p>1.108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C 80 40 A7 01 74 43 07 62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74">
            <text:p>274</text:p>
          </table:table-cell>
          <table:table-cell office:value-type="string">
            <text:p>10:11:41.009</text:p>
          </table:table-cell>
          <table:table-cell office:value-type="string">
            <text:p>46.7923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98 E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75-0274</text:p>
          </table:table-cell>
          <table:table-cell office:value-type="string">
            <text:p>10:11:41.009</text:p>
          </table:table-cell>
          <table:table-cell office:value-type="string">
            <text:p>46.792408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76">
            <text:p>276</text:p>
          </table:table-cell>
          <table:table-cell office:value-type="string">
            <text:p>10:11:41.118</text:p>
          </table:table-cell>
          <table:table-cell office:value-type="string">
            <text:p>46.8968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77-0276</text:p>
          </table:table-cell>
          <table:table-cell office:value-type="string">
            <text:p>10:11:41.118</text:p>
          </table:table-cell>
          <table:table-cell office:value-type="string">
            <text:p>46.896956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62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78">
            <text:p>278</text:p>
          </table:table-cell>
          <table:table-cell office:value-type="string">
            <text:p>10:11:41.149</text:p>
          </table:table-cell>
          <table:table-cell office:value-type="string">
            <text:p>46.92802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79-0278</text:p>
          </table:table-cell>
          <table:table-cell office:value-type="string">
            <text:p>10:11:41.149</text:p>
          </table:table-cell>
          <table:table-cell office:value-type="string">
            <text:p>46.928085 s</text:p>
          </table:table-cell>
          <table:table-cell office:value-type="string">
            <text:p>6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80">
            <text:p>280</text:p>
          </table:table-cell>
          <table:table-cell office:value-type="string">
            <text:p>10:11:41.260</text:p>
          </table:table-cell>
          <table:table-cell office:value-type="string">
            <text:p>47.03932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81-0280</text:p>
          </table:table-cell>
          <table:table-cell office:value-type="string">
            <text:p>10:11:41.260</text:p>
          </table:table-cell>
          <table:table-cell office:value-type="string">
            <text:p>47.039447 s</text:p>
          </table:table-cell>
          <table:table-cell office:value-type="string">
            <text:p>11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62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82">
            <text:p>282</text:p>
          </table:table-cell>
          <table:table-cell office:value-type="string">
            <text:p>10:11:41.292</text:p>
          </table:table-cell>
          <table:table-cell office:value-type="string">
            <text:p>47.0704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83-0282</text:p>
          </table:table-cell>
          <table:table-cell office:value-type="string">
            <text:p>10:11:41.292</text:p>
          </table:table-cell>
          <table:table-cell office:value-type="string">
            <text:p>47.070568 s</text:p>
          </table:table-cell>
          <table:table-cell office:value-type="string">
            <text:p>7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84">
            <text:p>284</text:p>
          </table:table-cell>
          <table:table-cell office:value-type="string">
            <text:p>10:11:41.403</text:p>
          </table:table-cell>
          <table:table-cell office:value-type="string">
            <text:p>47.18167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85-0284</text:p>
          </table:table-cell>
          <table:table-cell office:value-type="string">
            <text:p>10:11:41.403</text:p>
          </table:table-cell>
          <table:table-cell office:value-type="string">
            <text:p>47.181799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62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86">
            <text:p>286</text:p>
          </table:table-cell>
          <table:table-cell office:value-type="string">
            <text:p>10:11:41.403</text:p>
          </table:table-cell>
          <table:table-cell office:value-type="string">
            <text:p>47.18219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87-0286</text:p>
          </table:table-cell>
          <table:table-cell office:value-type="string">
            <text:p>10:11:41.403</text:p>
          </table:table-cell>
          <table:table-cell office:value-type="string">
            <text:p>47.182836 s</text:p>
          </table:table-cell>
          <table:table-cell office:value-type="string">
            <text:p>64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88">
            <text:p>288</text:p>
          </table:table-cell>
          <table:table-cell office:value-type="string">
            <text:p>10:11:41.403</text:p>
          </table:table-cell>
          <table:table-cell office:value-type="string">
            <text:p>47.18300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89-0288</text:p>
          </table:table-cell>
          <table:table-cell office:value-type="string">
            <text:p>10:11:41.403</text:p>
          </table:table-cell>
          <table:table-cell office:value-type="string">
            <text:p>47.184091 s</text:p>
          </table:table-cell>
          <table:table-cell office:value-type="string">
            <text:p>1.085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1 00 00 00 00 00 00 00 00 00 00 00 00 00 00 00 00 00 00 00 00 00 00 00 00 00 00 00 00 00 00 00 00 00 00 00 00 00 00 00 00 00 00 00 00 00 00 00 00 00 00 00 00 00 00 00 00 00 00 00 00 00 00 00 1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90">
            <text:p>290</text:p>
          </table:table-cell>
          <table:table-cell office:value-type="string">
            <text:p>10:11:41.403</text:p>
          </table:table-cell>
          <table:table-cell office:value-type="string">
            <text:p>47.19576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72 F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91-0290</text:p>
          </table:table-cell>
          <table:table-cell office:value-type="string">
            <text:p>10:11:41.403</text:p>
          </table:table-cell>
          <table:table-cell office:value-type="string">
            <text:p>47.195832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92">
            <text:p>292</text:p>
          </table:table-cell>
          <table:table-cell office:value-type="string">
            <text:p>10:11:41.512</text:p>
          </table:table-cell>
          <table:table-cell office:value-type="string">
            <text:p>47.29092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93-0292</text:p>
          </table:table-cell>
          <table:table-cell office:value-type="string">
            <text:p>10:11:41.512</text:p>
          </table:table-cell>
          <table:table-cell office:value-type="string">
            <text:p>47.291050 s</text:p>
          </table:table-cell>
          <table:table-cell office:value-type="string">
            <text:p>12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94">
            <text:p>294</text:p>
          </table:table-cell>
          <table:table-cell office:value-type="string">
            <text:p>10:11:41.543</text:p>
          </table:table-cell>
          <table:table-cell office:value-type="string">
            <text:p>47.32208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95-0294</text:p>
          </table:table-cell>
          <table:table-cell office:value-type="string">
            <text:p>10:11:41.543</text:p>
          </table:table-cell>
          <table:table-cell office:value-type="string">
            <text:p>47.322159 s</text:p>
          </table:table-cell>
          <table:table-cell office:value-type="string">
            <text:p>7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296">
            <text:p>296</text:p>
          </table:table-cell>
          <table:table-cell office:value-type="string">
            <text:p>10:11:41.654</text:p>
          </table:table-cell>
          <table:table-cell office:value-type="string">
            <text:p>47.43326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297-0296</text:p>
          </table:table-cell>
          <table:table-cell office:value-type="string">
            <text:p>10:11:41.654</text:p>
          </table:table-cell>
          <table:table-cell office:value-type="string">
            <text:p>47.433375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298">
            <text:p>298</text:p>
          </table:table-cell>
          <table:table-cell office:value-type="string">
            <text:p>10:11:41.686</text:p>
          </table:table-cell>
          <table:table-cell office:value-type="string">
            <text:p>47.46451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299-0298</text:p>
          </table:table-cell>
          <table:table-cell office:value-type="string">
            <text:p>10:11:41.686</text:p>
          </table:table-cell>
          <table:table-cell office:value-type="string">
            <text:p>47.464587 s</text:p>
          </table:table-cell>
          <table:table-cell office:value-type="string">
            <text:p>7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00">
            <text:p>300</text:p>
          </table:table-cell>
          <table:table-cell office:value-type="string">
            <text:p>10:11:41.797</text:p>
          </table:table-cell>
          <table:table-cell office:value-type="string">
            <text:p>47.57562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01-0300</text:p>
          </table:table-cell>
          <table:table-cell office:value-type="string">
            <text:p>10:11:41.797</text:p>
          </table:table-cell>
          <table:table-cell office:value-type="string">
            <text:p>47.575744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02">
            <text:p>302</text:p>
          </table:table-cell>
          <table:table-cell office:value-type="string">
            <text:p>10:11:41.797</text:p>
          </table:table-cell>
          <table:table-cell office:value-type="string">
            <text:p>47.57611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03-0302</text:p>
          </table:table-cell>
          <table:table-cell office:value-type="string">
            <text:p>10:11:41.797</text:p>
          </table:table-cell>
          <table:table-cell office:value-type="string">
            <text:p>47.576782 s</text:p>
          </table:table-cell>
          <table:table-cell office:value-type="string">
            <text:p>66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04">
            <text:p>304</text:p>
          </table:table-cell>
          <table:table-cell office:value-type="string">
            <text:p>10:11:41.797</text:p>
          </table:table-cell>
          <table:table-cell office:value-type="string">
            <text:p>47.57694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05-0304</text:p>
          </table:table-cell>
          <table:table-cell office:value-type="string">
            <text:p>10:11:41.797</text:p>
          </table:table-cell>
          <table:table-cell office:value-type="string">
            <text:p>47.578020 s</text:p>
          </table:table-cell>
          <table:table-cell office:value-type="string">
            <text:p>1.077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0 00 89 00 00 00 00 00 00 00 00 00 00 00 00 00 00 00 00 00 00 00 00 00 00 00 00 00 00 00 00 00 00 00 00 00 00 00 00 00 00 00 00 00 00 00 00 00 00 00 00 00 00 00 00 00 00 00 00 00 00 00 00 00 89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06">
            <text:p>306</text:p>
          </table:table-cell>
          <table:table-cell office:value-type="string">
            <text:p>10:11:41.797</text:p>
          </table:table-cell>
          <table:table-cell office:value-type="string">
            <text:p>47.58193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73 68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07-0306</text:p>
          </table:table-cell>
          <table:table-cell office:value-type="string">
            <text:p>10:11:41.797</text:p>
          </table:table-cell>
          <table:table-cell office:value-type="string">
            <text:p>47.582009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08">
            <text:p>308</text:p>
          </table:table-cell>
          <table:table-cell office:value-type="string">
            <text:p>10:11:41.906</text:p>
          </table:table-cell>
          <table:table-cell office:value-type="string">
            <text:p>47.68482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09-0308</text:p>
          </table:table-cell>
          <table:table-cell office:value-type="string">
            <text:p>10:11:41.906</text:p>
          </table:table-cell>
          <table:table-cell office:value-type="string">
            <text:p>47.684937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0 00 89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10">
            <text:p>310</text:p>
          </table:table-cell>
          <table:table-cell office:value-type="string">
            <text:p>10:11:41.937</text:p>
          </table:table-cell>
          <table:table-cell office:value-type="string">
            <text:p>47.71602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11-0310</text:p>
          </table:table-cell>
          <table:table-cell office:value-type="string">
            <text:p>10:11:41.937</text:p>
          </table:table-cell>
          <table:table-cell office:value-type="string">
            <text:p>47.716108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12">
            <text:p>312</text:p>
          </table:table-cell>
          <table:table-cell office:value-type="string">
            <text:p>10:11:42.048</text:p>
          </table:table-cell>
          <table:table-cell office:value-type="string">
            <text:p>47.82731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13-0312</text:p>
          </table:table-cell>
          <table:table-cell office:value-type="string">
            <text:p>10:11:42.048</text:p>
          </table:table-cell>
          <table:table-cell office:value-type="string">
            <text:p>47.827432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0 00 89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14">
            <text:p>314</text:p>
          </table:table-cell>
          <table:table-cell office:value-type="string">
            <text:p>10:11:42.080</text:p>
          </table:table-cell>
          <table:table-cell office:value-type="string">
            <text:p>47.85848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15-0314</text:p>
          </table:table-cell>
          <table:table-cell office:value-type="string">
            <text:p>10:11:42.080</text:p>
          </table:table-cell>
          <table:table-cell office:value-type="string">
            <text:p>47.858559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16">
            <text:p>316</text:p>
          </table:table-cell>
          <table:table-cell office:value-type="string">
            <text:p>10:11:42.191</text:p>
          </table:table-cell>
          <table:table-cell office:value-type="string">
            <text:p>47.96961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17-0316</text:p>
          </table:table-cell>
          <table:table-cell office:value-type="string">
            <text:p>10:11:42.191</text:p>
          </table:table-cell>
          <table:table-cell office:value-type="string">
            <text:p>47.969726 s</text:p>
          </table:table-cell>
          <table:table-cell office:value-type="string">
            <text:p>11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0 00 89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18">
            <text:p>318</text:p>
          </table:table-cell>
          <table:table-cell office:value-type="string">
            <text:p>10:11:42.191</text:p>
          </table:table-cell>
          <table:table-cell office:value-type="string">
            <text:p>47.97004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19-0318</text:p>
          </table:table-cell>
          <table:table-cell office:value-type="string">
            <text:p>10:11:42.191</text:p>
          </table:table-cell>
          <table:table-cell office:value-type="string">
            <text:p>47.970768 s</text:p>
          </table:table-cell>
          <table:table-cell office:value-type="string">
            <text:p>728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20">
            <text:p>320</text:p>
          </table:table-cell>
          <table:table-cell office:value-type="string">
            <text:p>10:11:42.191</text:p>
          </table:table-cell>
          <table:table-cell office:value-type="string">
            <text:p>47.97093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21-0320</text:p>
          </table:table-cell>
          <table:table-cell office:value-type="string">
            <text:p>10:11:42.191</text:p>
          </table:table-cell>
          <table:table-cell office:value-type="string">
            <text:p>47.971924 s</text:p>
          </table:table-cell>
          <table:table-cell office:value-type="string">
            <text:p>994 u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0 00 1C C5 00 00 00 00 00 00 00 00 00 00 00 00 00 00 00 00 00 00 00 00 00 00 00 00 00 00 00 00 00 00 00 00 00 00 00 00 00 00 00 00 00 00 00 00 00 00 00 00 00 00 00 00 00 00 00 00 00 00 00 00 0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22">
            <text:p>322</text:p>
          </table:table-cell>
          <table:table-cell office:value-type="string">
            <text:p>10:11:42.191</text:p>
          </table:table-cell>
          <table:table-cell office:value-type="string">
            <text:p>47.97526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76 32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23-0322</text:p>
          </table:table-cell>
          <table:table-cell office:value-type="string">
            <text:p>10:11:42.191</text:p>
          </table:table-cell>
          <table:table-cell office:value-type="string">
            <text:p>47.975338 s</text:p>
          </table:table-cell>
          <table:table-cell office:value-type="string">
            <text:p>71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24">
            <text:p>324</text:p>
          </table:table-cell>
          <table:table-cell office:value-type="string">
            <text:p>10:11:42.300</text:p>
          </table:table-cell>
          <table:table-cell office:value-type="string">
            <text:p>48.07882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25-0324</text:p>
          </table:table-cell>
          <table:table-cell office:value-type="string">
            <text:p>10:11:42.300</text:p>
          </table:table-cell>
          <table:table-cell office:value-type="string">
            <text:p>48.078944 s</text:p>
          </table:table-cell>
          <table:table-cell office:value-type="string">
            <text:p>11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0 00 1C C5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26">
            <text:p>326</text:p>
          </table:table-cell>
          <table:table-cell office:value-type="string">
            <text:p>10:11:42.331</text:p>
          </table:table-cell>
          <table:table-cell office:value-type="string">
            <text:p>48.11002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27-0326</text:p>
          </table:table-cell>
          <table:table-cell office:value-type="string">
            <text:p>10:11:42.331</text:p>
          </table:table-cell>
          <table:table-cell office:value-type="string">
            <text:p>48.110087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28">
            <text:p>328</text:p>
          </table:table-cell>
          <table:table-cell office:value-type="string">
            <text:p>10:11:42.442</text:p>
          </table:table-cell>
          <table:table-cell office:value-type="string">
            <text:p>48.22120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29-0328</text:p>
          </table:table-cell>
          <table:table-cell office:value-type="string">
            <text:p>10:11:42.442</text:p>
          </table:table-cell>
          <table:table-cell office:value-type="string">
            <text:p>48.221327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0 00 1C C5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30">
            <text:p>330</text:p>
          </table:table-cell>
          <table:table-cell office:value-type="string">
            <text:p>10:11:42.474</text:p>
          </table:table-cell>
          <table:table-cell office:value-type="string">
            <text:p>48.25243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31-0330</text:p>
          </table:table-cell>
          <table:table-cell office:value-type="string">
            <text:p>10:11:42.474</text:p>
          </table:table-cell>
          <table:table-cell office:value-type="string">
            <text:p>48.252506 s</text:p>
          </table:table-cell>
          <table:table-cell office:value-type="string">
            <text:p>73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32">
            <text:p>332</text:p>
          </table:table-cell>
          <table:table-cell office:value-type="string">
            <text:p>10:11:42.585</text:p>
          </table:table-cell>
          <table:table-cell office:value-type="string">
            <text:p>48.36364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33-0332</text:p>
          </table:table-cell>
          <table:table-cell office:value-type="string">
            <text:p>10:11:42.585</text:p>
          </table:table-cell>
          <table:table-cell office:value-type="string">
            <text:p>48.363771 s</text:p>
          </table:table-cell>
          <table:table-cell office:value-type="string">
            <text:p>12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0 00 1C C5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34">
            <text:p>334</text:p>
          </table:table-cell>
          <table:table-cell office:value-type="string">
            <text:p>10:11:42.585</text:p>
          </table:table-cell>
          <table:table-cell office:value-type="string">
            <text:p>48.36414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35-0334</text:p>
          </table:table-cell>
          <table:table-cell office:value-type="string">
            <text:p>10:11:42.585</text:p>
          </table:table-cell>
          <table:table-cell office:value-type="string">
            <text:p>48.364808 s</text:p>
          </table:table-cell>
          <table:table-cell office:value-type="string">
            <text:p>66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36">
            <text:p>336</text:p>
          </table:table-cell>
          <table:table-cell office:value-type="string">
            <text:p>10:11:42.585</text:p>
          </table:table-cell>
          <table:table-cell office:value-type="string">
            <text:p>48.36497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37-0336</text:p>
          </table:table-cell>
          <table:table-cell office:value-type="string">
            <text:p>10:11:42.585</text:p>
          </table:table-cell>
          <table:table-cell office:value-type="string">
            <text:p>48.366020 s</text:p>
          </table:table-cell>
          <table:table-cell office:value-type="string">
            <text:p>1.049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34 31 33 33 39 35 2D 2D 2D 2D 2D 2D 2D 2D 2D 2D 2D 2D 00 00 00 00 00 00 00 00 00 00 00 00 00 00 00 00 00 00 00 00 00 00 00 00 00 00 00 00 00 00 00 00 00 00 00 00 00 00 00 00 00 00 00 00 00 00 4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38">
            <text:p>338</text:p>
          </table:table-cell>
          <table:table-cell office:value-type="string">
            <text:p>10:11:42.585</text:p>
          </table:table-cell>
          <table:table-cell office:value-type="string">
            <text:p>48.36812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83 FD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39-0338</text:p>
          </table:table-cell>
          <table:table-cell office:value-type="string">
            <text:p>10:11:42.585</text:p>
          </table:table-cell>
          <table:table-cell office:value-type="string">
            <text:p>48.368193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40">
            <text:p>340</text:p>
          </table:table-cell>
          <table:table-cell office:value-type="string">
            <text:p>10:11:42.694</text:p>
          </table:table-cell>
          <table:table-cell office:value-type="string">
            <text:p>48.47287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41-0340</text:p>
          </table:table-cell>
          <table:table-cell office:value-type="string">
            <text:p>10:11:42.694</text:p>
          </table:table-cell>
          <table:table-cell office:value-type="string">
            <text:p>48.472999 s</text:p>
          </table:table-cell>
          <table:table-cell office:value-type="string">
            <text:p>12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34 31 33 33 39 35 2D 2D 2D 2D 2D 2D 2D 2D 2D 2D 2D 2D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42">
            <text:p>342</text:p>
          </table:table-cell>
          <table:table-cell office:value-type="string">
            <text:p>10:11:42.725</text:p>
          </table:table-cell>
          <table:table-cell office:value-type="string">
            <text:p>48.50400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43-0342</text:p>
          </table:table-cell>
          <table:table-cell office:value-type="string">
            <text:p>10:11:42.725</text:p>
          </table:table-cell>
          <table:table-cell office:value-type="string">
            <text:p>48.504069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44">
            <text:p>344</text:p>
          </table:table-cell>
          <table:table-cell office:value-type="string">
            <text:p>10:11:42.836</text:p>
          </table:table-cell>
          <table:table-cell office:value-type="string">
            <text:p>48.61531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45-0344</text:p>
          </table:table-cell>
          <table:table-cell office:value-type="string">
            <text:p>10:11:42.836</text:p>
          </table:table-cell>
          <table:table-cell office:value-type="string">
            <text:p>48.615454 s</text:p>
          </table:table-cell>
          <table:table-cell office:value-type="string">
            <text:p>14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34 31 33 33 39 35 2D 2D 2D 2D 2D 2D 2D 2D 2D 2D 2D 2D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46">
            <text:p>346</text:p>
          </table:table-cell>
          <table:table-cell office:value-type="string">
            <text:p>10:11:42.836</text:p>
          </table:table-cell>
          <table:table-cell office:value-type="string">
            <text:p>48.61584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47-0346</text:p>
          </table:table-cell>
          <table:table-cell office:value-type="string">
            <text:p>10:11:42.836</text:p>
          </table:table-cell>
          <table:table-cell office:value-type="string">
            <text:p>48.616490 s</text:p>
          </table:table-cell>
          <table:table-cell office:value-type="string">
            <text:p>64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48">
            <text:p>348</text:p>
          </table:table-cell>
          <table:table-cell office:value-type="string">
            <text:p>10:11:42.836</text:p>
          </table:table-cell>
          <table:table-cell office:value-type="string">
            <text:p>48.61665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49-0348</text:p>
          </table:table-cell>
          <table:table-cell office:value-type="string">
            <text:p>10:11:42.836</text:p>
          </table:table-cell>
          <table:table-cell office:value-type="string">
            <text:p>48.617748 s</text:p>
          </table:table-cell>
          <table:table-cell office:value-type="string">
            <text:p>1.095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3 00 00 00 00 00 00 00 00 00 00 00 00 00 00 00 00 00 00 00 00 00 00 00 00 00 00 00 00 00 00 00 00 00 00 00 00 00 00 00 00 00 00 00 00 00 00 00 00 00 00 00 00 00 00 00 00 00 00 00 00 00 00 00 3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50">
            <text:p>350</text:p>
          </table:table-cell>
          <table:table-cell office:value-type="string">
            <text:p>10:11:42.836</text:p>
          </table:table-cell>
          <table:table-cell office:value-type="string">
            <text:p>48.62099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86 A7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51-0350</text:p>
          </table:table-cell>
          <table:table-cell office:value-type="string">
            <text:p>10:11:42.836</text:p>
          </table:table-cell>
          <table:table-cell office:value-type="string">
            <text:p>48.621063 s</text:p>
          </table:table-cell>
          <table:table-cell office:value-type="string">
            <text:p>70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52">
            <text:p>352</text:p>
          </table:table-cell>
          <table:table-cell office:value-type="string">
            <text:p>10:11:42.946</text:p>
          </table:table-cell>
          <table:table-cell office:value-type="string">
            <text:p>48.72439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53-0352</text:p>
          </table:table-cell>
          <table:table-cell office:value-type="string">
            <text:p>10:11:42.946</text:p>
          </table:table-cell>
          <table:table-cell office:value-type="string">
            <text:p>48.724516 s</text:p>
          </table:table-cell>
          <table:table-cell office:value-type="string">
            <text:p>12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3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54">
            <text:p>354</text:p>
          </table:table-cell>
          <table:table-cell office:value-type="string">
            <text:p>10:11:42.977</text:p>
          </table:table-cell>
          <table:table-cell office:value-type="string">
            <text:p>48.75564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55-0354</text:p>
          </table:table-cell>
          <table:table-cell office:value-type="string">
            <text:p>10:11:42.977</text:p>
          </table:table-cell>
          <table:table-cell office:value-type="string">
            <text:p>48.755722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56">
            <text:p>356</text:p>
          </table:table-cell>
          <table:table-cell office:value-type="string">
            <text:p>10:11:43.088</text:p>
          </table:table-cell>
          <table:table-cell office:value-type="string">
            <text:p>48.86686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57-0356</text:p>
          </table:table-cell>
          <table:table-cell office:value-type="string">
            <text:p>10:11:43.088</text:p>
          </table:table-cell>
          <table:table-cell office:value-type="string">
            <text:p>48.866979 s</text:p>
          </table:table-cell>
          <table:table-cell office:value-type="string">
            <text:p>11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3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58">
            <text:p>358</text:p>
          </table:table-cell>
          <table:table-cell office:value-type="string">
            <text:p>10:11:43.119</text:p>
          </table:table-cell>
          <table:table-cell office:value-type="string">
            <text:p>48.89806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59-0358</text:p>
          </table:table-cell>
          <table:table-cell office:value-type="string">
            <text:p>10:11:43.119</text:p>
          </table:table-cell>
          <table:table-cell office:value-type="string">
            <text:p>48.898136 s</text:p>
          </table:table-cell>
          <table:table-cell office:value-type="string">
            <text:p>7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60">
            <text:p>360</text:p>
          </table:table-cell>
          <table:table-cell office:value-type="string">
            <text:p>10:11:43.230</text:p>
          </table:table-cell>
          <table:table-cell office:value-type="string">
            <text:p>49.00926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61-0360</text:p>
          </table:table-cell>
          <table:table-cell office:value-type="string">
            <text:p>10:11:43.230</text:p>
          </table:table-cell>
          <table:table-cell office:value-type="string">
            <text:p>49.009389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3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62">
            <text:p>362</text:p>
          </table:table-cell>
          <table:table-cell office:value-type="string">
            <text:p>10:11:43.230</text:p>
          </table:table-cell>
          <table:table-cell office:value-type="string">
            <text:p>49.00978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63-0362</text:p>
          </table:table-cell>
          <table:table-cell office:value-type="string">
            <text:p>10:11:43.230</text:p>
          </table:table-cell>
          <table:table-cell office:value-type="string">
            <text:p>49.010424 s</text:p>
          </table:table-cell>
          <table:table-cell office:value-type="string">
            <text:p>64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64">
            <text:p>364</text:p>
          </table:table-cell>
          <table:table-cell office:value-type="string">
            <text:p>10:11:43.230</text:p>
          </table:table-cell>
          <table:table-cell office:value-type="string">
            <text:p>49.01058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65-0364</text:p>
          </table:table-cell>
          <table:table-cell office:value-type="string">
            <text:p>10:11:43.230</text:p>
          </table:table-cell>
          <table:table-cell office:value-type="string">
            <text:p>49.011657 s</text:p>
          </table:table-cell>
          <table:table-cell office:value-type="string">
            <text:p>1.070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D 00 00 00 00 00 00 00 00 00 00 00 00 00 00 00 00 00 00 00 00 00 00 00 00 00 00 00 00 00 00 00 00 00 00 00 00 00 00 00 00 00 00 00 00 00 00 00 00 00 00 00 00 00 00 00 00 00 00 00 00 00 00 00 D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66">
            <text:p>366</text:p>
          </table:table-cell>
          <table:table-cell office:value-type="string">
            <text:p>10:11:43.230</text:p>
          </table:table-cell>
          <table:table-cell office:value-type="string">
            <text:p>49.01489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8D 88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67-0366</text:p>
          </table:table-cell>
          <table:table-cell office:value-type="string">
            <text:p>10:11:43.230</text:p>
          </table:table-cell>
          <table:table-cell office:value-type="string">
            <text:p>49.014940 s</text:p>
          </table:table-cell>
          <table:table-cell office:value-type="string">
            <text:p>49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68">
            <text:p>368</text:p>
          </table:table-cell>
          <table:table-cell office:value-type="string">
            <text:p>10:11:43.340</text:p>
          </table:table-cell>
          <table:table-cell office:value-type="string">
            <text:p>49.11846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69-0368</text:p>
          </table:table-cell>
          <table:table-cell office:value-type="string">
            <text:p>10:11:43.340</text:p>
          </table:table-cell>
          <table:table-cell office:value-type="string">
            <text:p>49.118577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D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70">
            <text:p>370</text:p>
          </table:table-cell>
          <table:table-cell office:value-type="string">
            <text:p>10:11:43.371</text:p>
          </table:table-cell>
          <table:table-cell office:value-type="string">
            <text:p>49.1496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71-0370</text:p>
          </table:table-cell>
          <table:table-cell office:value-type="string">
            <text:p>10:11:43.371</text:p>
          </table:table-cell>
          <table:table-cell office:value-type="string">
            <text:p>49.149716 s</text:p>
          </table:table-cell>
          <table:table-cell office:value-type="string">
            <text:p>73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72">
            <text:p>372</text:p>
          </table:table-cell>
          <table:table-cell office:value-type="string">
            <text:p>10:11:43.482</text:p>
          </table:table-cell>
          <table:table-cell office:value-type="string">
            <text:p>49.26086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73-0372</text:p>
          </table:table-cell>
          <table:table-cell office:value-type="string">
            <text:p>10:11:43.482</text:p>
          </table:table-cell>
          <table:table-cell office:value-type="string">
            <text:p>49.260988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D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74">
            <text:p>374</text:p>
          </table:table-cell>
          <table:table-cell office:value-type="string">
            <text:p>10:11:43.513</text:p>
          </table:table-cell>
          <table:table-cell office:value-type="string">
            <text:p>49.29202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75-0374</text:p>
          </table:table-cell>
          <table:table-cell office:value-type="string">
            <text:p>10:11:43.513</text:p>
          </table:table-cell>
          <table:table-cell office:value-type="string">
            <text:p>49.292091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76">
            <text:p>376</text:p>
          </table:table-cell>
          <table:table-cell office:value-type="string">
            <text:p>10:11:43.624</text:p>
          </table:table-cell>
          <table:table-cell office:value-type="string">
            <text:p>49.40324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77-0376</text:p>
          </table:table-cell>
          <table:table-cell office:value-type="string">
            <text:p>10:11:43.624</text:p>
          </table:table-cell>
          <table:table-cell office:value-type="string">
            <text:p>49.403376 s</text:p>
          </table:table-cell>
          <table:table-cell office:value-type="string">
            <text:p>13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D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78">
            <text:p>378</text:p>
          </table:table-cell>
          <table:table-cell office:value-type="string">
            <text:p>10:11:43.624</text:p>
          </table:table-cell>
          <table:table-cell office:value-type="string">
            <text:p>49.40374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79-0378</text:p>
          </table:table-cell>
          <table:table-cell office:value-type="string">
            <text:p>10:11:43.624</text:p>
          </table:table-cell>
          <table:table-cell office:value-type="string">
            <text:p>49.404402 s</text:p>
          </table:table-cell>
          <table:table-cell office:value-type="string">
            <text:p>65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80">
            <text:p>380</text:p>
          </table:table-cell>
          <table:table-cell office:value-type="string">
            <text:p>10:11:43.624</text:p>
          </table:table-cell>
          <table:table-cell office:value-type="string">
            <text:p>49.40458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81-0380</text:p>
          </table:table-cell>
          <table:table-cell office:value-type="string">
            <text:p>10:11:43.624</text:p>
          </table:table-cell>
          <table:table-cell office:value-type="string">
            <text:p>49.405639 s</text:p>
          </table:table-cell>
          <table:table-cell office:value-type="string">
            <text:p>1.052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3 37 35 34 00 00 00 00 00 00 00 00 00 00 00 00 00 00 00 00 00 00 00 00 00 00 00 00 00 00 00 00 00 00 00 00 00 00 00 00 00 00 00 00 00 00 00 00 00 00 00 00 00 00 00 00 00 00 00 00 00 00 00 00 7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82">
            <text:p>382</text:p>
          </table:table-cell>
          <table:table-cell office:value-type="string">
            <text:p>10:11:43.624</text:p>
          </table:table-cell>
          <table:table-cell office:value-type="string">
            <text:p>49.40895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8E BE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83-0382</text:p>
          </table:table-cell>
          <table:table-cell office:value-type="string">
            <text:p>10:11:43.624</text:p>
          </table:table-cell>
          <table:table-cell office:value-type="string">
            <text:p>49.409027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84">
            <text:p>384</text:p>
          </table:table-cell>
          <table:table-cell office:value-type="string">
            <text:p>10:11:43.734</text:p>
          </table:table-cell>
          <table:table-cell office:value-type="string">
            <text:p>49.51245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85-0384</text:p>
          </table:table-cell>
          <table:table-cell office:value-type="string">
            <text:p>10:11:43.734</text:p>
          </table:table-cell>
          <table:table-cell office:value-type="string">
            <text:p>49.512577 s</text:p>
          </table:table-cell>
          <table:table-cell office:value-type="string">
            <text:p>12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3 37 35 34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86">
            <text:p>386</text:p>
          </table:table-cell>
          <table:table-cell office:value-type="string">
            <text:p>10:11:43.765</text:p>
          </table:table-cell>
          <table:table-cell office:value-type="string">
            <text:p>49.54357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87-0386</text:p>
          </table:table-cell>
          <table:table-cell office:value-type="string">
            <text:p>10:11:43.765</text:p>
          </table:table-cell>
          <table:table-cell office:value-type="string">
            <text:p>49.543639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88">
            <text:p>388</text:p>
          </table:table-cell>
          <table:table-cell office:value-type="string">
            <text:p>10:11:43.876</text:p>
          </table:table-cell>
          <table:table-cell office:value-type="string">
            <text:p>49.65482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89-0388</text:p>
          </table:table-cell>
          <table:table-cell office:value-type="string">
            <text:p>10:11:43.876</text:p>
          </table:table-cell>
          <table:table-cell office:value-type="string">
            <text:p>49.654936 s</text:p>
          </table:table-cell>
          <table:table-cell office:value-type="string">
            <text:p>11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3 37 35 34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90">
            <text:p>390</text:p>
          </table:table-cell>
          <table:table-cell office:value-type="string">
            <text:p>10:11:43.907</text:p>
          </table:table-cell>
          <table:table-cell office:value-type="string">
            <text:p>49.68604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91-0390</text:p>
          </table:table-cell>
          <table:table-cell office:value-type="string">
            <text:p>10:11:43.907</text:p>
          </table:table-cell>
          <table:table-cell office:value-type="string">
            <text:p>49.686135 s</text:p>
          </table:table-cell>
          <table:table-cell office:value-type="string">
            <text:p>9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92">
            <text:p>392</text:p>
          </table:table-cell>
          <table:table-cell office:value-type="string">
            <text:p>10:11:44.018</text:p>
          </table:table-cell>
          <table:table-cell office:value-type="string">
            <text:p>49.79726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93-0392</text:p>
          </table:table-cell>
          <table:table-cell office:value-type="string">
            <text:p>10:11:44.018</text:p>
          </table:table-cell>
          <table:table-cell office:value-type="string">
            <text:p>49.797396 s</text:p>
          </table:table-cell>
          <table:table-cell office:value-type="string">
            <text:p>12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3 37 35 34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94">
            <text:p>394</text:p>
          </table:table-cell>
          <table:table-cell office:value-type="string">
            <text:p>10:11:44.018</text:p>
          </table:table-cell>
          <table:table-cell office:value-type="string">
            <text:p>49.79779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95-0394</text:p>
          </table:table-cell>
          <table:table-cell office:value-type="string">
            <text:p>10:11:44.018</text:p>
          </table:table-cell>
          <table:table-cell office:value-type="string">
            <text:p>49.798429 s</text:p>
          </table:table-cell>
          <table:table-cell office:value-type="string">
            <text:p>638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396">
            <text:p>396</text:p>
          </table:table-cell>
          <table:table-cell office:value-type="string">
            <text:p>10:11:44.018</text:p>
          </table:table-cell>
          <table:table-cell office:value-type="string">
            <text:p>49.79859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397-0396</text:p>
          </table:table-cell>
          <table:table-cell office:value-type="string">
            <text:p>10:11:44.018</text:p>
          </table:table-cell>
          <table:table-cell office:value-type="string">
            <text:p>49.799697 s</text:p>
          </table:table-cell>
          <table:table-cell office:value-type="string">
            <text:p>1.106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5 00 FF FF FF FF FF FF FF FF FF FF FF FF FF FF 00 00 00 00 00 00 00 00 00 00 00 00 00 00 00 00 00 00 00 00 00 00 00 00 00 00 00 00 00 00 00 00 00 00 00 00 00 00 00 00 00 00 00 00 00 00 00 00 6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398">
            <text:p>398</text:p>
          </table:table-cell>
          <table:table-cell office:value-type="string">
            <text:p>10:11:44.018</text:p>
          </table:table-cell>
          <table:table-cell office:value-type="string">
            <text:p>49.80284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97 0E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399-0398</text:p>
          </table:table-cell>
          <table:table-cell office:value-type="string">
            <text:p>10:11:44.018</text:p>
          </table:table-cell>
          <table:table-cell office:value-type="string">
            <text:p>49.802915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00">
            <text:p>400</text:p>
          </table:table-cell>
          <table:table-cell office:value-type="string">
            <text:p>10:11:44.128</text:p>
          </table:table-cell>
          <table:table-cell office:value-type="string">
            <text:p>49.90643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01-0400</text:p>
          </table:table-cell>
          <table:table-cell office:value-type="string">
            <text:p>10:11:44.128</text:p>
          </table:table-cell>
          <table:table-cell office:value-type="string">
            <text:p>49.906549 s</text:p>
          </table:table-cell>
          <table:table-cell office:value-type="string">
            <text:p>11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5 00 FF FF FF FF FF FF FF FF FF FF FF FF FF FF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02">
            <text:p>402</text:p>
          </table:table-cell>
          <table:table-cell office:value-type="string">
            <text:p>10:11:44.159</text:p>
          </table:table-cell>
          <table:table-cell office:value-type="string">
            <text:p>49.93763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03-0402</text:p>
          </table:table-cell>
          <table:table-cell office:value-type="string">
            <text:p>10:11:44.159</text:p>
          </table:table-cell>
          <table:table-cell office:value-type="string">
            <text:p>49.937702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04">
            <text:p>404</text:p>
          </table:table-cell>
          <table:table-cell office:value-type="string">
            <text:p>10:11:44.270</text:p>
          </table:table-cell>
          <table:table-cell office:value-type="string">
            <text:p>50.04884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05-0404</text:p>
          </table:table-cell>
          <table:table-cell office:value-type="string">
            <text:p>10:11:44.270</text:p>
          </table:table-cell>
          <table:table-cell office:value-type="string">
            <text:p>50.048976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5 00 FF FF FF FF FF FF FF FF FF FF FF FF FF FF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06">
            <text:p>406</text:p>
          </table:table-cell>
          <table:table-cell office:value-type="string">
            <text:p>10:11:44.301</text:p>
          </table:table-cell>
          <table:table-cell office:value-type="string">
            <text:p>50.0799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07-0406</text:p>
          </table:table-cell>
          <table:table-cell office:value-type="string">
            <text:p>10:11:44.301</text:p>
          </table:table-cell>
          <table:table-cell office:value-type="string">
            <text:p>50.080030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08">
            <text:p>408</text:p>
          </table:table-cell>
          <table:table-cell office:value-type="string">
            <text:p>10:11:44.412</text:p>
          </table:table-cell>
          <table:table-cell office:value-type="string">
            <text:p>50.19121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09-0408</text:p>
          </table:table-cell>
          <table:table-cell office:value-type="string">
            <text:p>10:11:44.412</text:p>
          </table:table-cell>
          <table:table-cell office:value-type="string">
            <text:p>50.191334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5 00 FF FF FF FF FF FF FF FF FF FF FF FF FF FF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10">
            <text:p>410</text:p>
          </table:table-cell>
          <table:table-cell office:value-type="string">
            <text:p>10:11:44.412</text:p>
          </table:table-cell>
          <table:table-cell office:value-type="string">
            <text:p>50.19169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11-0410</text:p>
          </table:table-cell>
          <table:table-cell office:value-type="string">
            <text:p>10:11:44.412</text:p>
          </table:table-cell>
          <table:table-cell office:value-type="string">
            <text:p>50.192373 s</text:p>
          </table:table-cell>
          <table:table-cell office:value-type="string">
            <text:p>67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12">
            <text:p>412</text:p>
          </table:table-cell>
          <table:table-cell office:value-type="string">
            <text:p>10:11:44.412</text:p>
          </table:table-cell>
          <table:table-cell office:value-type="string">
            <text:p>50.19252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13-0412</text:p>
          </table:table-cell>
          <table:table-cell office:value-type="string">
            <text:p>10:11:44.412</text:p>
          </table:table-cell>
          <table:table-cell office:value-type="string">
            <text:p>50.193554 s</text:p>
          </table:table-cell>
          <table:table-cell office:value-type="string">
            <text:p>1.025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14">
            <text:p>414</text:p>
          </table:table-cell>
          <table:table-cell office:value-type="string">
            <text:p>10:11:44.412</text:p>
          </table:table-cell>
          <table:table-cell office:value-type="string">
            <text:p>50.19555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90 F9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15-0414</text:p>
          </table:table-cell>
          <table:table-cell office:value-type="string">
            <text:p>10:11:44.412</text:p>
          </table:table-cell>
          <table:table-cell office:value-type="string">
            <text:p>50.195620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16">
            <text:p>416</text:p>
          </table:table-cell>
          <table:table-cell office:value-type="string">
            <text:p>10:11:44.522</text:p>
          </table:table-cell>
          <table:table-cell office:value-type="string">
            <text:p>50.30048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17-0416</text:p>
          </table:table-cell>
          <table:table-cell office:value-type="string">
            <text:p>10:11:44.522</text:p>
          </table:table-cell>
          <table:table-cell office:value-type="string">
            <text:p>50.300624 s</text:p>
          </table:table-cell>
          <table:table-cell office:value-type="string">
            <text:p>13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18">
            <text:p>418</text:p>
          </table:table-cell>
          <table:table-cell office:value-type="string">
            <text:p>10:11:44.553</text:p>
          </table:table-cell>
          <table:table-cell office:value-type="string">
            <text:p>50.33157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19-0418</text:p>
          </table:table-cell>
          <table:table-cell office:value-type="string">
            <text:p>10:11:44.553</text:p>
          </table:table-cell>
          <table:table-cell office:value-type="string">
            <text:p>50.331646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20">
            <text:p>420</text:p>
          </table:table-cell>
          <table:table-cell office:value-type="string">
            <text:p>10:11:44.664</text:p>
          </table:table-cell>
          <table:table-cell office:value-type="string">
            <text:p>50.44284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21-0420</text:p>
          </table:table-cell>
          <table:table-cell office:value-type="string">
            <text:p>10:11:44.664</text:p>
          </table:table-cell>
          <table:table-cell office:value-type="string">
            <text:p>50.442951 s</text:p>
          </table:table-cell>
          <table:table-cell office:value-type="string">
            <text:p>11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22">
            <text:p>422</text:p>
          </table:table-cell>
          <table:table-cell office:value-type="string">
            <text:p>10:11:44.664</text:p>
          </table:table-cell>
          <table:table-cell office:value-type="string">
            <text:p>50.44328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23-0422</text:p>
          </table:table-cell>
          <table:table-cell office:value-type="string">
            <text:p>10:11:44.664</text:p>
          </table:table-cell>
          <table:table-cell office:value-type="string">
            <text:p>50.443990 s</text:p>
          </table:table-cell>
          <table:table-cell office:value-type="string">
            <text:p>71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24">
            <text:p>424</text:p>
          </table:table-cell>
          <table:table-cell office:value-type="string">
            <text:p>10:11:44.664</text:p>
          </table:table-cell>
          <table:table-cell office:value-type="string">
            <text:p>50.44415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25-0424</text:p>
          </table:table-cell>
          <table:table-cell office:value-type="string">
            <text:p>10:11:44.664</text:p>
          </table:table-cell>
          <table:table-cell office:value-type="string">
            <text:p>50.445157 s</text:p>
          </table:table-cell>
          <table:table-cell office:value-type="string">
            <text:p>1.004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26">
            <text:p>426</text:p>
          </table:table-cell>
          <table:table-cell office:value-type="string">
            <text:p>10:11:44.664</text:p>
          </table:table-cell>
          <table:table-cell office:value-type="string">
            <text:p>50.44840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9F 17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27-0426</text:p>
          </table:table-cell>
          <table:table-cell office:value-type="string">
            <text:p>10:11:44.664</text:p>
          </table:table-cell>
          <table:table-cell office:value-type="string">
            <text:p>50.448464 s</text:p>
          </table:table-cell>
          <table:table-cell office:value-type="string">
            <text:p>60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28">
            <text:p>428</text:p>
          </table:table-cell>
          <table:table-cell office:value-type="string">
            <text:p>10:11:44.773</text:p>
          </table:table-cell>
          <table:table-cell office:value-type="string">
            <text:p>50.55207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29-0428</text:p>
          </table:table-cell>
          <table:table-cell office:value-type="string">
            <text:p>10:11:44.773</text:p>
          </table:table-cell>
          <table:table-cell office:value-type="string">
            <text:p>50.552204 s</text:p>
          </table:table-cell>
          <table:table-cell office:value-type="string">
            <text:p>12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30">
            <text:p>430</text:p>
          </table:table-cell>
          <table:table-cell office:value-type="string">
            <text:p>10:11:44.804</text:p>
          </table:table-cell>
          <table:table-cell office:value-type="string">
            <text:p>50.58319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31-0430</text:p>
          </table:table-cell>
          <table:table-cell office:value-type="string">
            <text:p>10:11:44.804</text:p>
          </table:table-cell>
          <table:table-cell office:value-type="string">
            <text:p>50.583264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32">
            <text:p>432</text:p>
          </table:table-cell>
          <table:table-cell office:value-type="string">
            <text:p>10:11:44.916</text:p>
          </table:table-cell>
          <table:table-cell office:value-type="string">
            <text:p>50.69443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33-0432</text:p>
          </table:table-cell>
          <table:table-cell office:value-type="string">
            <text:p>10:11:44.916</text:p>
          </table:table-cell>
          <table:table-cell office:value-type="string">
            <text:p>50.694573 s</text:p>
          </table:table-cell>
          <table:table-cell office:value-type="string">
            <text:p>13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34">
            <text:p>434</text:p>
          </table:table-cell>
          <table:table-cell office:value-type="string">
            <text:p>10:11:44.947</text:p>
          </table:table-cell>
          <table:table-cell office:value-type="string">
            <text:p>50.72555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35-0434</text:p>
          </table:table-cell>
          <table:table-cell office:value-type="string">
            <text:p>10:11:44.947</text:p>
          </table:table-cell>
          <table:table-cell office:value-type="string">
            <text:p>50.725635 s</text:p>
          </table:table-cell>
          <table:table-cell office:value-type="string">
            <text:p>8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36">
            <text:p>436</text:p>
          </table:table-cell>
          <table:table-cell office:value-type="string">
            <text:p>10:11:45.058</text:p>
          </table:table-cell>
          <table:table-cell office:value-type="string">
            <text:p>50.83684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37-0436</text:p>
          </table:table-cell>
          <table:table-cell office:value-type="string">
            <text:p>10:11:45.058</text:p>
          </table:table-cell>
          <table:table-cell office:value-type="string">
            <text:p>50.836967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38">
            <text:p>438</text:p>
          </table:table-cell>
          <table:table-cell office:value-type="string">
            <text:p>10:11:45.058</text:p>
          </table:table-cell>
          <table:table-cell office:value-type="string">
            <text:p>50.8373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39-0438</text:p>
          </table:table-cell>
          <table:table-cell office:value-type="string">
            <text:p>10:11:45.058</text:p>
          </table:table-cell>
          <table:table-cell office:value-type="string">
            <text:p>50.837989 s</text:p>
          </table:table-cell>
          <table:table-cell office:value-type="string">
            <text:p>64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40">
            <text:p>440</text:p>
          </table:table-cell>
          <table:table-cell office:value-type="string">
            <text:p>10:11:45.058</text:p>
          </table:table-cell>
          <table:table-cell office:value-type="string">
            <text:p>50.83815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41-0440</text:p>
          </table:table-cell>
          <table:table-cell office:value-type="string">
            <text:p>10:11:45.058</text:p>
          </table:table-cell>
          <table:table-cell office:value-type="string">
            <text:p>50.839247 s</text:p>
          </table:table-cell>
          <table:table-cell office:value-type="string">
            <text:p>1.093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1 00 00 00 00 00 00 00 00 00 00 00 00 00 00 00 00 00 00 00 00 00 00 00 00 00 00 00 00 00 00 00 00 00 00 00 00 00 00 00 00 00 00 00 00 00 00 00 00 00 00 00 00 00 00 00 00 00 00 00 00 00 00 00 1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42">
            <text:p>442</text:p>
          </table:table-cell>
          <table:table-cell office:value-type="string">
            <text:p>10:11:45.058</text:p>
          </table:table-cell>
          <table:table-cell office:value-type="string">
            <text:p>50.84387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89 49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43-0442</text:p>
          </table:table-cell>
          <table:table-cell office:value-type="string">
            <text:p>10:11:45.058</text:p>
          </table:table-cell>
          <table:table-cell office:value-type="string">
            <text:p>50.843929 s</text:p>
          </table:table-cell>
          <table:table-cell office:value-type="string">
            <text:p>51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44">
            <text:p>444</text:p>
          </table:table-cell>
          <table:table-cell office:value-type="string">
            <text:p>10:11:45.167</text:p>
          </table:table-cell>
          <table:table-cell office:value-type="string">
            <text:p>50.94598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45-0444</text:p>
          </table:table-cell>
          <table:table-cell office:value-type="string">
            <text:p>10:11:45.167</text:p>
          </table:table-cell>
          <table:table-cell office:value-type="string">
            <text:p>50.946106 s</text:p>
          </table:table-cell>
          <table:table-cell office:value-type="string">
            <text:p>12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46">
            <text:p>446</text:p>
          </table:table-cell>
          <table:table-cell office:value-type="string">
            <text:p>10:11:45.198</text:p>
          </table:table-cell>
          <table:table-cell office:value-type="string">
            <text:p>50.9772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47-0446</text:p>
          </table:table-cell>
          <table:table-cell office:value-type="string">
            <text:p>10:11:45.198</text:p>
          </table:table-cell>
          <table:table-cell office:value-type="string">
            <text:p>50.977277 s</text:p>
          </table:table-cell>
          <table:table-cell office:value-type="string">
            <text:p>64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48">
            <text:p>448</text:p>
          </table:table-cell>
          <table:table-cell office:value-type="string">
            <text:p>10:11:45.310</text:p>
          </table:table-cell>
          <table:table-cell office:value-type="string">
            <text:p>51.08838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49-0448</text:p>
          </table:table-cell>
          <table:table-cell office:value-type="string">
            <text:p>10:11:45.310</text:p>
          </table:table-cell>
          <table:table-cell office:value-type="string">
            <text:p>51.088500 s</text:p>
          </table:table-cell>
          <table:table-cell office:value-type="string">
            <text:p>11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50">
            <text:p>450</text:p>
          </table:table-cell>
          <table:table-cell office:value-type="string">
            <text:p>10:11:45.341</text:p>
          </table:table-cell>
          <table:table-cell office:value-type="string">
            <text:p>51.11957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51-0450</text:p>
          </table:table-cell>
          <table:table-cell office:value-type="string">
            <text:p>10:11:45.341</text:p>
          </table:table-cell>
          <table:table-cell office:value-type="string">
            <text:p>51.119647 s</text:p>
          </table:table-cell>
          <table:table-cell office:value-type="string">
            <text:p>7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52">
            <text:p>452</text:p>
          </table:table-cell>
          <table:table-cell office:value-type="string">
            <text:p>10:11:45.452</text:p>
          </table:table-cell>
          <table:table-cell office:value-type="string">
            <text:p>51.23080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53-0452</text:p>
          </table:table-cell>
          <table:table-cell office:value-type="string">
            <text:p>10:11:45.452</text:p>
          </table:table-cell>
          <table:table-cell office:value-type="string">
            <text:p>51.230926 s</text:p>
          </table:table-cell>
          <table:table-cell office:value-type="string">
            <text:p>11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54">
            <text:p>454</text:p>
          </table:table-cell>
          <table:table-cell office:value-type="string">
            <text:p>10:11:45.452</text:p>
          </table:table-cell>
          <table:table-cell office:value-type="string">
            <text:p>51.23132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55-0454</text:p>
          </table:table-cell>
          <table:table-cell office:value-type="string">
            <text:p>10:11:45.452</text:p>
          </table:table-cell>
          <table:table-cell office:value-type="string">
            <text:p>51.231919 s</text:p>
          </table:table-cell>
          <table:table-cell office:value-type="string">
            <text:p>59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56">
            <text:p>456</text:p>
          </table:table-cell>
          <table:table-cell office:value-type="string">
            <text:p>10:11:45.452</text:p>
          </table:table-cell>
          <table:table-cell office:value-type="string">
            <text:p>51.2320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57-0456</text:p>
          </table:table-cell>
          <table:table-cell office:value-type="string">
            <text:p>10:11:45.452</text:p>
          </table:table-cell>
          <table:table-cell office:value-type="string">
            <text:p>51.233185 s</text:p>
          </table:table-cell>
          <table:table-cell office:value-type="string">
            <text:p>1.143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1 00 00 00 00 00 00 00 00 00 00 00 00 00 00 00 00 00 00 00 00 00 00 00 00 00 00 00 00 00 00 00 00 00 00 00 00 00 00 00 00 00 00 00 00 00 00 00 00 00 00 00 00 00 00 00 00 00 00 00 00 00 00 00 1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58">
            <text:p>458</text:p>
          </table:table-cell>
          <table:table-cell office:value-type="string">
            <text:p>10:11:45.452</text:p>
          </table:table-cell>
          <table:table-cell office:value-type="string">
            <text:p>51.23662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87 3C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59-0458</text:p>
          </table:table-cell>
          <table:table-cell office:value-type="string">
            <text:p>10:11:45.452</text:p>
          </table:table-cell>
          <table:table-cell office:value-type="string">
            <text:p>51.236723 s</text:p>
          </table:table-cell>
          <table:table-cell office:value-type="string">
            <text:p>97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60">
            <text:p>460</text:p>
          </table:table-cell>
          <table:table-cell office:value-type="string">
            <text:p>10:11:45.561</text:p>
          </table:table-cell>
          <table:table-cell office:value-type="string">
            <text:p>51.34002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61-0460</text:p>
          </table:table-cell>
          <table:table-cell office:value-type="string">
            <text:p>10:11:45.561</text:p>
          </table:table-cell>
          <table:table-cell office:value-type="string">
            <text:p>51.340172 s</text:p>
          </table:table-cell>
          <table:table-cell office:value-type="string">
            <text:p>14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62">
            <text:p>462</text:p>
          </table:table-cell>
          <table:table-cell office:value-type="string">
            <text:p>10:11:45.592</text:p>
          </table:table-cell>
          <table:table-cell office:value-type="string">
            <text:p>51.3712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63-0462</text:p>
          </table:table-cell>
          <table:table-cell office:value-type="string">
            <text:p>10:11:45.592</text:p>
          </table:table-cell>
          <table:table-cell office:value-type="string">
            <text:p>51.371313 s</text:p>
          </table:table-cell>
          <table:table-cell office:value-type="string">
            <text:p>7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64">
            <text:p>464</text:p>
          </table:table-cell>
          <table:table-cell office:value-type="string">
            <text:p>10:11:45.704</text:p>
          </table:table-cell>
          <table:table-cell office:value-type="string">
            <text:p>51.48239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65-0464</text:p>
          </table:table-cell>
          <table:table-cell office:value-type="string">
            <text:p>10:11:45.704</text:p>
          </table:table-cell>
          <table:table-cell office:value-type="string">
            <text:p>51.482510 s</text:p>
          </table:table-cell>
          <table:table-cell office:value-type="string">
            <text:p>12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66">
            <text:p>466</text:p>
          </table:table-cell>
          <table:table-cell office:value-type="string">
            <text:p>10:11:45.735</text:p>
          </table:table-cell>
          <table:table-cell office:value-type="string">
            <text:p>51.51369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67-0466</text:p>
          </table:table-cell>
          <table:table-cell office:value-type="string">
            <text:p>10:11:45.735</text:p>
          </table:table-cell>
          <table:table-cell office:value-type="string">
            <text:p>51.513768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68">
            <text:p>468</text:p>
          </table:table-cell>
          <table:table-cell office:value-type="string">
            <text:p>10:11:45.846</text:p>
          </table:table-cell>
          <table:table-cell office:value-type="string">
            <text:p>51.62480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69-0468</text:p>
          </table:table-cell>
          <table:table-cell office:value-type="string">
            <text:p>10:11:45.846</text:p>
          </table:table-cell>
          <table:table-cell office:value-type="string">
            <text:p>51.624916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70">
            <text:p>470</text:p>
          </table:table-cell>
          <table:table-cell office:value-type="string">
            <text:p>10:11:45.846</text:p>
          </table:table-cell>
          <table:table-cell office:value-type="string">
            <text:p>51.6254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71-0470</text:p>
          </table:table-cell>
          <table:table-cell office:value-type="string">
            <text:p>10:11:45.846</text:p>
          </table:table-cell>
          <table:table-cell office:value-type="string">
            <text:p>51.625952 s</text:p>
          </table:table-cell>
          <table:table-cell office:value-type="string">
            <text:p>51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72">
            <text:p>472</text:p>
          </table:table-cell>
          <table:table-cell office:value-type="string">
            <text:p>10:11:45.846</text:p>
          </table:table-cell>
          <table:table-cell office:value-type="string">
            <text:p>51.62611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73-0472</text:p>
          </table:table-cell>
          <table:table-cell office:value-type="string">
            <text:p>10:11:45.846</text:p>
          </table:table-cell>
          <table:table-cell office:value-type="string">
            <text:p>51.627318 s</text:p>
          </table:table-cell>
          <table:table-cell office:value-type="string">
            <text:p>1.203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0 00 01 00 01 01 00 00 00 00 00 00 00 00 00 00 00 00 00 00 00 00 00 00 00 00 00 00 00 00 00 00 00 00 00 00 00 00 00 00 00 00 00 00 00 00 00 00 00 00 00 00 00 00 00 00 00 00 00 00 00 00 00 00 0D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74">
            <text:p>474</text:p>
          </table:table-cell>
          <table:table-cell office:value-type="string">
            <text:p>10:11:45.846</text:p>
          </table:table-cell>
          <table:table-cell office:value-type="string">
            <text:p>51.63055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8A 7F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75-0474</text:p>
          </table:table-cell>
          <table:table-cell office:value-type="string">
            <text:p>10:11:45.846</text:p>
          </table:table-cell>
          <table:table-cell office:value-type="string">
            <text:p>51.630630 s</text:p>
          </table:table-cell>
          <table:table-cell office:value-type="string">
            <text:p>71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76">
            <text:p>476</text:p>
          </table:table-cell>
          <table:table-cell office:value-type="string">
            <text:p>10:11:45.955</text:p>
          </table:table-cell>
          <table:table-cell office:value-type="string">
            <text:p>51.7339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77-0476</text:p>
          </table:table-cell>
          <table:table-cell office:value-type="string">
            <text:p>10:11:45.955</text:p>
          </table:table-cell>
          <table:table-cell office:value-type="string">
            <text:p>51.734110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0 00 01 00 01 01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78">
            <text:p>478</text:p>
          </table:table-cell>
          <table:table-cell office:value-type="string">
            <text:p>10:11:45.986</text:p>
          </table:table-cell>
          <table:table-cell office:value-type="string">
            <text:p>51.76527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79-0478</text:p>
          </table:table-cell>
          <table:table-cell office:value-type="string">
            <text:p>10:11:45.986</text:p>
          </table:table-cell>
          <table:table-cell office:value-type="string">
            <text:p>51.765389 s</text:p>
          </table:table-cell>
          <table:table-cell office:value-type="string">
            <text:p>11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80">
            <text:p>480</text:p>
          </table:table-cell>
          <table:table-cell office:value-type="string">
            <text:p>10:11:46.098</text:p>
          </table:table-cell>
          <table:table-cell office:value-type="string">
            <text:p>51.8764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81-0480</text:p>
          </table:table-cell>
          <table:table-cell office:value-type="string">
            <text:p>10:11:46.098</text:p>
          </table:table-cell>
          <table:table-cell office:value-type="string">
            <text:p>51.876564 s</text:p>
          </table:table-cell>
          <table:table-cell office:value-type="string">
            <text:p>10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0 00 01 00 01 01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82">
            <text:p>482</text:p>
          </table:table-cell>
          <table:table-cell office:value-type="string">
            <text:p>10:11:46.129</text:p>
          </table:table-cell>
          <table:table-cell office:value-type="string">
            <text:p>51.90753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83-0482</text:p>
          </table:table-cell>
          <table:table-cell office:value-type="string">
            <text:p>10:11:46.129</text:p>
          </table:table-cell>
          <table:table-cell office:value-type="string">
            <text:p>51.907601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84">
            <text:p>484</text:p>
          </table:table-cell>
          <table:table-cell office:value-type="string">
            <text:p>10:11:46.240</text:p>
          </table:table-cell>
          <table:table-cell office:value-type="string">
            <text:p>52.01879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85-0484</text:p>
          </table:table-cell>
          <table:table-cell office:value-type="string">
            <text:p>10:11:46.240</text:p>
          </table:table-cell>
          <table:table-cell office:value-type="string">
            <text:p>52.018916 s</text:p>
          </table:table-cell>
          <table:table-cell office:value-type="string">
            <text:p>11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0 00 01 00 01 01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86">
            <text:p>486</text:p>
          </table:table-cell>
          <table:table-cell office:value-type="string">
            <text:p>10:11:46.240</text:p>
          </table:table-cell>
          <table:table-cell office:value-type="string">
            <text:p>52.01930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87-0486</text:p>
          </table:table-cell>
          <table:table-cell office:value-type="string">
            <text:p>10:11:46.240</text:p>
          </table:table-cell>
          <table:table-cell office:value-type="string">
            <text:p>52.019951 s</text:p>
          </table:table-cell>
          <table:table-cell office:value-type="string">
            <text:p>64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88">
            <text:p>488</text:p>
          </table:table-cell>
          <table:table-cell office:value-type="string">
            <text:p>10:11:46.240</text:p>
          </table:table-cell>
          <table:table-cell office:value-type="string">
            <text:p>52.02012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89-0488</text:p>
          </table:table-cell>
          <table:table-cell office:value-type="string">
            <text:p>10:11:46.240</text:p>
          </table:table-cell>
          <table:table-cell office:value-type="string">
            <text:p>52.021205 s</text:p>
          </table:table-cell>
          <table:table-cell office:value-type="string">
            <text:p>1.085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1 00 00 00 00 00 00 00 00 00 00 00 00 00 00 00 00 00 00 00 00 00 00 00 00 00 00 00 00 00 00 00 00 00 00 00 00 00 00 00 00 00 00 00 00 00 00 00 00 00 00 00 00 00 00 00 00 00 00 00 00 00 00 00 1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90">
            <text:p>490</text:p>
          </table:table-cell>
          <table:table-cell office:value-type="string">
            <text:p>10:11:46.240</text:p>
          </table:table-cell>
          <table:table-cell office:value-type="string">
            <text:p>52.02318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88 D2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91-0490</text:p>
          </table:table-cell>
          <table:table-cell office:value-type="string">
            <text:p>10:11:46.240</text:p>
          </table:table-cell>
          <table:table-cell office:value-type="string">
            <text:p>52.023253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92">
            <text:p>492</text:p>
          </table:table-cell>
          <table:table-cell office:value-type="string">
            <text:p>10:11:46.349</text:p>
          </table:table-cell>
          <table:table-cell office:value-type="string">
            <text:p>52.12796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93-0492</text:p>
          </table:table-cell>
          <table:table-cell office:value-type="string">
            <text:p>10:11:46.349</text:p>
          </table:table-cell>
          <table:table-cell office:value-type="string">
            <text:p>52.128078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94">
            <text:p>494</text:p>
          </table:table-cell>
          <table:table-cell office:value-type="string">
            <text:p>10:11:46.380</text:p>
          </table:table-cell>
          <table:table-cell office:value-type="string">
            <text:p>52.1591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95-0494</text:p>
          </table:table-cell>
          <table:table-cell office:value-type="string">
            <text:p>10:11:46.380</text:p>
          </table:table-cell>
          <table:table-cell office:value-type="string">
            <text:p>52.159261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496">
            <text:p>496</text:p>
          </table:table-cell>
          <table:table-cell office:value-type="string">
            <text:p>10:11:46.492</text:p>
          </table:table-cell>
          <table:table-cell office:value-type="string">
            <text:p>52.27044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497-0496</text:p>
          </table:table-cell>
          <table:table-cell office:value-type="string">
            <text:p>10:11:46.492</text:p>
          </table:table-cell>
          <table:table-cell office:value-type="string">
            <text:p>52.270575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498">
            <text:p>498</text:p>
          </table:table-cell>
          <table:table-cell office:value-type="string">
            <text:p>10:11:46.523</text:p>
          </table:table-cell>
          <table:table-cell office:value-type="string">
            <text:p>52.30164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499-0498</text:p>
          </table:table-cell>
          <table:table-cell office:value-type="string">
            <text:p>10:11:46.523</text:p>
          </table:table-cell>
          <table:table-cell office:value-type="string">
            <text:p>52.301729 s</text:p>
          </table:table-cell>
          <table:table-cell office:value-type="string">
            <text:p>8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00">
            <text:p>500</text:p>
          </table:table-cell>
          <table:table-cell office:value-type="string">
            <text:p>10:11:46.634</text:p>
          </table:table-cell>
          <table:table-cell office:value-type="string">
            <text:p>52.41277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01-0500</text:p>
          </table:table-cell>
          <table:table-cell office:value-type="string">
            <text:p>10:11:46.634</text:p>
          </table:table-cell>
          <table:table-cell office:value-type="string">
            <text:p>52.412883 s</text:p>
          </table:table-cell>
          <table:table-cell office:value-type="string">
            <text:p>11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02">
            <text:p>502</text:p>
          </table:table-cell>
          <table:table-cell office:value-type="string">
            <text:p>10:11:46.634</text:p>
          </table:table-cell>
          <table:table-cell office:value-type="string">
            <text:p>52.41324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03-0502</text:p>
          </table:table-cell>
          <table:table-cell office:value-type="string">
            <text:p>10:11:46.634</text:p>
          </table:table-cell>
          <table:table-cell office:value-type="string">
            <text:p>52.413923 s</text:p>
          </table:table-cell>
          <table:table-cell office:value-type="string">
            <text:p>68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04">
            <text:p>504</text:p>
          </table:table-cell>
          <table:table-cell office:value-type="string">
            <text:p>10:11:46.634</text:p>
          </table:table-cell>
          <table:table-cell office:value-type="string">
            <text:p>52.41409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05-0504</text:p>
          </table:table-cell>
          <table:table-cell office:value-type="string">
            <text:p>10:11:46.634</text:p>
          </table:table-cell>
          <table:table-cell office:value-type="string">
            <text:p>52.415100 s</text:p>
          </table:table-cell>
          <table:table-cell office:value-type="string">
            <text:p>1.005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1 00 00 00 00 00 00 00 00 00 00 00 00 00 00 00 00 00 00 00 00 00 00 00 00 00 00 00 00 00 00 00 00 00 00 00 00 00 00 00 00 00 00 00 00 00 00 00 00 00 00 00 00 00 00 00 00 00 00 00 00 00 00 00 1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06">
            <text:p>506</text:p>
          </table:table-cell>
          <table:table-cell office:value-type="string">
            <text:p>10:11:46.634</text:p>
          </table:table-cell>
          <table:table-cell office:value-type="string">
            <text:p>52.41829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95 A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07-0506</text:p>
          </table:table-cell>
          <table:table-cell office:value-type="string">
            <text:p>10:11:46.634</text:p>
          </table:table-cell>
          <table:table-cell office:value-type="string">
            <text:p>52.418342 s</text:p>
          </table:table-cell>
          <table:table-cell office:value-type="string">
            <text:p>49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08">
            <text:p>508</text:p>
          </table:table-cell>
          <table:table-cell office:value-type="string">
            <text:p>10:11:46.743</text:p>
          </table:table-cell>
          <table:table-cell office:value-type="string">
            <text:p>52.52206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09-0508</text:p>
          </table:table-cell>
          <table:table-cell office:value-type="string">
            <text:p>10:11:46.743</text:p>
          </table:table-cell>
          <table:table-cell office:value-type="string">
            <text:p>52.522197 s</text:p>
          </table:table-cell>
          <table:table-cell office:value-type="string">
            <text:p>13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10">
            <text:p>510</text:p>
          </table:table-cell>
          <table:table-cell office:value-type="string">
            <text:p>10:11:46.774</text:p>
          </table:table-cell>
          <table:table-cell office:value-type="string">
            <text:p>52.55321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11-0510</text:p>
          </table:table-cell>
          <table:table-cell office:value-type="string">
            <text:p>10:11:46.774</text:p>
          </table:table-cell>
          <table:table-cell office:value-type="string">
            <text:p>52.553283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12">
            <text:p>512</text:p>
          </table:table-cell>
          <table:table-cell office:value-type="string">
            <text:p>10:11:46.886</text:p>
          </table:table-cell>
          <table:table-cell office:value-type="string">
            <text:p>52.66445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13-0512</text:p>
          </table:table-cell>
          <table:table-cell office:value-type="string">
            <text:p>10:11:46.886</text:p>
          </table:table-cell>
          <table:table-cell office:value-type="string">
            <text:p>52.664572 s</text:p>
          </table:table-cell>
          <table:table-cell office:value-type="string">
            <text:p>11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14">
            <text:p>514</text:p>
          </table:table-cell>
          <table:table-cell office:value-type="string">
            <text:p>10:11:46.917</text:p>
          </table:table-cell>
          <table:table-cell office:value-type="string">
            <text:p>52.69554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15-0514</text:p>
          </table:table-cell>
          <table:table-cell office:value-type="string">
            <text:p>10:11:46.917</text:p>
          </table:table-cell>
          <table:table-cell office:value-type="string">
            <text:p>52.695611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16">
            <text:p>516</text:p>
          </table:table-cell>
          <table:table-cell office:value-type="string">
            <text:p>10:11:47.028</text:p>
          </table:table-cell>
          <table:table-cell office:value-type="string">
            <text:p>52.80692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17-0516</text:p>
          </table:table-cell>
          <table:table-cell office:value-type="string">
            <text:p>10:11:47.028</text:p>
          </table:table-cell>
          <table:table-cell office:value-type="string">
            <text:p>52.807056 s</text:p>
          </table:table-cell>
          <table:table-cell office:value-type="string">
            <text:p>12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18">
            <text:p>518</text:p>
          </table:table-cell>
          <table:table-cell office:value-type="string">
            <text:p>10:11:47.028</text:p>
          </table:table-cell>
          <table:table-cell office:value-type="string">
            <text:p>52.80742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19-0518</text:p>
          </table:table-cell>
          <table:table-cell office:value-type="string">
            <text:p>10:11:47.028</text:p>
          </table:table-cell>
          <table:table-cell office:value-type="string">
            <text:p>52.808066 s</text:p>
          </table:table-cell>
          <table:table-cell office:value-type="string">
            <text:p>64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20">
            <text:p>520</text:p>
          </table:table-cell>
          <table:table-cell office:value-type="string">
            <text:p>10:11:47.028</text:p>
          </table:table-cell>
          <table:table-cell office:value-type="string">
            <text:p>52.80822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21-0520</text:p>
          </table:table-cell>
          <table:table-cell office:value-type="string">
            <text:p>10:11:47.028</text:p>
          </table:table-cell>
          <table:table-cell office:value-type="string">
            <text:p>52.809313 s</text:p>
          </table:table-cell>
          <table:table-cell office:value-type="string">
            <text:p>1.085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38 33 36 35 31 30 2D 2D 2D 2D 2D 2D 2D 2D 2D 2D 2D 2D 00 00 00 00 00 00 00 00 00 00 00 00 00 00 00 00 00 00 00 00 00 00 00 00 00 00 00 00 00 00 00 00 00 00 00 00 00 00 00 00 00 00 00 00 00 00 4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22">
            <text:p>522</text:p>
          </table:table-cell>
          <table:table-cell office:value-type="string">
            <text:p>10:11:47.028</text:p>
          </table:table-cell>
          <table:table-cell office:value-type="string">
            <text:p>52.81252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8B E4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23-0522</text:p>
          </table:table-cell>
          <table:table-cell office:value-type="string">
            <text:p>10:11:47.028</text:p>
          </table:table-cell>
          <table:table-cell office:value-type="string">
            <text:p>52.812596 s</text:p>
          </table:table-cell>
          <table:table-cell office:value-type="string">
            <text:p>70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24">
            <text:p>524</text:p>
          </table:table-cell>
          <table:table-cell office:value-type="string">
            <text:p>10:11:47.137</text:p>
          </table:table-cell>
          <table:table-cell office:value-type="string">
            <text:p>52.91597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25-0524</text:p>
          </table:table-cell>
          <table:table-cell office:value-type="string">
            <text:p>10:11:47.137</text:p>
          </table:table-cell>
          <table:table-cell office:value-type="string">
            <text:p>52.916093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38 33 36 35 31 30 2D 2D 2D 2D 2D 2D 2D 2D 2D 2D 2D 2D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26">
            <text:p>526</text:p>
          </table:table-cell>
          <table:table-cell office:value-type="string">
            <text:p>10:11:47.168</text:p>
          </table:table-cell>
          <table:table-cell office:value-type="string">
            <text:p>52.94716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27-0526</text:p>
          </table:table-cell>
          <table:table-cell office:value-type="string">
            <text:p>10:11:47.168</text:p>
          </table:table-cell>
          <table:table-cell office:value-type="string">
            <text:p>52.947245 s</text:p>
          </table:table-cell>
          <table:table-cell office:value-type="string">
            <text:p>7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28">
            <text:p>528</text:p>
          </table:table-cell>
          <table:table-cell office:value-type="string">
            <text:p>10:11:47.280</text:p>
          </table:table-cell>
          <table:table-cell office:value-type="string">
            <text:p>53.05839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29-0528</text:p>
          </table:table-cell>
          <table:table-cell office:value-type="string">
            <text:p>10:11:47.280</text:p>
          </table:table-cell>
          <table:table-cell office:value-type="string">
            <text:p>53.058509 s</text:p>
          </table:table-cell>
          <table:table-cell office:value-type="string">
            <text:p>11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38 33 36 35 31 30 2D 2D 2D 2D 2D 2D 2D 2D 2D 2D 2D 2D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30">
            <text:p>530</text:p>
          </table:table-cell>
          <table:table-cell office:value-type="string">
            <text:p>10:11:47.311</text:p>
          </table:table-cell>
          <table:table-cell office:value-type="string">
            <text:p>53.08957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31-0530</text:p>
          </table:table-cell>
          <table:table-cell office:value-type="string">
            <text:p>10:11:47.311</text:p>
          </table:table-cell>
          <table:table-cell office:value-type="string">
            <text:p>53.089645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32">
            <text:p>532</text:p>
          </table:table-cell>
          <table:table-cell office:value-type="string">
            <text:p>10:11:47.422</text:p>
          </table:table-cell>
          <table:table-cell office:value-type="string">
            <text:p>53.20081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33-0532</text:p>
          </table:table-cell>
          <table:table-cell office:value-type="string">
            <text:p>10:11:47.422</text:p>
          </table:table-cell>
          <table:table-cell office:value-type="string">
            <text:p>53.200935 s</text:p>
          </table:table-cell>
          <table:table-cell office:value-type="string">
            <text:p>11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38 33 36 35 31 30 2D 2D 2D 2D 2D 2D 2D 2D 2D 2D 2D 2D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34">
            <text:p>534</text:p>
          </table:table-cell>
          <table:table-cell office:value-type="string">
            <text:p>10:11:47.422</text:p>
          </table:table-cell>
          <table:table-cell office:value-type="string">
            <text:p>53.2013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35-0534</text:p>
          </table:table-cell>
          <table:table-cell office:value-type="string">
            <text:p>10:11:47.422</text:p>
          </table:table-cell>
          <table:table-cell office:value-type="string">
            <text:p>53.201935 s</text:p>
          </table:table-cell>
          <table:table-cell office:value-type="string">
            <text:p>59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36">
            <text:p>536</text:p>
          </table:table-cell>
          <table:table-cell office:value-type="string">
            <text:p>10:11:47.422</text:p>
          </table:table-cell>
          <table:table-cell office:value-type="string">
            <text:p>53.20209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37-0536</text:p>
          </table:table-cell>
          <table:table-cell office:value-type="string">
            <text:p>10:11:47.422</text:p>
          </table:table-cell>
          <table:table-cell office:value-type="string">
            <text:p>53.203192 s</text:p>
          </table:table-cell>
          <table:table-cell office:value-type="string">
            <text:p>1.094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1 00 00 00 00 00 00 00 00 00 00 00 00 00 00 00 00 00 00 00 00 00 00 00 00 00 00 00 00 00 00 00 00 00 00 00 00 00 00 00 00 00 00 00 00 00 00 00 00 00 00 00 00 00 00 00 00 00 00 00 00 00 00 00 1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38">
            <text:p>538</text:p>
          </table:table-cell>
          <table:table-cell office:value-type="string">
            <text:p>10:11:47.422</text:p>
          </table:table-cell>
          <table:table-cell office:value-type="string">
            <text:p>53.2063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8F 25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39-0538</text:p>
          </table:table-cell>
          <table:table-cell office:value-type="string">
            <text:p>10:11:47.422</text:p>
          </table:table-cell>
          <table:table-cell office:value-type="string">
            <text:p>53.206464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40">
            <text:p>540</text:p>
          </table:table-cell>
          <table:table-cell office:value-type="string">
            <text:p>10:11:47.531</text:p>
          </table:table-cell>
          <table:table-cell office:value-type="string">
            <text:p>53.31011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41-0540</text:p>
          </table:table-cell>
          <table:table-cell office:value-type="string">
            <text:p>10:11:47.531</text:p>
          </table:table-cell>
          <table:table-cell office:value-type="string">
            <text:p>53.310249 s</text:p>
          </table:table-cell>
          <table:table-cell office:value-type="string">
            <text:p>13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42">
            <text:p>542</text:p>
          </table:table-cell>
          <table:table-cell office:value-type="string">
            <text:p>10:11:47.562</text:p>
          </table:table-cell>
          <table:table-cell office:value-type="string">
            <text:p>53.34123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43-0542</text:p>
          </table:table-cell>
          <table:table-cell office:value-type="string">
            <text:p>10:11:47.562</text:p>
          </table:table-cell>
          <table:table-cell office:value-type="string">
            <text:p>53.341307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44">
            <text:p>544</text:p>
          </table:table-cell>
          <table:table-cell office:value-type="string">
            <text:p>10:11:47.674</text:p>
          </table:table-cell>
          <table:table-cell office:value-type="string">
            <text:p>53.45238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45-0544</text:p>
          </table:table-cell>
          <table:table-cell office:value-type="string">
            <text:p>10:11:47.674</text:p>
          </table:table-cell>
          <table:table-cell office:value-type="string">
            <text:p>53.452506 s</text:p>
          </table:table-cell>
          <table:table-cell office:value-type="string">
            <text:p>11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46">
            <text:p>546</text:p>
          </table:table-cell>
          <table:table-cell office:value-type="string">
            <text:p>10:11:47.705</text:p>
          </table:table-cell>
          <table:table-cell office:value-type="string">
            <text:p>53.48356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47-0546</text:p>
          </table:table-cell>
          <table:table-cell office:value-type="string">
            <text:p>10:11:47.705</text:p>
          </table:table-cell>
          <table:table-cell office:value-type="string">
            <text:p>53.483634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48">
            <text:p>548</text:p>
          </table:table-cell>
          <table:table-cell office:value-type="string">
            <text:p>10:11:47.816</text:p>
          </table:table-cell>
          <table:table-cell office:value-type="string">
            <text:p>53.59480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49-0548</text:p>
          </table:table-cell>
          <table:table-cell office:value-type="string">
            <text:p>10:11:47.816</text:p>
          </table:table-cell>
          <table:table-cell office:value-type="string">
            <text:p>53.594932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1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50">
            <text:p>550</text:p>
          </table:table-cell>
          <table:table-cell office:value-type="string">
            <text:p>10:11:47.816</text:p>
          </table:table-cell>
          <table:table-cell office:value-type="string">
            <text:p>53.59530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51-0550</text:p>
          </table:table-cell>
          <table:table-cell office:value-type="string">
            <text:p>10:11:47.816</text:p>
          </table:table-cell>
          <table:table-cell office:value-type="string">
            <text:p>53.595936 s</text:p>
          </table:table-cell>
          <table:table-cell office:value-type="string">
            <text:p>63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52">
            <text:p>552</text:p>
          </table:table-cell>
          <table:table-cell office:value-type="string">
            <text:p>10:11:47.816</text:p>
          </table:table-cell>
          <table:table-cell office:value-type="string">
            <text:p>53.59609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53-0552</text:p>
          </table:table-cell>
          <table:table-cell office:value-type="string">
            <text:p>10:11:47.816</text:p>
          </table:table-cell>
          <table:table-cell office:value-type="string">
            <text:p>53.597166 s</text:p>
          </table:table-cell>
          <table:table-cell office:value-type="string">
            <text:p>1.067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14 00 00 00 00 00 00 00 00 00 00 00 00 00 00 00 00 00 00 00 00 00 00 00 00 00 00 00 00 00 00 00 00 00 00 00 00 00 00 00 00 00 00 00 00 00 00 00 00 00 00 00 00 00 00 00 00 00 00 00 00 00 00 AA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54">
            <text:p>554</text:p>
          </table:table-cell>
          <table:table-cell office:value-type="string">
            <text:p>10:11:47.816</text:p>
          </table:table-cell>
          <table:table-cell office:value-type="string">
            <text:p>53.59915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C1 98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55-0554</text:p>
          </table:table-cell>
          <table:table-cell office:value-type="string">
            <text:p>10:11:47.816</text:p>
          </table:table-cell>
          <table:table-cell office:value-type="string">
            <text:p>53.599224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56">
            <text:p>556</text:p>
          </table:table-cell>
          <table:table-cell office:value-type="string">
            <text:p>10:11:47.925</text:p>
          </table:table-cell>
          <table:table-cell office:value-type="string">
            <text:p>53.70393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57-0556</text:p>
          </table:table-cell>
          <table:table-cell office:value-type="string">
            <text:p>10:11:47.925</text:p>
          </table:table-cell>
          <table:table-cell office:value-type="string">
            <text:p>53.704045 s</text:p>
          </table:table-cell>
          <table:table-cell office:value-type="string">
            <text:p>11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14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58">
            <text:p>558</text:p>
          </table:table-cell>
          <table:table-cell office:value-type="string">
            <text:p>10:11:47.956</text:p>
          </table:table-cell>
          <table:table-cell office:value-type="string">
            <text:p>53.73515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59-0558</text:p>
          </table:table-cell>
          <table:table-cell office:value-type="string">
            <text:p>10:11:47.956</text:p>
          </table:table-cell>
          <table:table-cell office:value-type="string">
            <text:p>53.735216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60">
            <text:p>560</text:p>
          </table:table-cell>
          <table:table-cell office:value-type="string">
            <text:p>10:11:48.068</text:p>
          </table:table-cell>
          <table:table-cell office:value-type="string">
            <text:p>53.84650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61-0560</text:p>
          </table:table-cell>
          <table:table-cell office:value-type="string">
            <text:p>10:11:48.068</text:p>
          </table:table-cell>
          <table:table-cell office:value-type="string">
            <text:p>53.846733 s</text:p>
          </table:table-cell>
          <table:table-cell office:value-type="string">
            <text:p>22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0 14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62">
            <text:p>562</text:p>
          </table:table-cell>
          <table:table-cell office:value-type="string">
            <text:p>10:11:48.099</text:p>
          </table:table-cell>
          <table:table-cell office:value-type="string">
            <text:p>53.87759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63-0562</text:p>
          </table:table-cell>
          <table:table-cell office:value-type="string">
            <text:p>10:11:48.099</text:p>
          </table:table-cell>
          <table:table-cell office:value-type="string">
            <text:p>53.877660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64">
            <text:p>564</text:p>
          </table:table-cell>
          <table:table-cell office:value-type="string">
            <text:p>10:11:48.210</text:p>
          </table:table-cell>
          <table:table-cell office:value-type="string">
            <text:p>53.98875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65-0564</text:p>
          </table:table-cell>
          <table:table-cell office:value-type="string">
            <text:p>10:11:48.210</text:p>
          </table:table-cell>
          <table:table-cell office:value-type="string">
            <text:p>53.988867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14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66">
            <text:p>566</text:p>
          </table:table-cell>
          <table:table-cell office:value-type="string">
            <text:p>10:11:48.210</text:p>
          </table:table-cell>
          <table:table-cell office:value-type="string">
            <text:p>53.98921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67-0566</text:p>
          </table:table-cell>
          <table:table-cell office:value-type="string">
            <text:p>10:11:48.210</text:p>
          </table:table-cell>
          <table:table-cell office:value-type="string">
            <text:p>53.989901 s</text:p>
          </table:table-cell>
          <table:table-cell office:value-type="string">
            <text:p>68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68">
            <text:p>568</text:p>
          </table:table-cell>
          <table:table-cell office:value-type="string">
            <text:p>10:11:48.210</text:p>
          </table:table-cell>
          <table:table-cell office:value-type="string">
            <text:p>53.99007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69-0568</text:p>
          </table:table-cell>
          <table:table-cell office:value-type="string">
            <text:p>10:11:48.210</text:p>
          </table:table-cell>
          <table:table-cell office:value-type="string">
            <text:p>53.991122 s</text:p>
          </table:table-cell>
          <table:table-cell office:value-type="string">
            <text:p>1.050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15 33 08 07 E1 0B 11 01 00 00 00 00 00 00 00 00 00 00 00 00 00 00 00 00 00 00 00 00 00 00 00 00 00 00 00 00 00 00 00 00 00 00 00 00 00 00 00 00 00 00 00 00 00 00 00 00 00 00 00 00 00 00 00 00 C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70">
            <text:p>570</text:p>
          </table:table-cell>
          <table:table-cell office:value-type="string">
            <text:p>10:11:48.210</text:p>
          </table:table-cell>
          <table:table-cell office:value-type="string">
            <text:p>53.99426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C3 35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71-0570</text:p>
          </table:table-cell>
          <table:table-cell office:value-type="string">
            <text:p>10:11:48.210</text:p>
          </table:table-cell>
          <table:table-cell office:value-type="string">
            <text:p>53.994339 s</text:p>
          </table:table-cell>
          <table:table-cell office:value-type="string">
            <text:p>71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72">
            <text:p>572</text:p>
          </table:table-cell>
          <table:table-cell office:value-type="string">
            <text:p>10:11:48.319</text:p>
          </table:table-cell>
          <table:table-cell office:value-type="string">
            <text:p>54.09798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73-0572</text:p>
          </table:table-cell>
          <table:table-cell office:value-type="string">
            <text:p>10:11:48.319</text:p>
          </table:table-cell>
          <table:table-cell office:value-type="string">
            <text:p>54.098120 s</text:p>
          </table:table-cell>
          <table:table-cell office:value-type="string">
            <text:p>13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15 33 08 07 E1 0B 11 01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74">
            <text:p>574</text:p>
          </table:table-cell>
          <table:table-cell office:value-type="string">
            <text:p>10:11:48.350</text:p>
          </table:table-cell>
          <table:table-cell office:value-type="string">
            <text:p>54.12918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75-0574</text:p>
          </table:table-cell>
          <table:table-cell office:value-type="string">
            <text:p>10:11:48.350</text:p>
          </table:table-cell>
          <table:table-cell office:value-type="string">
            <text:p>54.129256 s</text:p>
          </table:table-cell>
          <table:table-cell office:value-type="string">
            <text:p>6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76">
            <text:p>576</text:p>
          </table:table-cell>
          <table:table-cell office:value-type="string">
            <text:p>10:11:48.462</text:p>
          </table:table-cell>
          <table:table-cell office:value-type="string">
            <text:p>54.24035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77-0576</text:p>
          </table:table-cell>
          <table:table-cell office:value-type="string">
            <text:p>10:11:48.462</text:p>
          </table:table-cell>
          <table:table-cell office:value-type="string">
            <text:p>54.240465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15 33 08 07 E1 0B 11 01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78">
            <text:p>578</text:p>
          </table:table-cell>
          <table:table-cell office:value-type="string">
            <text:p>10:11:48.493</text:p>
          </table:table-cell>
          <table:table-cell office:value-type="string">
            <text:p>54.2715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79-0578</text:p>
          </table:table-cell>
          <table:table-cell office:value-type="string">
            <text:p>10:11:48.493</text:p>
          </table:table-cell>
          <table:table-cell office:value-type="string">
            <text:p>54.271626 s</text:p>
          </table:table-cell>
          <table:table-cell office:value-type="string">
            <text:p>84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80">
            <text:p>580</text:p>
          </table:table-cell>
          <table:table-cell office:value-type="string">
            <text:p>10:11:48.604</text:p>
          </table:table-cell>
          <table:table-cell office:value-type="string">
            <text:p>54.38281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81-0580</text:p>
          </table:table-cell>
          <table:table-cell office:value-type="string">
            <text:p>10:11:48.604</text:p>
          </table:table-cell>
          <table:table-cell office:value-type="string">
            <text:p>54.382933 s</text:p>
          </table:table-cell>
          <table:table-cell office:value-type="string">
            <text:p>11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15 33 08 07 E1 0B 11 01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82">
            <text:p>582</text:p>
          </table:table-cell>
          <table:table-cell office:value-type="string">
            <text:p>10:11:48.604</text:p>
          </table:table-cell>
          <table:table-cell office:value-type="string">
            <text:p>54.38338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83-0582</text:p>
          </table:table-cell>
          <table:table-cell office:value-type="string">
            <text:p>10:11:48.604</text:p>
          </table:table-cell>
          <table:table-cell office:value-type="string">
            <text:p>54.383923 s</text:p>
          </table:table-cell>
          <table:table-cell office:value-type="string">
            <text:p>53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84">
            <text:p>584</text:p>
          </table:table-cell>
          <table:table-cell office:value-type="string">
            <text:p>10:11:48.604</text:p>
          </table:table-cell>
          <table:table-cell office:value-type="string">
            <text:p>54.38399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85-0584</text:p>
          </table:table-cell>
          <table:table-cell office:value-type="string">
            <text:p>10:11:48.604</text:p>
          </table:table-cell>
          <table:table-cell office:value-type="string">
            <text:p>54.385202 s</text:p>
          </table:table-cell>
          <table:table-cell office:value-type="string">
            <text:p>1.204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2 07 00 00 00 00 00 00 00 00 00 00 00 00 00 00 00 00 00 00 00 00 00 00 00 00 00 00 00 00 00 00 00 00 00 00 00 00 00 00 00 00 00 00 00 00 00 00 00 00 00 00 00 00 00 00 00 00 00 00 00 00 00 00 5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86">
            <text:p>586</text:p>
          </table:table-cell>
          <table:table-cell office:value-type="string">
            <text:p>10:11:48.604</text:p>
          </table:table-cell>
          <table:table-cell office:value-type="string">
            <text:p>54.38849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C5 59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87-0586</text:p>
          </table:table-cell>
          <table:table-cell office:value-type="string">
            <text:p>10:11:48.604</text:p>
          </table:table-cell>
          <table:table-cell office:value-type="string">
            <text:p>54.388568 s</text:p>
          </table:table-cell>
          <table:table-cell office:value-type="string">
            <text:p>73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88">
            <text:p>588</text:p>
          </table:table-cell>
          <table:table-cell office:value-type="string">
            <text:p>10:11:48.713</text:p>
          </table:table-cell>
          <table:table-cell office:value-type="string">
            <text:p>54.49196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89-0588</text:p>
          </table:table-cell>
          <table:table-cell office:value-type="string">
            <text:p>10:11:48.713</text:p>
          </table:table-cell>
          <table:table-cell office:value-type="string">
            <text:p>54.492087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2 07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90">
            <text:p>590</text:p>
          </table:table-cell>
          <table:table-cell office:value-type="string">
            <text:p>10:11:48.744</text:p>
          </table:table-cell>
          <table:table-cell office:value-type="string">
            <text:p>54.52322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91-0590</text:p>
          </table:table-cell>
          <table:table-cell office:value-type="string">
            <text:p>10:11:48.744</text:p>
          </table:table-cell>
          <table:table-cell office:value-type="string">
            <text:p>54.523299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92">
            <text:p>592</text:p>
          </table:table-cell>
          <table:table-cell office:value-type="string">
            <text:p>10:11:48.856</text:p>
          </table:table-cell>
          <table:table-cell office:value-type="string">
            <text:p>54.6343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93-0592</text:p>
          </table:table-cell>
          <table:table-cell office:value-type="string">
            <text:p>10:11:48.856</text:p>
          </table:table-cell>
          <table:table-cell office:value-type="string">
            <text:p>54.634476 s</text:p>
          </table:table-cell>
          <table:table-cell office:value-type="string">
            <text:p>11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2 07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94">
            <text:p>594</text:p>
          </table:table-cell>
          <table:table-cell office:value-type="string">
            <text:p>10:11:48.887</text:p>
          </table:table-cell>
          <table:table-cell office:value-type="string">
            <text:p>54.66555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95-0594</text:p>
          </table:table-cell>
          <table:table-cell office:value-type="string">
            <text:p>10:11:48.887</text:p>
          </table:table-cell>
          <table:table-cell office:value-type="string">
            <text:p>54.665645 s</text:p>
          </table:table-cell>
          <table:table-cell office:value-type="string">
            <text:p>8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596">
            <text:p>596</text:p>
          </table:table-cell>
          <table:table-cell office:value-type="string">
            <text:p>10:11:48.998</text:p>
          </table:table-cell>
          <table:table-cell office:value-type="string">
            <text:p>54.77672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597-0596</text:p>
          </table:table-cell>
          <table:table-cell office:value-type="string">
            <text:p>10:11:48.998</text:p>
          </table:table-cell>
          <table:table-cell office:value-type="string">
            <text:p>54.776854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2 07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598">
            <text:p>598</text:p>
          </table:table-cell>
          <table:table-cell office:value-type="string">
            <text:p>10:11:48.998</text:p>
          </table:table-cell>
          <table:table-cell office:value-type="string">
            <text:p>54.77717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599-0598</text:p>
          </table:table-cell>
          <table:table-cell office:value-type="string">
            <text:p>10:11:48.998</text:p>
          </table:table-cell>
          <table:table-cell office:value-type="string">
            <text:p>54.777848 s</text:p>
          </table:table-cell>
          <table:table-cell office:value-type="string">
            <text:p>67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00">
            <text:p>600</text:p>
          </table:table-cell>
          <table:table-cell office:value-type="string">
            <text:p>10:11:48.998</text:p>
          </table:table-cell>
          <table:table-cell office:value-type="string">
            <text:p>54.7779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01-0600</text:p>
          </table:table-cell>
          <table:table-cell office:value-type="string">
            <text:p>10:11:48.998</text:p>
          </table:table-cell>
          <table:table-cell office:value-type="string">
            <text:p>54.779049 s</text:p>
          </table:table-cell>
          <table:table-cell office:value-type="string">
            <text:p>1.108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02">
            <text:p>602</text:p>
          </table:table-cell>
          <table:table-cell office:value-type="string">
            <text:p>10:11:48.998</text:p>
          </table:table-cell>
          <table:table-cell office:value-type="string">
            <text:p>54.78244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C6 6F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03-0602</text:p>
          </table:table-cell>
          <table:table-cell office:value-type="string">
            <text:p>10:11:48.998</text:p>
          </table:table-cell>
          <table:table-cell office:value-type="string">
            <text:p>54.782525 s</text:p>
          </table:table-cell>
          <table:table-cell office:value-type="string">
            <text:p>80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04">
            <text:p>604</text:p>
          </table:table-cell>
          <table:table-cell office:value-type="string">
            <text:p>10:11:49.107</text:p>
          </table:table-cell>
          <table:table-cell office:value-type="string">
            <text:p>54.88598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05-0604</text:p>
          </table:table-cell>
          <table:table-cell office:value-type="string">
            <text:p>10:11:49.107</text:p>
          </table:table-cell>
          <table:table-cell office:value-type="string">
            <text:p>54.886106 s</text:p>
          </table:table-cell>
          <table:table-cell office:value-type="string">
            <text:p>12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06">
            <text:p>606</text:p>
          </table:table-cell>
          <table:table-cell office:value-type="string">
            <text:p>10:11:49.138</text:p>
          </table:table-cell>
          <table:table-cell office:value-type="string">
            <text:p>54.91720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07-0606</text:p>
          </table:table-cell>
          <table:table-cell office:value-type="string">
            <text:p>10:11:49.138</text:p>
          </table:table-cell>
          <table:table-cell office:value-type="string">
            <text:p>54.917275 s</text:p>
          </table:table-cell>
          <table:table-cell office:value-type="string">
            <text:p>7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08">
            <text:p>608</text:p>
          </table:table-cell>
          <table:table-cell office:value-type="string">
            <text:p>10:11:49.250</text:p>
          </table:table-cell>
          <table:table-cell office:value-type="string">
            <text:p>55.02836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09-0608</text:p>
          </table:table-cell>
          <table:table-cell office:value-type="string">
            <text:p>10:11:49.250</text:p>
          </table:table-cell>
          <table:table-cell office:value-type="string">
            <text:p>55.028476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10">
            <text:p>610</text:p>
          </table:table-cell>
          <table:table-cell office:value-type="string">
            <text:p>10:11:49.281</text:p>
          </table:table-cell>
          <table:table-cell office:value-type="string">
            <text:p>55.0595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11-0610</text:p>
          </table:table-cell>
          <table:table-cell office:value-type="string">
            <text:p>10:11:49.281</text:p>
          </table:table-cell>
          <table:table-cell office:value-type="string">
            <text:p>55.059610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12">
            <text:p>612</text:p>
          </table:table-cell>
          <table:table-cell office:value-type="string">
            <text:p>10:11:49.392</text:p>
          </table:table-cell>
          <table:table-cell office:value-type="string">
            <text:p>55.17082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13-0612</text:p>
          </table:table-cell>
          <table:table-cell office:value-type="string">
            <text:p>10:11:49.392</text:p>
          </table:table-cell>
          <table:table-cell office:value-type="string">
            <text:p>55.170935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14">
            <text:p>614</text:p>
          </table:table-cell>
          <table:table-cell office:value-type="string">
            <text:p>10:11:49.392</text:p>
          </table:table-cell>
          <table:table-cell office:value-type="string">
            <text:p>55.17129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15-0614</text:p>
          </table:table-cell>
          <table:table-cell office:value-type="string">
            <text:p>10:11:49.392</text:p>
          </table:table-cell>
          <table:table-cell office:value-type="string">
            <text:p>55.171945 s</text:p>
          </table:table-cell>
          <table:table-cell office:value-type="string">
            <text:p>64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16">
            <text:p>616</text:p>
          </table:table-cell>
          <table:table-cell office:value-type="string">
            <text:p>10:11:49.392</text:p>
          </table:table-cell>
          <table:table-cell office:value-type="string">
            <text:p>55.17210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17-0616</text:p>
          </table:table-cell>
          <table:table-cell office:value-type="string">
            <text:p>10:11:49.392</text:p>
          </table:table-cell>
          <table:table-cell office:value-type="string">
            <text:p>55.173179 s</text:p>
          </table:table-cell>
          <table:table-cell office:value-type="string">
            <text:p>1.077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FF FF FF FF FF FF FF FF FF FF FF FF FF FF FF FF FF FF FF FF FF FF FF FF FF FF FF FF FF FF FF FF 00 00 00 00 00 00 00 00 00 00 00 00 00 00 00 00 00 00 00 00 00 00 00 00 00 00 00 00 00 00 00 00 D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18">
            <text:p>618</text:p>
          </table:table-cell>
          <table:table-cell office:value-type="string">
            <text:p>10:11:49.392</text:p>
          </table:table-cell>
          <table:table-cell office:value-type="string">
            <text:p>55.17743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C7 F4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19-0618</text:p>
          </table:table-cell>
          <table:table-cell office:value-type="string">
            <text:p>10:11:49.392</text:p>
          </table:table-cell>
          <table:table-cell office:value-type="string">
            <text:p>55.177484 s</text:p>
          </table:table-cell>
          <table:table-cell office:value-type="string">
            <text:p>51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20">
            <text:p>620</text:p>
          </table:table-cell>
          <table:table-cell office:value-type="string">
            <text:p>10:11:49.501</text:p>
          </table:table-cell>
          <table:table-cell office:value-type="string">
            <text:p>55.28001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21-0620</text:p>
          </table:table-cell>
          <table:table-cell office:value-type="string">
            <text:p>10:11:49.501</text:p>
          </table:table-cell>
          <table:table-cell office:value-type="string">
            <text:p>55.280137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FF FF FF FF FF FF FF FF FF FF FF FF FF FF FF FF FF FF FF FF FF FF FF FF FF FF FF FF FF FF FF FF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22">
            <text:p>622</text:p>
          </table:table-cell>
          <table:table-cell office:value-type="string">
            <text:p>10:11:49.532</text:p>
          </table:table-cell>
          <table:table-cell office:value-type="string">
            <text:p>55.31115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23-0622</text:p>
          </table:table-cell>
          <table:table-cell office:value-type="string">
            <text:p>10:11:49.532</text:p>
          </table:table-cell>
          <table:table-cell office:value-type="string">
            <text:p>55.311229 s</text:p>
          </table:table-cell>
          <table:table-cell office:value-type="string">
            <text:p>78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24">
            <text:p>624</text:p>
          </table:table-cell>
          <table:table-cell office:value-type="string">
            <text:p>10:11:49.644</text:p>
          </table:table-cell>
          <table:table-cell office:value-type="string">
            <text:p>55.42239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25-0624</text:p>
          </table:table-cell>
          <table:table-cell office:value-type="string">
            <text:p>10:11:49.644</text:p>
          </table:table-cell>
          <table:table-cell office:value-type="string">
            <text:p>55.422514 s</text:p>
          </table:table-cell>
          <table:table-cell office:value-type="string">
            <text:p>12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FF FF FF FF FF FF FF FF FF FF FF FF FF FF FF FF FF FF FF FF FF FF FF FF FF FF FF FF FF FF FF FF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26">
            <text:p>626</text:p>
          </table:table-cell>
          <table:table-cell office:value-type="string">
            <text:p>10:11:49.675</text:p>
          </table:table-cell>
          <table:table-cell office:value-type="string">
            <text:p>55.45354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27-0626</text:p>
          </table:table-cell>
          <table:table-cell office:value-type="string">
            <text:p>10:11:49.675</text:p>
          </table:table-cell>
          <table:table-cell office:value-type="string">
            <text:p>55.453620 s</text:p>
          </table:table-cell>
          <table:table-cell office:value-type="string">
            <text:p>7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28">
            <text:p>628</text:p>
          </table:table-cell>
          <table:table-cell office:value-type="string">
            <text:p>10:11:49.786</text:p>
          </table:table-cell>
          <table:table-cell office:value-type="string">
            <text:p>55.56474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29-0628</text:p>
          </table:table-cell>
          <table:table-cell office:value-type="string">
            <text:p>10:11:49.786</text:p>
          </table:table-cell>
          <table:table-cell office:value-type="string">
            <text:p>55.564876 s</text:p>
          </table:table-cell>
          <table:table-cell office:value-type="string">
            <text:p>13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FF FF FF FF FF FF FF FF FF FF FF FF FF FF FF FF FF FF FF FF FF FF FF FF FF FF FF FF FF FF FF FF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30">
            <text:p>630</text:p>
          </table:table-cell>
          <table:table-cell office:value-type="string">
            <text:p>10:11:49.786</text:p>
          </table:table-cell>
          <table:table-cell office:value-type="string">
            <text:p>55.56524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31-0630</text:p>
          </table:table-cell>
          <table:table-cell office:value-type="string">
            <text:p>10:11:49.786</text:p>
          </table:table-cell>
          <table:table-cell office:value-type="string">
            <text:p>55.565878 s</text:p>
          </table:table-cell>
          <table:table-cell office:value-type="string">
            <text:p>63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32">
            <text:p>632</text:p>
          </table:table-cell>
          <table:table-cell office:value-type="string">
            <text:p>10:11:49.786</text:p>
          </table:table-cell>
          <table:table-cell office:value-type="string">
            <text:p>55.56604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33-0632</text:p>
          </table:table-cell>
          <table:table-cell office:value-type="string">
            <text:p>10:11:49.786</text:p>
          </table:table-cell>
          <table:table-cell office:value-type="string">
            <text:p>55.567138 s</text:p>
          </table:table-cell>
          <table:table-cell office:value-type="string">
            <text:p>1.097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1 02 02 02 01 01 02 02 01 93 02 98 5D C0 00 90 01 02 64 04 00 00 00 00 00 00 00 00 00 00 00 00 00 00 00 00 00 00 00 00 00 00 00 00 00 00 00 00 00 00 00 00 00 00 00 00 00 00 00 00 00 00 00 00 3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34">
            <text:p>634</text:p>
          </table:table-cell>
          <table:table-cell office:value-type="string">
            <text:p>10:11:49.786</text:p>
          </table:table-cell>
          <table:table-cell office:value-type="string">
            <text:p>55.56912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CF ED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35-0634</text:p>
          </table:table-cell>
          <table:table-cell office:value-type="string">
            <text:p>10:11:49.786</text:p>
          </table:table-cell>
          <table:table-cell office:value-type="string">
            <text:p>55.569195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36">
            <text:p>636</text:p>
          </table:table-cell>
          <table:table-cell office:value-type="string">
            <text:p>10:11:49.895</text:p>
          </table:table-cell>
          <table:table-cell office:value-type="string">
            <text:p>55.67391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37-0636</text:p>
          </table:table-cell>
          <table:table-cell office:value-type="string">
            <text:p>10:11:49.895</text:p>
          </table:table-cell>
          <table:table-cell office:value-type="string">
            <text:p>55.674039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1 02 02 02 01 01 02 02 01 93 02 98 5D C0 00 90 01 02 64 04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38">
            <text:p>638</text:p>
          </table:table-cell>
          <table:table-cell office:value-type="string">
            <text:p>10:11:49.926</text:p>
          </table:table-cell>
          <table:table-cell office:value-type="string">
            <text:p>55.70519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39-0638</text:p>
          </table:table-cell>
          <table:table-cell office:value-type="string">
            <text:p>10:11:49.926</text:p>
          </table:table-cell>
          <table:table-cell office:value-type="string">
            <text:p>55.705261 s</text:p>
          </table:table-cell>
          <table:table-cell office:value-type="string">
            <text:p>7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40">
            <text:p>640</text:p>
          </table:table-cell>
          <table:table-cell office:value-type="string">
            <text:p>10:11:50.038</text:p>
          </table:table-cell>
          <table:table-cell office:value-type="string">
            <text:p>55.81637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41-0640</text:p>
          </table:table-cell>
          <table:table-cell office:value-type="string">
            <text:p>10:11:50.038</text:p>
          </table:table-cell>
          <table:table-cell office:value-type="string">
            <text:p>55.816506 s</text:p>
          </table:table-cell>
          <table:table-cell office:value-type="string">
            <text:p>12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1 02 02 02 01 01 02 02 01 93 02 98 5D C0 00 90 01 02 64 04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42">
            <text:p>642</text:p>
          </table:table-cell>
          <table:table-cell office:value-type="string">
            <text:p>10:11:50.069</text:p>
          </table:table-cell>
          <table:table-cell office:value-type="string">
            <text:p>55.84751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43-0642</text:p>
          </table:table-cell>
          <table:table-cell office:value-type="string">
            <text:p>10:11:50.069</text:p>
          </table:table-cell>
          <table:table-cell office:value-type="string">
            <text:p>55.847582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44">
            <text:p>644</text:p>
          </table:table-cell>
          <table:table-cell office:value-type="string">
            <text:p>10:11:50.180</text:p>
          </table:table-cell>
          <table:table-cell office:value-type="string">
            <text:p>55.95874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45-0644</text:p>
          </table:table-cell>
          <table:table-cell office:value-type="string">
            <text:p>10:11:50.180</text:p>
          </table:table-cell>
          <table:table-cell office:value-type="string">
            <text:p>55.958854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1 02 02 02 01 01 02 02 01 93 02 98 5D C0 00 90 01 02 64 04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46">
            <text:p>646</text:p>
          </table:table-cell>
          <table:table-cell office:value-type="string">
            <text:p>10:11:50.180</text:p>
          </table:table-cell>
          <table:table-cell office:value-type="string">
            <text:p>55.95920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47-0646</text:p>
          </table:table-cell>
          <table:table-cell office:value-type="string">
            <text:p>10:11:50.180</text:p>
          </table:table-cell>
          <table:table-cell office:value-type="string">
            <text:p>55.959869 s</text:p>
          </table:table-cell>
          <table:table-cell office:value-type="string">
            <text:p>66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48">
            <text:p>648</text:p>
          </table:table-cell>
          <table:table-cell office:value-type="string">
            <text:p>10:11:50.180</text:p>
          </table:table-cell>
          <table:table-cell office:value-type="string">
            <text:p>55.96003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49-0648</text:p>
          </table:table-cell>
          <table:table-cell office:value-type="string">
            <text:p>10:11:50.180</text:p>
          </table:table-cell>
          <table:table-cell office:value-type="string">
            <text:p>55.961079 s</text:p>
          </table:table-cell>
          <table:table-cell office:value-type="string">
            <text:p>1.048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1 01 04 00 80 F0 80 50 04 80 3C 80 28 08 81 0E 80 32 2F 80 78 80 28 00 03 FF 03 FF 00 03 FF 03 FF 00 03 FF 03 FF 00 03 FF 03 FF 00 3C 00 14 00 1E 00 B4 00 46 01 00 3C 12 D6 87 01 00 1E 00 3C EC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50">
            <text:p>650</text:p>
          </table:table-cell>
          <table:table-cell office:value-type="string">
            <text:p>10:11:50.180</text:p>
          </table:table-cell>
          <table:table-cell office:value-type="string">
            <text:p>55.96428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9C 21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51-0650</text:p>
          </table:table-cell>
          <table:table-cell office:value-type="string">
            <text:p>10:11:50.180</text:p>
          </table:table-cell>
          <table:table-cell office:value-type="string">
            <text:p>55.964361 s</text:p>
          </table:table-cell>
          <table:table-cell office:value-type="string">
            <text:p>74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52">
            <text:p>652</text:p>
          </table:table-cell>
          <table:table-cell office:value-type="string">
            <text:p>10:11:50.289</text:p>
          </table:table-cell>
          <table:table-cell office:value-type="string">
            <text:p>56.06790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53-0652</text:p>
          </table:table-cell>
          <table:table-cell office:value-type="string">
            <text:p>10:11:50.289</text:p>
          </table:table-cell>
          <table:table-cell office:value-type="string">
            <text:p>56.068019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1 01 04 00 80 F0 80 50 04 80 3C 80 28 08 81 0E 80 32 2F 80 78 80 28 00 03 FF 03 FF 00 03 FF 03 FF 00 03 FF 03 FF 00 03 FF 03 FF 00 3C 00 14 00 1E 00 B4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54">
            <text:p>654</text:p>
          </table:table-cell>
          <table:table-cell office:value-type="string">
            <text:p>10:11:50.320</text:p>
          </table:table-cell>
          <table:table-cell office:value-type="string">
            <text:p>56.09914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55-0654</text:p>
          </table:table-cell>
          <table:table-cell office:value-type="string">
            <text:p>10:11:50.320</text:p>
          </table:table-cell>
          <table:table-cell office:value-type="string">
            <text:p>56.099224 s</text:p>
          </table:table-cell>
          <table:table-cell office:value-type="string">
            <text:p>8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56">
            <text:p>656</text:p>
          </table:table-cell>
          <table:table-cell office:value-type="string">
            <text:p>10:11:50.432</text:p>
          </table:table-cell>
          <table:table-cell office:value-type="string">
            <text:p>56.21042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57-0656</text:p>
          </table:table-cell>
          <table:table-cell office:value-type="string">
            <text:p>10:11:50.432</text:p>
          </table:table-cell>
          <table:table-cell office:value-type="string">
            <text:p>56.210552 s</text:p>
          </table:table-cell>
          <table:table-cell office:value-type="string">
            <text:p>12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1 01 04 00 80 F0 80 50 04 80 3C 80 28 08 81 0E 80 32 2F 80 78 80 28 00 03 FF 03 FF 00 03 FF 03 FF 00 03 FF 03 FF 00 03 FF 03 FF 00 3C 00 14 00 1E 00 B4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58">
            <text:p>658</text:p>
          </table:table-cell>
          <table:table-cell office:value-type="string">
            <text:p>10:11:50.463</text:p>
          </table:table-cell>
          <table:table-cell office:value-type="string">
            <text:p>56.24153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59-0658</text:p>
          </table:table-cell>
          <table:table-cell office:value-type="string">
            <text:p>10:11:50.463</text:p>
          </table:table-cell>
          <table:table-cell office:value-type="string">
            <text:p>56.241621 s</text:p>
          </table:table-cell>
          <table:table-cell office:value-type="string">
            <text:p>84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60">
            <text:p>660</text:p>
          </table:table-cell>
          <table:table-cell office:value-type="string">
            <text:p>10:11:50.574</text:p>
          </table:table-cell>
          <table:table-cell office:value-type="string">
            <text:p>56.35277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61-0660</text:p>
          </table:table-cell>
          <table:table-cell office:value-type="string">
            <text:p>10:11:50.574</text:p>
          </table:table-cell>
          <table:table-cell office:value-type="string">
            <text:p>56.352906 s</text:p>
          </table:table-cell>
          <table:table-cell office:value-type="string">
            <text:p>12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1 01 04 00 80 F0 80 50 04 80 3C 80 28 08 81 0E 80 32 2F 80 78 80 28 00 03 FF 03 FF 00 03 FF 03 FF 00 03 FF 03 FF 00 03 FF 03 FF 00 3C 00 14 00 1E 00 B4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62">
            <text:p>662</text:p>
          </table:table-cell>
          <table:table-cell office:value-type="string">
            <text:p>10:11:50.574</text:p>
          </table:table-cell>
          <table:table-cell office:value-type="string">
            <text:p>56.35328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63-0662</text:p>
          </table:table-cell>
          <table:table-cell office:value-type="string">
            <text:p>10:11:50.574</text:p>
          </table:table-cell>
          <table:table-cell office:value-type="string">
            <text:p>56.353914 s</text:p>
          </table:table-cell>
          <table:table-cell office:value-type="string">
            <text:p>63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64">
            <text:p>664</text:p>
          </table:table-cell>
          <table:table-cell office:value-type="string">
            <text:p>10:11:50.574</text:p>
          </table:table-cell>
          <table:table-cell office:value-type="string">
            <text:p>56.35407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65-0664</text:p>
          </table:table-cell>
          <table:table-cell office:value-type="string">
            <text:p>10:11:50.574</text:p>
          </table:table-cell>
          <table:table-cell office:value-type="string">
            <text:p>56.355155 s</text:p>
          </table:table-cell>
          <table:table-cell office:value-type="string">
            <text:p>1.079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66">
            <text:p>666</text:p>
          </table:table-cell>
          <table:table-cell office:value-type="string">
            <text:p>10:11:50.574</text:p>
          </table:table-cell>
          <table:table-cell office:value-type="string">
            <text:p>56.35836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D1 AA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67-0666</text:p>
          </table:table-cell>
          <table:table-cell office:value-type="string">
            <text:p>10:11:50.574</text:p>
          </table:table-cell>
          <table:table-cell office:value-type="string">
            <text:p>56.358432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68">
            <text:p>668</text:p>
          </table:table-cell>
          <table:table-cell office:value-type="string">
            <text:p>10:11:50.683</text:p>
          </table:table-cell>
          <table:table-cell office:value-type="string">
            <text:p>56.46194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69-0668</text:p>
          </table:table-cell>
          <table:table-cell office:value-type="string">
            <text:p>10:11:50.683</text:p>
          </table:table-cell>
          <table:table-cell office:value-type="string">
            <text:p>56.462044 s</text:p>
          </table:table-cell>
          <table:table-cell office:value-type="string">
            <text:p>9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70">
            <text:p>670</text:p>
          </table:table-cell>
          <table:table-cell office:value-type="string">
            <text:p>10:11:50.714</text:p>
          </table:table-cell>
          <table:table-cell office:value-type="string">
            <text:p>56.49316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71-0670</text:p>
          </table:table-cell>
          <table:table-cell office:value-type="string">
            <text:p>10:11:50.714</text:p>
          </table:table-cell>
          <table:table-cell office:value-type="string">
            <text:p>56.493235 s</text:p>
          </table:table-cell>
          <table:table-cell office:value-type="string">
            <text:p>6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72">
            <text:p>672</text:p>
          </table:table-cell>
          <table:table-cell office:value-type="string">
            <text:p>10:11:50.826</text:p>
          </table:table-cell>
          <table:table-cell office:value-type="string">
            <text:p>56.60438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73-0672</text:p>
          </table:table-cell>
          <table:table-cell office:value-type="string">
            <text:p>10:11:50.826</text:p>
          </table:table-cell>
          <table:table-cell office:value-type="string">
            <text:p>56.604520 s</text:p>
          </table:table-cell>
          <table:table-cell office:value-type="string">
            <text:p>13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74">
            <text:p>674</text:p>
          </table:table-cell>
          <table:table-cell office:value-type="string">
            <text:p>10:11:50.857</text:p>
          </table:table-cell>
          <table:table-cell office:value-type="string">
            <text:p>56.63547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75-0674</text:p>
          </table:table-cell>
          <table:table-cell office:value-type="string">
            <text:p>10:11:50.857</text:p>
          </table:table-cell>
          <table:table-cell office:value-type="string">
            <text:p>56.635543 s</text:p>
          </table:table-cell>
          <table:table-cell office:value-type="string">
            <text:p>7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76">
            <text:p>676</text:p>
          </table:table-cell>
          <table:table-cell office:value-type="string">
            <text:p>10:11:50.968</text:p>
          </table:table-cell>
          <table:table-cell office:value-type="string">
            <text:p>56.74671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77-0676</text:p>
          </table:table-cell>
          <table:table-cell office:value-type="string">
            <text:p>10:11:50.968</text:p>
          </table:table-cell>
          <table:table-cell office:value-type="string">
            <text:p>56.746802 s</text:p>
          </table:table-cell>
          <table:table-cell office:value-type="string">
            <text:p>8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78">
            <text:p>678</text:p>
          </table:table-cell>
          <table:table-cell office:value-type="string">
            <text:p>10:11:50.968</text:p>
          </table:table-cell>
          <table:table-cell office:value-type="string">
            <text:p>56.74710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79-0678</text:p>
          </table:table-cell>
          <table:table-cell office:value-type="string">
            <text:p>10:11:50.968</text:p>
          </table:table-cell>
          <table:table-cell office:value-type="string">
            <text:p>56.747851 s</text:p>
          </table:table-cell>
          <table:table-cell office:value-type="string">
            <text:p>748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80">
            <text:p>680</text:p>
          </table:table-cell>
          <table:table-cell office:value-type="string">
            <text:p>10:11:50.968</text:p>
          </table:table-cell>
          <table:table-cell office:value-type="string">
            <text:p>56.74802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81-0680</text:p>
          </table:table-cell>
          <table:table-cell office:value-type="string">
            <text:p>10:11:50.968</text:p>
          </table:table-cell>
          <table:table-cell office:value-type="string">
            <text:p>56.749007 s</text:p>
          </table:table-cell>
          <table:table-cell office:value-type="string">
            <text:p>987 u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1 00 8F 8F 00 FF FF 00 FF FF 00 FF FF 00 FF FF 00 FF FF 00 FF FF 00 FF FF 00 00 00 00 00 00 00 00 00 00 00 00 00 00 00 00 00 00 00 00 00 00 00 00 00 00 00 00 00 00 00 00 00 00 00 00 00 00 5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82">
            <text:p>682</text:p>
          </table:table-cell>
          <table:table-cell office:value-type="string">
            <text:p>10:11:50.968</text:p>
          </table:table-cell>
          <table:table-cell office:value-type="string">
            <text:p>56.75217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D4 F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83-0682</text:p>
          </table:table-cell>
          <table:table-cell office:value-type="string">
            <text:p>10:11:50.968</text:p>
          </table:table-cell>
          <table:table-cell office:value-type="string">
            <text:p>56.752249 s</text:p>
          </table:table-cell>
          <table:table-cell office:value-type="string">
            <text:p>72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84">
            <text:p>684</text:p>
          </table:table-cell>
          <table:table-cell office:value-type="string">
            <text:p>10:11:51.077</text:p>
          </table:table-cell>
          <table:table-cell office:value-type="string">
            <text:p>56.85598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85-0684</text:p>
          </table:table-cell>
          <table:table-cell office:value-type="string">
            <text:p>10:11:51.077</text:p>
          </table:table-cell>
          <table:table-cell office:value-type="string">
            <text:p>56.856094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1 00 8F 8F 00 FF FF 00 FF FF 00 FF FF 00 FF FF 00 FF FF 00 FF FF 00 FF FF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86">
            <text:p>686</text:p>
          </table:table-cell>
          <table:table-cell office:value-type="string">
            <text:p>10:11:51.108</text:p>
          </table:table-cell>
          <table:table-cell office:value-type="string">
            <text:p>56.88709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87-0686</text:p>
          </table:table-cell>
          <table:table-cell office:value-type="string">
            <text:p>10:11:51.108</text:p>
          </table:table-cell>
          <table:table-cell office:value-type="string">
            <text:p>56.887167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88">
            <text:p>688</text:p>
          </table:table-cell>
          <table:table-cell office:value-type="string">
            <text:p>10:11:51.220</text:p>
          </table:table-cell>
          <table:table-cell office:value-type="string">
            <text:p>56.99829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89-0688</text:p>
          </table:table-cell>
          <table:table-cell office:value-type="string">
            <text:p>10:11:51.220</text:p>
          </table:table-cell>
          <table:table-cell office:value-type="string">
            <text:p>56.998405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0 01 00 8F 8F 00 FF FF 00 FF FF 00 FF FF 00 FF FF 00 FF FF 00 FF FF 00 FF FF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90">
            <text:p>690</text:p>
          </table:table-cell>
          <table:table-cell office:value-type="string">
            <text:p>10:11:51.251</text:p>
          </table:table-cell>
          <table:table-cell office:value-type="string">
            <text:p>57.02950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91-0690</text:p>
          </table:table-cell>
          <table:table-cell office:value-type="string">
            <text:p>10:11:51.251</text:p>
          </table:table-cell>
          <table:table-cell office:value-type="string">
            <text:p>57.029589 s</text:p>
          </table:table-cell>
          <table:table-cell office:value-type="string">
            <text:p>8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92">
            <text:p>692</text:p>
          </table:table-cell>
          <table:table-cell office:value-type="string">
            <text:p>10:11:51.362</text:p>
          </table:table-cell>
          <table:table-cell office:value-type="string">
            <text:p>57.14073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93-0692</text:p>
          </table:table-cell>
          <table:table-cell office:value-type="string">
            <text:p>10:11:51.362</text:p>
          </table:table-cell>
          <table:table-cell office:value-type="string">
            <text:p>57.140840 s</text:p>
          </table:table-cell>
          <table:table-cell office:value-type="string">
            <text:p>10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1 00 8F 8F 00 FF FF 00 FF FF 00 FF FF 00 FF FF 00 FF FF 00 FF FF 00 FF FF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94">
            <text:p>694</text:p>
          </table:table-cell>
          <table:table-cell office:value-type="string">
            <text:p>10:11:51.362</text:p>
          </table:table-cell>
          <table:table-cell office:value-type="string">
            <text:p>57.14121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95-0694</text:p>
          </table:table-cell>
          <table:table-cell office:value-type="string">
            <text:p>10:11:51.362</text:p>
          </table:table-cell>
          <table:table-cell office:value-type="string">
            <text:p>57.141848 s</text:p>
          </table:table-cell>
          <table:table-cell office:value-type="string">
            <text:p>63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696">
            <text:p>696</text:p>
          </table:table-cell>
          <table:table-cell office:value-type="string">
            <text:p>10:11:51.362</text:p>
          </table:table-cell>
          <table:table-cell office:value-type="string">
            <text:p>57.14203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697-0696</text:p>
          </table:table-cell>
          <table:table-cell office:value-type="string">
            <text:p>10:11:51.362</text:p>
          </table:table-cell>
          <table:table-cell office:value-type="string">
            <text:p>57.143094 s</text:p>
          </table:table-cell>
          <table:table-cell office:value-type="string">
            <text:p>1.061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698">
            <text:p>698</text:p>
          </table:table-cell>
          <table:table-cell office:value-type="string">
            <text:p>10:11:51.362</text:p>
          </table:table-cell>
          <table:table-cell office:value-type="string">
            <text:p>57.14508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D2 9C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699-0698</text:p>
          </table:table-cell>
          <table:table-cell office:value-type="string">
            <text:p>10:11:51.362</text:p>
          </table:table-cell>
          <table:table-cell office:value-type="string">
            <text:p>57.145152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00">
            <text:p>700</text:p>
          </table:table-cell>
          <table:table-cell office:value-type="string">
            <text:p>10:11:51.471</text:p>
          </table:table-cell>
          <table:table-cell office:value-type="string">
            <text:p>57.24988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01-0700</text:p>
          </table:table-cell>
          <table:table-cell office:value-type="string">
            <text:p>10:11:51.471</text:p>
          </table:table-cell>
          <table:table-cell office:value-type="string">
            <text:p>57.250003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02">
            <text:p>702</text:p>
          </table:table-cell>
          <table:table-cell office:value-type="string">
            <text:p>10:11:51.502</text:p>
          </table:table-cell>
          <table:table-cell office:value-type="string">
            <text:p>57.2811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03-0702</text:p>
          </table:table-cell>
          <table:table-cell office:value-type="string">
            <text:p>10:11:51.502</text:p>
          </table:table-cell>
          <table:table-cell office:value-type="string">
            <text:p>57.281206 s</text:p>
          </table:table-cell>
          <table:table-cell office:value-type="string">
            <text:p>64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04">
            <text:p>704</text:p>
          </table:table-cell>
          <table:table-cell office:value-type="string">
            <text:p>10:11:51.614</text:p>
          </table:table-cell>
          <table:table-cell office:value-type="string">
            <text:p>57.3923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05-0704</text:p>
          </table:table-cell>
          <table:table-cell office:value-type="string">
            <text:p>10:11:51.614</text:p>
          </table:table-cell>
          <table:table-cell office:value-type="string">
            <text:p>57.392489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06">
            <text:p>706</text:p>
          </table:table-cell>
          <table:table-cell office:value-type="string">
            <text:p>10:11:51.614</text:p>
          </table:table-cell>
          <table:table-cell office:value-type="string">
            <text:p>57.3928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07-0706</text:p>
          </table:table-cell>
          <table:table-cell office:value-type="string">
            <text:p>10:11:51.614</text:p>
          </table:table-cell>
          <table:table-cell office:value-type="string">
            <text:p>57.393524 s</text:p>
          </table:table-cell>
          <table:table-cell office:value-type="string">
            <text:p>66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08">
            <text:p>708</text:p>
          </table:table-cell>
          <table:table-cell office:value-type="string">
            <text:p>10:11:51.614</text:p>
          </table:table-cell>
          <table:table-cell office:value-type="string">
            <text:p>57.39368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09-0708</text:p>
          </table:table-cell>
          <table:table-cell office:value-type="string">
            <text:p>10:11:51.614</text:p>
          </table:table-cell>
          <table:table-cell office:value-type="string">
            <text:p>57.394742 s</text:p>
          </table:table-cell>
          <table:table-cell office:value-type="string">
            <text:p>1.056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2 00 00 00 00 00 00 00 00 00 00 00 00 00 00 00 00 00 00 00 00 00 00 00 00 00 00 00 00 00 00 00 00 00 00 00 00 00 00 00 00 00 00 00 00 00 00 00 00 00 00 00 00 00 00 00 00 00 00 00 00 00 00 9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10">
            <text:p>710</text:p>
          </table:table-cell>
          <table:table-cell office:value-type="string">
            <text:p>10:11:51.614</text:p>
          </table:table-cell>
          <table:table-cell office:value-type="string">
            <text:p>57.39795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D3 07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11-0710</text:p>
          </table:table-cell>
          <table:table-cell office:value-type="string">
            <text:p>10:11:51.614</text:p>
          </table:table-cell>
          <table:table-cell office:value-type="string">
            <text:p>57.398029 s</text:p>
          </table:table-cell>
          <table:table-cell office:value-type="string">
            <text:p>71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12">
            <text:p>712</text:p>
          </table:table-cell>
          <table:table-cell office:value-type="string">
            <text:p>10:11:51.723</text:p>
          </table:table-cell>
          <table:table-cell office:value-type="string">
            <text:p>57.50156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13-0712</text:p>
          </table:table-cell>
          <table:table-cell office:value-type="string">
            <text:p>10:11:51.723</text:p>
          </table:table-cell>
          <table:table-cell office:value-type="string">
            <text:p>57.501689 s</text:p>
          </table:table-cell>
          <table:table-cell office:value-type="string">
            <text:p>12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2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14">
            <text:p>714</text:p>
          </table:table-cell>
          <table:table-cell office:value-type="string">
            <text:p>10:11:51.754</text:p>
          </table:table-cell>
          <table:table-cell office:value-type="string">
            <text:p>57.53271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15-0714</text:p>
          </table:table-cell>
          <table:table-cell office:value-type="string">
            <text:p>10:11:51.754</text:p>
          </table:table-cell>
          <table:table-cell office:value-type="string">
            <text:p>57.532800 s</text:p>
          </table:table-cell>
          <table:table-cell office:value-type="string">
            <text:p>8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16">
            <text:p>716</text:p>
          </table:table-cell>
          <table:table-cell office:value-type="string">
            <text:p>10:11:51.865</text:p>
          </table:table-cell>
          <table:table-cell office:value-type="string">
            <text:p>57.64393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17-0716</text:p>
          </table:table-cell>
          <table:table-cell office:value-type="string">
            <text:p>10:11:51.865</text:p>
          </table:table-cell>
          <table:table-cell office:value-type="string">
            <text:p>57.644062 s</text:p>
          </table:table-cell>
          <table:table-cell office:value-type="string">
            <text:p>13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0 02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18">
            <text:p>718</text:p>
          </table:table-cell>
          <table:table-cell office:value-type="string">
            <text:p>10:11:51.896</text:p>
          </table:table-cell>
          <table:table-cell office:value-type="string">
            <text:p>57.6751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19-0718</text:p>
          </table:table-cell>
          <table:table-cell office:value-type="string">
            <text:p>10:11:51.896</text:p>
          </table:table-cell>
          <table:table-cell office:value-type="string">
            <text:p>57.675233 s</text:p>
          </table:table-cell>
          <table:table-cell office:value-type="string">
            <text:p>6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20">
            <text:p>720</text:p>
          </table:table-cell>
          <table:table-cell office:value-type="string">
            <text:p>10:11:52.008</text:p>
          </table:table-cell>
          <table:table-cell office:value-type="string">
            <text:p>57.78635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21-0720</text:p>
          </table:table-cell>
          <table:table-cell office:value-type="string">
            <text:p>10:11:52.008</text:p>
          </table:table-cell>
          <table:table-cell office:value-type="string">
            <text:p>57.786480 s</text:p>
          </table:table-cell>
          <table:table-cell office:value-type="string">
            <text:p>12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2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22">
            <text:p>722</text:p>
          </table:table-cell>
          <table:table-cell office:value-type="string">
            <text:p>10:11:52.008</text:p>
          </table:table-cell>
          <table:table-cell office:value-type="string">
            <text:p>57.78691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23-0722</text:p>
          </table:table-cell>
          <table:table-cell office:value-type="string">
            <text:p>10:11:52.008</text:p>
          </table:table-cell>
          <table:table-cell office:value-type="string">
            <text:p>57.787469 s</text:p>
          </table:table-cell>
          <table:table-cell office:value-type="string">
            <text:p>56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24">
            <text:p>724</text:p>
          </table:table-cell>
          <table:table-cell office:value-type="string">
            <text:p>10:11:52.008</text:p>
          </table:table-cell>
          <table:table-cell office:value-type="string">
            <text:p>57.7875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25-0724</text:p>
          </table:table-cell>
          <table:table-cell office:value-type="string">
            <text:p>10:11:52.008</text:p>
          </table:table-cell>
          <table:table-cell office:value-type="string">
            <text:p>57.788768 s</text:p>
          </table:table-cell>
          <table:table-cell office:value-type="string">
            <text:p>1.226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26">
            <text:p>726</text:p>
          </table:table-cell>
          <table:table-cell office:value-type="string">
            <text:p>10:11:52.008</text:p>
          </table:table-cell>
          <table:table-cell office:value-type="string">
            <text:p>57.79202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1 00 A7 01 74 43 07 80 00 00 02 01 00 F0 55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27-0726</text:p>
          </table:table-cell>
          <table:table-cell office:value-type="string">
            <text:p>10:11:52.008</text:p>
          </table:table-cell>
          <table:table-cell office:value-type="string">
            <text:p>57.792100 s</text:p>
          </table:table-cell>
          <table:table-cell office:value-type="string">
            <text:p>78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28">
            <text:p>728</text:p>
          </table:table-cell>
          <table:table-cell office:value-type="string">
            <text:p>10:11:52.117</text:p>
          </table:table-cell>
          <table:table-cell office:value-type="string">
            <text:p>57.89560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29-0728</text:p>
          </table:table-cell>
          <table:table-cell office:value-type="string">
            <text:p>10:11:52.117</text:p>
          </table:table-cell>
          <table:table-cell office:value-type="string">
            <text:p>57.895749 s</text:p>
          </table:table-cell>
          <table:table-cell office:value-type="string">
            <text:p>14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30">
            <text:p>730</text:p>
          </table:table-cell>
          <table:table-cell office:value-type="string">
            <text:p>10:11:52.148</text:p>
          </table:table-cell>
          <table:table-cell office:value-type="string">
            <text:p>57.92671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31-0730</text:p>
          </table:table-cell>
          <table:table-cell office:value-type="string">
            <text:p>10:11:52.148</text:p>
          </table:table-cell>
          <table:table-cell office:value-type="string">
            <text:p>57.926784 s</text:p>
          </table:table-cell>
          <table:table-cell office:value-type="string">
            <text:p>6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32">
            <text:p>732</text:p>
          </table:table-cell>
          <table:table-cell office:value-type="string">
            <text:p>10:11:52.259</text:p>
          </table:table-cell>
          <table:table-cell office:value-type="string">
            <text:p>58.03790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33-0732</text:p>
          </table:table-cell>
          <table:table-cell office:value-type="string">
            <text:p>10:11:52.259</text:p>
          </table:table-cell>
          <table:table-cell office:value-type="string">
            <text:p>58.038023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2 00 00 05 04 00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34">
            <text:p>734</text:p>
          </table:table-cell>
          <table:table-cell office:value-type="string">
            <text:p>10:11:52.290</text:p>
          </table:table-cell>
          <table:table-cell office:value-type="string">
            <text:p>58.06909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35-0734</text:p>
          </table:table-cell>
          <table:table-cell office:value-type="string">
            <text:p>10:11:52.290</text:p>
          </table:table-cell>
          <table:table-cell office:value-type="string">
            <text:p>58.069165 s</text:p>
          </table:table-cell>
          <table:table-cell office:value-type="string">
            <text:p>7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36">
            <text:p>736</text:p>
          </table:table-cell>
          <table:table-cell office:value-type="string">
            <text:p>10:11:52.402</text:p>
          </table:table-cell>
          <table:table-cell office:value-type="string">
            <text:p>58.18026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37-0736</text:p>
          </table:table-cell>
          <table:table-cell office:value-type="string">
            <text:p>10:11:52.402</text:p>
          </table:table-cell>
          <table:table-cell office:value-type="string">
            <text:p>58.180383 s</text:p>
          </table:table-cell>
          <table:table-cell office:value-type="string">
            <text:p>11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38">
            <text:p>738</text:p>
          </table:table-cell>
          <table:table-cell office:value-type="string">
            <text:p>10:11:52.402</text:p>
          </table:table-cell>
          <table:table-cell office:value-type="string">
            <text:p>58.18074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39-0738</text:p>
          </table:table-cell>
          <table:table-cell office:value-type="string">
            <text:p>10:11:52.402</text:p>
          </table:table-cell>
          <table:table-cell office:value-type="string">
            <text:p>58.181420 s</text:p>
          </table:table-cell>
          <table:table-cell office:value-type="string">
            <text:p>678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40">
            <text:p>740</text:p>
          </table:table-cell>
          <table:table-cell office:value-type="string">
            <text:p>10:11:52.402</text:p>
          </table:table-cell>
          <table:table-cell office:value-type="string">
            <text:p>58.18158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41-0740</text:p>
          </table:table-cell>
          <table:table-cell office:value-type="string">
            <text:p>10:11:52.402</text:p>
          </table:table-cell>
          <table:table-cell office:value-type="string">
            <text:p>58.182631 s</text:p>
          </table:table-cell>
          <table:table-cell office:value-type="string">
            <text:p>1.043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C 80 40 A7 01 74 43 07 B4 01 00 23 4C B3 2C FF FF 00 FF FF 00 FF FF 00 FF FF 00 FF FF 00 FF FF 00 FF FF 03 FF 00 03 FF 00 00 00 00 00 00 00 00 00 00 00 00 00 00 00 00 00 00 00 00 00 00 00 00 00 00 00 00 00 00 00 00 00 2C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42">
            <text:p>742</text:p>
          </table:table-cell>
          <table:table-cell office:value-type="string">
            <text:p>10:11:52.402</text:p>
          </table:table-cell>
          <table:table-cell office:value-type="string">
            <text:p>58.18589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7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1 00 02 02 00 80 D4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43-0742</text:p>
          </table:table-cell>
          <table:table-cell office:value-type="string">
            <text:p>10:11:52.402</text:p>
          </table:table-cell>
          <table:table-cell office:value-type="string">
            <text:p>58.185969 s</text:p>
          </table:table-cell>
          <table:table-cell office:value-type="string">
            <text:p>71 us</text:p>
          </table:table-cell>
          <table:table-cell office:value-type="string">
            <text:p>Bulk or Interrupt Transfer</text:p>
          </table:table-cell>
          <table:table-cell office:value-type="string">
            <text:p>17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44">
            <text:p>744</text:p>
          </table:table-cell>
          <table:table-cell office:value-type="string">
            <text:p>10:11:52.511</text:p>
          </table:table-cell>
          <table:table-cell office:value-type="string">
            <text:p>58.28951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45-0744</text:p>
          </table:table-cell>
          <table:table-cell office:value-type="string">
            <text:p>10:11:52.511</text:p>
          </table:table-cell>
          <table:table-cell office:value-type="string">
            <text:p>58.289628 s</text:p>
          </table:table-cell>
          <table:table-cell office:value-type="string">
            <text:p>11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C 80 40 A7 01 74 43 07 B4 01 00 23 4C B3 2C FF FF 00 FF FF 00 FF FF 00 FF FF 00 FF FF 00 FF FF 00 FF FF 03 FF 00 03 FF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46">
            <text:p>746</text:p>
          </table:table-cell>
          <table:table-cell office:value-type="string">
            <text:p>10:11:52.767</text:p>
          </table:table-cell>
          <table:table-cell office:value-type="string">
            <text:p>58.54581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47-0746</text:p>
          </table:table-cell>
          <table:table-cell office:value-type="string">
            <text:p>10:11:52.767</text:p>
          </table:table-cell>
          <table:table-cell office:value-type="string">
            <text:p>58.545900 s</text:p>
          </table:table-cell>
          <table:table-cell office:value-type="string">
            <text:p>8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48">
            <text:p>748</text:p>
          </table:table-cell>
          <table:table-cell office:value-type="string">
            <text:p>10:11:52.878</text:p>
          </table:table-cell>
          <table:table-cell office:value-type="string">
            <text:p>58.65691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49-0748</text:p>
          </table:table-cell>
          <table:table-cell office:value-type="string">
            <text:p>10:11:52.878</text:p>
          </table:table-cell>
          <table:table-cell office:value-type="string">
            <text:p>58.657031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B4 01 00 23 4C B3 2C FF FF 00 FF FF 00 FF FF 00 FF FF 00 FF FF 00 FF FF 00 FF FF 03 FF 00 03 FF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50">
            <text:p>750</text:p>
          </table:table-cell>
          <table:table-cell office:value-type="string">
            <text:p>10:11:52.878</text:p>
          </table:table-cell>
          <table:table-cell office:value-type="string">
            <text:p>58.65740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51-0750</text:p>
          </table:table-cell>
          <table:table-cell office:value-type="string">
            <text:p>10:11:52.878</text:p>
          </table:table-cell>
          <table:table-cell office:value-type="string">
            <text:p>58.658056 s</text:p>
          </table:table-cell>
          <table:table-cell office:value-type="string">
            <text:p>65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52">
            <text:p>752</text:p>
          </table:table-cell>
          <table:table-cell office:value-type="string">
            <text:p>10:11:52.878</text:p>
          </table:table-cell>
          <table:table-cell office:value-type="string">
            <text:p>58.65822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53-0752</text:p>
          </table:table-cell>
          <table:table-cell office:value-type="string">
            <text:p>10:11:52.878</text:p>
          </table:table-cell>
          <table:table-cell office:value-type="string">
            <text:p>58.659287 s</text:p>
          </table:table-cell>
          <table:table-cell office:value-type="string">
            <text:p>1.067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40 A7 01 74 43 07 04 7B 07 50 EB 15 0C 12 28 06 00 1F 20 50 EB 15 0C 12 1E 01 57 EC 15 0C 12 01 00 50 00 08 02 DA 00 50 EC 55 2C 12 7B 07 58 EC 15 0C 12 28 06 00 1F 20 58 EC 15 0C 12 1E 01 66 ED 15 0C 12 01 00 64 AC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54">
            <text:p>754</text:p>
          </table:table-cell>
          <table:table-cell office:value-type="string">
            <text:p>10:11:53.134</text:p>
          </table:table-cell>
          <table:table-cell office:value-type="string">
            <text:p>58.91319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55-0754</text:p>
          </table:table-cell>
          <table:table-cell office:value-type="string">
            <text:p>10:11:53.134</text:p>
          </table:table-cell>
          <table:table-cell office:value-type="string">
            <text:p>58.913277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56">
            <text:p>756</text:p>
          </table:table-cell>
          <table:table-cell office:value-type="string">
            <text:p>10:11:53.246</text:p>
          </table:table-cell>
          <table:table-cell office:value-type="string">
            <text:p>59.02430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57-0756</text:p>
          </table:table-cell>
          <table:table-cell office:value-type="string">
            <text:p>10:11:53.246</text:p>
          </table:table-cell>
          <table:table-cell office:value-type="string">
            <text:p>59.024422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04 7B 07 50 EB 15 0C 12 28 06 00 1F 20 50 EB 15 0C 12 1E 01 57 EC 15 0C 12 01 00 50 00 08 02 DA 00 50 EC 55 2C 12 7B 07 58 EC 15 0C 12 28 06 00 1F 20 58 EC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58">
            <text:p>758</text:p>
          </table:table-cell>
          <table:table-cell office:value-type="string">
            <text:p>10:11:53.246</text:p>
          </table:table-cell>
          <table:table-cell office:value-type="string">
            <text:p>59.02478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59-0758</text:p>
          </table:table-cell>
          <table:table-cell office:value-type="string">
            <text:p>10:11:53.246</text:p>
          </table:table-cell>
          <table:table-cell office:value-type="string">
            <text:p>59.025458 s</text:p>
          </table:table-cell>
          <table:table-cell office:value-type="string">
            <text:p>67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60">
            <text:p>760</text:p>
          </table:table-cell>
          <table:table-cell office:value-type="string">
            <text:p>10:11:53.246</text:p>
          </table:table-cell>
          <table:table-cell office:value-type="string">
            <text:p>59.02562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61-0760</text:p>
          </table:table-cell>
          <table:table-cell office:value-type="string">
            <text:p>10:11:53.246</text:p>
          </table:table-cell>
          <table:table-cell office:value-type="string">
            <text:p>59.038748 s</text:p>
          </table:table-cell>
          <table:table-cell office:value-type="string">
            <text:p>13.126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C 00 C0 A7 01 74 43 07 8A 00 06 02 DC 00 61 ED 55 2C 12 7B 07 67 ED 15 0C 12 28 06 00 1F 20 67 ED 15 0C 12 1E 01 6C EF 15 0C 12 01 00 78 00 36 02 DE 00 72 EE 55 2C 12 7B 07 6E EF 15 0C 12 28 06 00 1F 20 6E EF 15 0C 12 7B 08 40 C0 16 0C 12 2C 16 00 7B 09 40 DE 17 0C 12 2F 0E 00 7B 00 40 C0 00 0D 12 00 09 00 07 00 00 06 7A 6C 92 00 00 00 6E 6C 92 05 00 00 00 00 00 00 00 06 7A 01 6C 16 05 0E 4E 00 00 00 00 00 00 00 00 05 0E 00 00 00 1A 00 00 00 00 00 00 00 00 00 00 00 00 00 00 00 00 00 00 00 7B 01 40 C0 03 0D 12 06 0C 00 7B 02 40 C0 06 0D 12 0C 0D 00 7B 03 40 C0 09 0D 12 12 17 00 00 00 00 00 00 00 5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62">
            <text:p>762</text:p>
          </table:table-cell>
          <table:table-cell office:value-type="string">
            <text:p>10:11:53.539</text:p>
          </table:table-cell>
          <table:table-cell office:value-type="string">
            <text:p>59.31865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63-0762</text:p>
          </table:table-cell>
          <table:table-cell office:value-type="string">
            <text:p>10:11:53.539</text:p>
          </table:table-cell>
          <table:table-cell office:value-type="string">
            <text:p>59.318735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64">
            <text:p>764</text:p>
          </table:table-cell>
          <table:table-cell office:value-type="string">
            <text:p>10:11:53.651</text:p>
          </table:table-cell>
          <table:table-cell office:value-type="string">
            <text:p>59.42922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65-0764</text:p>
          </table:table-cell>
          <table:table-cell office:value-type="string">
            <text:p>10:11:53.651</text:p>
          </table:table-cell>
          <table:table-cell office:value-type="string">
            <text:p>59.429334 s</text:p>
          </table:table-cell>
          <table:table-cell office:value-type="string">
            <text:p>11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8A 00 06 02 DC 00 61 ED 55 2C 12 7B 07 67 ED 15 0C 12 28 06 00 1F 20 67 ED 15 0C 12 1E 01 6C EF 15 0C 12 01 00 78 00 36 02 DE 00 72 EE 55 2C 12 7B 07 6E E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66">
            <text:p>766</text:p>
          </table:table-cell>
          <table:table-cell office:value-type="string">
            <text:p>10:11:53.651</text:p>
          </table:table-cell>
          <table:table-cell office:value-type="string">
            <text:p>59.42964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67-0766</text:p>
          </table:table-cell>
          <table:table-cell office:value-type="string">
            <text:p>10:11:53.651</text:p>
          </table:table-cell>
          <table:table-cell office:value-type="string">
            <text:p>59.430376 s</text:p>
          </table:table-cell>
          <table:table-cell office:value-type="string">
            <text:p>72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68">
            <text:p>768</text:p>
          </table:table-cell>
          <table:table-cell office:value-type="string">
            <text:p>10:11:53.651</text:p>
          </table:table-cell>
          <table:table-cell office:value-type="string">
            <text:p>59.43054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69-0768</text:p>
          </table:table-cell>
          <table:table-cell office:value-type="string">
            <text:p>10:11:53.666</text:p>
          </table:table-cell>
          <table:table-cell office:value-type="string">
            <text:p>59.449657 s</text:p>
          </table:table-cell>
          <table:table-cell office:value-type="string">
            <text:p>19.111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70">
            <text:p>770</text:p>
          </table:table-cell>
          <table:table-cell office:value-type="string">
            <text:p>10:11:53.922</text:p>
          </table:table-cell>
          <table:table-cell office:value-type="string">
            <text:p>59.70122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71-0770</text:p>
          </table:table-cell>
          <table:table-cell office:value-type="string">
            <text:p>10:11:53.922</text:p>
          </table:table-cell>
          <table:table-cell office:value-type="string">
            <text:p>59.701304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72">
            <text:p>772</text:p>
          </table:table-cell>
          <table:table-cell office:value-type="string">
            <text:p>10:11:54.034</text:p>
          </table:table-cell>
          <table:table-cell office:value-type="string">
            <text:p>59.81234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73-0772</text:p>
          </table:table-cell>
          <table:table-cell office:value-type="string">
            <text:p>10:11:54.034</text:p>
          </table:table-cell>
          <table:table-cell office:value-type="string">
            <text:p>59.812452 s</text:p>
          </table:table-cell>
          <table:table-cell office:value-type="string">
            <text:p>10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6F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74">
            <text:p>774</text:p>
          </table:table-cell>
          <table:table-cell office:value-type="string">
            <text:p>10:11:54.034</text:p>
          </table:table-cell>
          <table:table-cell office:value-type="string">
            <text:p>59.8128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75-0774</text:p>
          </table:table-cell>
          <table:table-cell office:value-type="string">
            <text:p>10:11:54.034</text:p>
          </table:table-cell>
          <table:table-cell office:value-type="string">
            <text:p>59.813471 s</text:p>
          </table:table-cell>
          <table:table-cell office:value-type="string">
            <text:p>60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76">
            <text:p>776</text:p>
          </table:table-cell>
          <table:table-cell office:value-type="string">
            <text:p>10:11:54.034</text:p>
          </table:table-cell>
          <table:table-cell office:value-type="string">
            <text:p>59.81357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77-0776</text:p>
          </table:table-cell>
          <table:table-cell office:value-type="string">
            <text:p>10:11:54.049</text:p>
          </table:table-cell>
          <table:table-cell office:value-type="string">
            <text:p>59.840173 s</text:p>
          </table:table-cell>
          <table:table-cell office:value-type="string">
            <text:p>26.603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78">
            <text:p>778</text:p>
          </table:table-cell>
          <table:table-cell office:value-type="string">
            <text:p>10:11:54.321</text:p>
          </table:table-cell>
          <table:table-cell office:value-type="string">
            <text:p>60.09975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79-0778</text:p>
          </table:table-cell>
          <table:table-cell office:value-type="string">
            <text:p>10:11:54.321</text:p>
          </table:table-cell>
          <table:table-cell office:value-type="string">
            <text:p>60.099841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80">
            <text:p>780</text:p>
          </table:table-cell>
          <table:table-cell office:value-type="string">
            <text:p>10:11:54.432</text:p>
          </table:table-cell>
          <table:table-cell office:value-type="string">
            <text:p>60.2109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81-0780</text:p>
          </table:table-cell>
          <table:table-cell office:value-type="string">
            <text:p>10:11:54.432</text:p>
          </table:table-cell>
          <table:table-cell office:value-type="string">
            <text:p>60.211087 s</text:p>
          </table:table-cell>
          <table:table-cell office:value-type="string">
            <text:p>12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3 00 8E 05 04 00 07 6F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82">
            <text:p>782</text:p>
          </table:table-cell>
          <table:table-cell office:value-type="string">
            <text:p>10:11:54.432</text:p>
          </table:table-cell>
          <table:table-cell office:value-type="string">
            <text:p>60.21137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83-0782</text:p>
          </table:table-cell>
          <table:table-cell office:value-type="string">
            <text:p>10:11:54.432</text:p>
          </table:table-cell>
          <table:table-cell office:value-type="string">
            <text:p>60.212083 s</text:p>
          </table:table-cell>
          <table:table-cell office:value-type="string">
            <text:p>708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84">
            <text:p>784</text:p>
          </table:table-cell>
          <table:table-cell office:value-type="string">
            <text:p>10:11:54.432</text:p>
          </table:table-cell>
          <table:table-cell office:value-type="string">
            <text:p>60.21224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85-0784</text:p>
          </table:table-cell>
          <table:table-cell office:value-type="string">
            <text:p>10:11:54.463</text:p>
          </table:table-cell>
          <table:table-cell office:value-type="string">
            <text:p>60.254966 s</text:p>
          </table:table-cell>
          <table:table-cell office:value-type="string">
            <text:p>42.719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80 A7 01 74 43 07 97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86">
            <text:p>786</text:p>
          </table:table-cell>
          <table:table-cell office:value-type="string">
            <text:p>10:11:54.720</text:p>
          </table:table-cell>
          <table:table-cell office:value-type="string">
            <text:p>60.49840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87-0786</text:p>
          </table:table-cell>
          <table:table-cell office:value-type="string">
            <text:p>10:11:54.720</text:p>
          </table:table-cell>
          <table:table-cell office:value-type="string">
            <text:p>60.498486 s</text:p>
          </table:table-cell>
          <table:table-cell office:value-type="string">
            <text:p>8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88">
            <text:p>788</text:p>
          </table:table-cell>
          <table:table-cell office:value-type="string">
            <text:p>10:11:54.831</text:p>
          </table:table-cell>
          <table:table-cell office:value-type="string">
            <text:p>60.60963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89-0788</text:p>
          </table:table-cell>
          <table:table-cell office:value-type="string">
            <text:p>10:11:54.831</text:p>
          </table:table-cell>
          <table:table-cell office:value-type="string">
            <text:p>60.609758 s</text:p>
          </table:table-cell>
          <table:table-cell office:value-type="string">
            <text:p>12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3 00 CE 05 04 00 07 9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90">
            <text:p>790</text:p>
          </table:table-cell>
          <table:table-cell office:value-type="string">
            <text:p>10:11:54.831</text:p>
          </table:table-cell>
          <table:table-cell office:value-type="string">
            <text:p>60.61012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91-0790</text:p>
          </table:table-cell>
          <table:table-cell office:value-type="string">
            <text:p>10:11:54.831</text:p>
          </table:table-cell>
          <table:table-cell office:value-type="string">
            <text:p>60.610760 s</text:p>
          </table:table-cell>
          <table:table-cell office:value-type="string">
            <text:p>63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92">
            <text:p>792</text:p>
          </table:table-cell>
          <table:table-cell office:value-type="string">
            <text:p>10:11:54.831</text:p>
          </table:table-cell>
          <table:table-cell office:value-type="string">
            <text:p>60.61092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93-0792</text:p>
          </table:table-cell>
          <table:table-cell office:value-type="string">
            <text:p>10:11:54.831</text:p>
          </table:table-cell>
          <table:table-cell office:value-type="string">
            <text:p>60.614460 s</text:p>
          </table:table-cell>
          <table:table-cell office:value-type="string">
            <text:p>3.536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94">
            <text:p>794</text:p>
          </table:table-cell>
          <table:table-cell office:value-type="string">
            <text:p>10:11:55.087</text:p>
          </table:table-cell>
          <table:table-cell office:value-type="string">
            <text:p>60.86578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95-0794</text:p>
          </table:table-cell>
          <table:table-cell office:value-type="string">
            <text:p>10:11:55.087</text:p>
          </table:table-cell>
          <table:table-cell office:value-type="string">
            <text:p>60.865867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796">
            <text:p>796</text:p>
          </table:table-cell>
          <table:table-cell office:value-type="string">
            <text:p>10:11:55.198</text:p>
          </table:table-cell>
          <table:table-cell office:value-type="string">
            <text:p>60.97694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797-0796</text:p>
          </table:table-cell>
          <table:table-cell office:value-type="string">
            <text:p>10:11:55.198</text:p>
          </table:table-cell>
          <table:table-cell office:value-type="string">
            <text:p>60.977063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6F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798">
            <text:p>798</text:p>
          </table:table-cell>
          <table:table-cell office:value-type="string">
            <text:p>10:11:55.198</text:p>
          </table:table-cell>
          <table:table-cell office:value-type="string">
            <text:p>60.97742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799-0798</text:p>
          </table:table-cell>
          <table:table-cell office:value-type="string">
            <text:p>10:11:55.198</text:p>
          </table:table-cell>
          <table:table-cell office:value-type="string">
            <text:p>60.978071 s</text:p>
          </table:table-cell>
          <table:table-cell office:value-type="string">
            <text:p>647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00">
            <text:p>800</text:p>
          </table:table-cell>
          <table:table-cell office:value-type="string">
            <text:p>10:11:55.198</text:p>
          </table:table-cell>
          <table:table-cell office:value-type="string">
            <text:p>60.97823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01-0800</text:p>
          </table:table-cell>
          <table:table-cell office:value-type="string">
            <text:p>10:11:55.198</text:p>
          </table:table-cell>
          <table:table-cell office:value-type="string">
            <text:p>60.979290 s</text:p>
          </table:table-cell>
          <table:table-cell office:value-type="string">
            <text:p>1.056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80 40 A7 01 74 43 07 87 00 00 00 00 00 00 00 00 00 00 00 00 00 00 00 00 00 00 00 00 00 00 00 00 00 00 00 00 00 00 00 00 00 00 00 00 00 00 00 00 00 00 00 00 00 00 00 00 00 00 00 00 00 00 00 00 00 00 00 00 00 00 CF B1 E1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02">
            <text:p>802</text:p>
          </table:table-cell>
          <table:table-cell office:value-type="string">
            <text:p>10:11:55.198</text:p>
          </table:table-cell>
          <table:table-cell office:value-type="string">
            <text:p>60.98158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0 00 28 E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03-0802</text:p>
          </table:table-cell>
          <table:table-cell office:value-type="string">
            <text:p>10:11:55.198</text:p>
          </table:table-cell>
          <table:table-cell office:value-type="string">
            <text:p>60.981627 s</text:p>
          </table:table-cell>
          <table:table-cell office:value-type="string">
            <text:p>45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04">
            <text:p>804</text:p>
          </table:table-cell>
          <table:table-cell office:value-type="string">
            <text:p>10:11:55.307</text:p>
          </table:table-cell>
          <table:table-cell office:value-type="string">
            <text:p>61.08614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05-0804</text:p>
          </table:table-cell>
          <table:table-cell office:value-type="string">
            <text:p>10:11:55.307</text:p>
          </table:table-cell>
          <table:table-cell office:value-type="string">
            <text:p>61.086256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8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06">
            <text:p>806</text:p>
          </table:table-cell>
          <table:table-cell office:value-type="string">
            <text:p>10:11:55.307</text:p>
          </table:table-cell>
          <table:table-cell office:value-type="string">
            <text:p>61.08701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6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0 00 02 01 00 CD 4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07-0806</text:p>
          </table:table-cell>
          <table:table-cell office:value-type="string">
            <text:p>10:11:55.307</text:p>
          </table:table-cell>
          <table:table-cell office:value-type="string">
            <text:p>61.087292 s</text:p>
          </table:table-cell>
          <table:table-cell office:value-type="string">
            <text:p>281 us</text:p>
          </table:table-cell>
          <table:table-cell office:value-type="string">
            <text:p>Bulk or Interrupt Transfer</text:p>
          </table:table-cell>
          <table:table-cell office:value-type="string">
            <text:p>16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08">
            <text:p>808</text:p>
          </table:table-cell>
          <table:table-cell office:value-type="string">
            <text:p>10:11:55.417</text:p>
          </table:table-cell>
          <table:table-cell office:value-type="string">
            <text:p>61.19537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09-0808</text:p>
          </table:table-cell>
          <table:table-cell office:value-type="string">
            <text:p>10:11:55.417</text:p>
          </table:table-cell>
          <table:table-cell office:value-type="string">
            <text:p>61.195598 s</text:p>
          </table:table-cell>
          <table:table-cell office:value-type="string">
            <text:p>22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8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10">
            <text:p>810</text:p>
          </table:table-cell>
          <table:table-cell office:value-type="string">
            <text:p>10:11:55.448</text:p>
          </table:table-cell>
          <table:table-cell office:value-type="string">
            <text:p>61.22654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11-0810</text:p>
          </table:table-cell>
          <table:table-cell office:value-type="string">
            <text:p>10:11:55.448</text:p>
          </table:table-cell>
          <table:table-cell office:value-type="string">
            <text:p>61.226613 s</text:p>
          </table:table-cell>
          <table:table-cell office:value-type="string">
            <text:p>7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12">
            <text:p>812</text:p>
          </table:table-cell>
          <table:table-cell office:value-type="string">
            <text:p>10:11:55.559</text:p>
          </table:table-cell>
          <table:table-cell office:value-type="string">
            <text:p>61.33778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13-0812</text:p>
          </table:table-cell>
          <table:table-cell office:value-type="string">
            <text:p>10:11:55.559</text:p>
          </table:table-cell>
          <table:table-cell office:value-type="string">
            <text:p>61.337916 s</text:p>
          </table:table-cell>
          <table:table-cell office:value-type="string">
            <text:p>12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8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14">
            <text:p>814</text:p>
          </table:table-cell>
          <table:table-cell office:value-type="string">
            <text:p>10:11:55.559</text:p>
          </table:table-cell>
          <table:table-cell office:value-type="string">
            <text:p>61.33829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15-0814</text:p>
          </table:table-cell>
          <table:table-cell office:value-type="string">
            <text:p>10:11:55.559</text:p>
          </table:table-cell>
          <table:table-cell office:value-type="string">
            <text:p>61.338932 s</text:p>
          </table:table-cell>
          <table:table-cell office:value-type="string">
            <text:p>638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16">
            <text:p>816</text:p>
          </table:table-cell>
          <table:table-cell office:value-type="string">
            <text:p>10:11:55.559</text:p>
          </table:table-cell>
          <table:table-cell office:value-type="string">
            <text:p>61.33909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17-0816</text:p>
          </table:table-cell>
          <table:table-cell office:value-type="string">
            <text:p>10:11:55.559</text:p>
          </table:table-cell>
          <table:table-cell office:value-type="string">
            <text:p>61.340127 s</text:p>
          </table:table-cell>
          <table:table-cell office:value-type="string">
            <text:p>1.031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3 00 DB 80 40 A7 01 74 43 07 51 00 00 00 05 00 06 00 06 00 20 00 20 00 00 00 00 00 00 00 00 00 00 00 00 00 00 00 00 00 00 00 00 00 00 00 00 00 00 00 00 00 00 00 00 00 00 00 00 00 00 00 00 00 00 00 00 00 00 00 00 00 00 00 00 77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18">
            <text:p>818</text:p>
          </table:table-cell>
          <table:table-cell office:value-type="string">
            <text:p>10:11:55.559</text:p>
          </table:table-cell>
          <table:table-cell office:value-type="string">
            <text:p>61.34371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4 00 02 02 00 9A 6D 00 00 00 05 5A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19-0818</text:p>
          </table:table-cell>
          <table:table-cell office:value-type="string">
            <text:p>10:11:55.559</text:p>
          </table:table-cell>
          <table:table-cell office:value-type="string">
            <text:p>61.343788 s</text:p>
          </table:table-cell>
          <table:table-cell office:value-type="string">
            <text:p>70 us</text:p>
          </table:table-cell>
          <table:table-cell office:value-type="string">
            <text:p>Bulk or Interrupt Transfer</text:p>
          </table:table-cell>
          <table:table-cell office:value-type="string">
            <text:p>20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20">
            <text:p>820</text:p>
          </table:table-cell>
          <table:table-cell office:value-type="string">
            <text:p>10:11:55.668</text:p>
          </table:table-cell>
          <table:table-cell office:value-type="string">
            <text:p>61.44699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21-0820</text:p>
          </table:table-cell>
          <table:table-cell office:value-type="string">
            <text:p>10:11:55.668</text:p>
          </table:table-cell>
          <table:table-cell office:value-type="string">
            <text:p>61.447133 s</text:p>
          </table:table-cell>
          <table:table-cell office:value-type="string">
            <text:p>14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DB 80 40 A7 01 74 43 07 51 00 00 00 05 00 06 00 06 00 20 00 2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22">
            <text:p>822</text:p>
          </table:table-cell>
          <table:table-cell office:value-type="string">
            <text:p>10:11:55.924</text:p>
          </table:table-cell>
          <table:table-cell office:value-type="string">
            <text:p>61.70322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23-0822</text:p>
          </table:table-cell>
          <table:table-cell office:value-type="string">
            <text:p>10:11:55.924</text:p>
          </table:table-cell>
          <table:table-cell office:value-type="string">
            <text:p>61.703307 s</text:p>
          </table:table-cell>
          <table:table-cell office:value-type="string">
            <text:p>83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24">
            <text:p>824</text:p>
          </table:table-cell>
          <table:table-cell office:value-type="string">
            <text:p>10:11:56.036</text:p>
          </table:table-cell>
          <table:table-cell office:value-type="string">
            <text:p>61.81436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25-0824</text:p>
          </table:table-cell>
          <table:table-cell office:value-type="string">
            <text:p>10:11:56.036</text:p>
          </table:table-cell>
          <table:table-cell office:value-type="string">
            <text:p>61.814502 s</text:p>
          </table:table-cell>
          <table:table-cell office:value-type="string">
            <text:p>14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51 00 00 00 05 00 06 00 06 00 20 00 2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26">
            <text:p>826</text:p>
          </table:table-cell>
          <table:table-cell office:value-type="string">
            <text:p>10:11:56.036</text:p>
          </table:table-cell>
          <table:table-cell office:value-type="string">
            <text:p>61.81490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27-0826</text:p>
          </table:table-cell>
          <table:table-cell office:value-type="string">
            <text:p>10:11:56.036</text:p>
          </table:table-cell>
          <table:table-cell office:value-type="string">
            <text:p>61.815523 s</text:p>
          </table:table-cell>
          <table:table-cell office:value-type="string">
            <text:p>61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28">
            <text:p>828</text:p>
          </table:table-cell>
          <table:table-cell office:value-type="string">
            <text:p>10:11:56.036</text:p>
          </table:table-cell>
          <table:table-cell office:value-type="string">
            <text:p>61.81565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29-0828</text:p>
          </table:table-cell>
          <table:table-cell office:value-type="string">
            <text:p>10:11:56.036</text:p>
          </table:table-cell>
          <table:table-cell office:value-type="string">
            <text:p>61.816772 s</text:p>
          </table:table-cell>
          <table:table-cell office:value-type="string">
            <text:p>1.117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40 A7 01 74 43 07 04 12 43 58 0E 08 08 01 42 00 0A 08 21 42 00 0A 12 03 58 0E 08 12 03 58 0E 08 12 43 58 0E 08 12 2A DB 52 0C 08 41 4D 00 0C 12 43 58 0E 08 08 21 4F 00 0C 12 0A D6 53 0C 12 0A D6 53 0B 12 03 51 0F 1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30">
            <text:p>830</text:p>
          </table:table-cell>
          <table:table-cell office:value-type="string">
            <text:p>10:11:56.292</text:p>
          </table:table-cell>
          <table:table-cell office:value-type="string">
            <text:p>62.07065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31-0830</text:p>
          </table:table-cell>
          <table:table-cell office:value-type="string">
            <text:p>10:11:56.292</text:p>
          </table:table-cell>
          <table:table-cell office:value-type="string">
            <text:p>62.070731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32">
            <text:p>832</text:p>
          </table:table-cell>
          <table:table-cell office:value-type="string">
            <text:p>10:11:56.403</text:p>
          </table:table-cell>
          <table:table-cell office:value-type="string">
            <text:p>62.18175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33-0832</text:p>
          </table:table-cell>
          <table:table-cell office:value-type="string">
            <text:p>10:11:56.403</text:p>
          </table:table-cell>
          <table:table-cell office:value-type="string">
            <text:p>62.181868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04 12 43 58 0E 08 08 01 42 00 0A 08 21 42 00 0A 12 03 58 0E 08 12 03 58 0E 08 12 43 58 0E 08 12 2A DB 52 0C 08 41 4D 00 0C 12 43 58 0E 08 08 21 4F 00 0C 1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34">
            <text:p>834</text:p>
          </table:table-cell>
          <table:table-cell office:value-type="string">
            <text:p>10:11:56.403</text:p>
          </table:table-cell>
          <table:table-cell office:value-type="string">
            <text:p>62.18223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35-0834</text:p>
          </table:table-cell>
          <table:table-cell office:value-type="string">
            <text:p>10:11:56.403</text:p>
          </table:table-cell>
          <table:table-cell office:value-type="string">
            <text:p>62.182893 s</text:p>
          </table:table-cell>
          <table:table-cell office:value-type="string">
            <text:p>66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36">
            <text:p>836</text:p>
          </table:table-cell>
          <table:table-cell office:value-type="string">
            <text:p>10:11:56.403</text:p>
          </table:table-cell>
          <table:table-cell office:value-type="string">
            <text:p>62.18305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37-0836</text:p>
          </table:table-cell>
          <table:table-cell office:value-type="string">
            <text:p>10:11:56.419</text:p>
          </table:table-cell>
          <table:table-cell office:value-type="string">
            <text:p>62.201321 s</text:p>
          </table:table-cell>
          <table:table-cell office:value-type="string">
            <text:p>18.263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08 12 03 51 0F 08 12 03 51 0F 08 12 03 51 0F 08 12 03 51 0F 08 12 2B D4 4F 0B 12 0B D5 4F 0B 12 2B DA 4F 0B 00 00 01 12 0C C9 51 10 00 00 01 12 0C D3 51 10 00 00 01 12 0C D4 51 10 00 00 01 12 0C E0 51 10 00 00 01 12 0C C1 52 10 00 00 01 12 0C C4 52 10 00 00 01 12 0C C8 52 10 00 00 01 12 0C CA 52 10 00 00 01 12 0C CC 52 10 00 00 01 12 0C D8 52 10 00 00 01 12 0C D9 52 10 00 00 01 12 0C DC 52 10 00 00 01 12 0C DF 52 10 00 00 01 12 0C E1 52 10 00 00 01 12 0C E4 52 10 00 00 01 12 0C E6 52 10 00 00 01 12 0C C5 55 10 00 00 01 12 0C C9 55 10 00 00 01 12 0C D2 55 10 00 00 01 12 7D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38">
            <text:p>838</text:p>
          </table:table-cell>
          <table:table-cell office:value-type="string">
            <text:p>10:11:56.675</text:p>
          </table:table-cell>
          <table:table-cell office:value-type="string">
            <text:p>62.45361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39-0838</text:p>
          </table:table-cell>
          <table:table-cell office:value-type="string">
            <text:p>10:11:56.675</text:p>
          </table:table-cell>
          <table:table-cell office:value-type="string">
            <text:p>62.453715 s</text:p>
          </table:table-cell>
          <table:table-cell office:value-type="string">
            <text:p>10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40">
            <text:p>840</text:p>
          </table:table-cell>
          <table:table-cell office:value-type="string">
            <text:p>10:11:56.786</text:p>
          </table:table-cell>
          <table:table-cell office:value-type="string">
            <text:p>62.56481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41-0840</text:p>
          </table:table-cell>
          <table:table-cell office:value-type="string">
            <text:p>10:11:56.786</text:p>
          </table:table-cell>
          <table:table-cell office:value-type="string">
            <text:p>62.564942 s</text:p>
          </table:table-cell>
          <table:table-cell office:value-type="string">
            <text:p>13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3 00 8E 05 04 00 07 6F 08 12 03 51 0F 08 12 03 51 0F 08 12 03 51 0F 08 12 03 51 0F 08 12 2B D4 4F 0B 12 0B D5 4F 0B 12 2B DA 4F 0B 00 00 01 12 0C C9 51 10 00 00 01 12 0C D3 51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42">
            <text:p>842</text:p>
          </table:table-cell>
          <table:table-cell office:value-type="string">
            <text:p>10:11:56.786</text:p>
          </table:table-cell>
          <table:table-cell office:value-type="string">
            <text:p>62.56533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43-0842</text:p>
          </table:table-cell>
          <table:table-cell office:value-type="string">
            <text:p>10:11:56.786</text:p>
          </table:table-cell>
          <table:table-cell office:value-type="string">
            <text:p>62.565970 s</text:p>
          </table:table-cell>
          <table:table-cell office:value-type="string">
            <text:p>63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44">
            <text:p>844</text:p>
          </table:table-cell>
          <table:table-cell office:value-type="string">
            <text:p>10:11:56.786</text:p>
          </table:table-cell>
          <table:table-cell office:value-type="string">
            <text:p>62.56613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45-0844</text:p>
          </table:table-cell>
          <table:table-cell office:value-type="string">
            <text:p>10:11:56.786</text:p>
          </table:table-cell>
          <table:table-cell office:value-type="string">
            <text:p>62.568503 s</text:p>
          </table:table-cell>
          <table:table-cell office:value-type="string">
            <text:p>2.364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80 A7 01 74 43 07 97 0C DA 55 10 00 00 01 12 0C DF 55 10 00 00 01 12 0C E4 55 10 00 00 01 12 0C EB 55 10 00 00 01 12 0C EC 55 10 00 00 01 12 0C ED 55 10 00 00 01 12 0C EE 55 10 12 03 51 0F 08 12 03 51 0F 08 12 03 51 0F 08 01 00 00 00 00 00 00 00 00 00 00 00 00 00 00 00 00 00 00 00 00 00 00 00 00 00 00 00 00 00 00 00 00 00 00 00 00 00 00 00 00 00 00 00 00 00 00 00 00 00 00 00 00 00 00 00 00 00 00 00 00 2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46">
            <text:p>846</text:p>
          </table:table-cell>
          <table:table-cell office:value-type="string">
            <text:p>10:11:57.042</text:p>
          </table:table-cell>
          <table:table-cell office:value-type="string">
            <text:p>62.82097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47-0846</text:p>
          </table:table-cell>
          <table:table-cell office:value-type="string">
            <text:p>10:11:57.042</text:p>
          </table:table-cell>
          <table:table-cell office:value-type="string">
            <text:p>62.821052 s</text:p>
          </table:table-cell>
          <table:table-cell office:value-type="string">
            <text:p>8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48">
            <text:p>848</text:p>
          </table:table-cell>
          <table:table-cell office:value-type="string">
            <text:p>10:11:57.154</text:p>
          </table:table-cell>
          <table:table-cell office:value-type="string">
            <text:p>62.93218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49-0848</text:p>
          </table:table-cell>
          <table:table-cell office:value-type="string">
            <text:p>10:11:57.154</text:p>
          </table:table-cell>
          <table:table-cell office:value-type="string">
            <text:p>62.932308 s</text:p>
          </table:table-cell>
          <table:table-cell office:value-type="string">
            <text:p>12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97 0C DA 55 10 00 00 01 12 0C DF 55 10 00 00 01 12 0C E4 55 10 00 00 01 12 0C EB 55 10 00 00 01 12 0C EC 55 10 00 00 01 12 0C ED 55 10 00 00 01 12 0C EE 5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50">
            <text:p>850</text:p>
          </table:table-cell>
          <table:table-cell office:value-type="string">
            <text:p>10:11:57.154</text:p>
          </table:table-cell>
          <table:table-cell office:value-type="string">
            <text:p>62.93269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51-0850</text:p>
          </table:table-cell>
          <table:table-cell office:value-type="string">
            <text:p>10:11:57.154</text:p>
          </table:table-cell>
          <table:table-cell office:value-type="string">
            <text:p>62.933331 s</text:p>
          </table:table-cell>
          <table:table-cell office:value-type="string">
            <text:p>63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52">
            <text:p>852</text:p>
          </table:table-cell>
          <table:table-cell office:value-type="string">
            <text:p>10:11:57.154</text:p>
          </table:table-cell>
          <table:table-cell office:value-type="string">
            <text:p>62.93350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53-0852</text:p>
          </table:table-cell>
          <table:table-cell office:value-type="string">
            <text:p>10:11:57.154</text:p>
          </table:table-cell>
          <table:table-cell office:value-type="string">
            <text:p>62.937035 s</text:p>
          </table:table-cell>
          <table:table-cell office:value-type="string">
            <text:p>3.534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54">
            <text:p>854</text:p>
          </table:table-cell>
          <table:table-cell office:value-type="string">
            <text:p>10:11:57.410</text:p>
          </table:table-cell>
          <table:table-cell office:value-type="string">
            <text:p>63.1884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55-0854</text:p>
          </table:table-cell>
          <table:table-cell office:value-type="string">
            <text:p>10:11:57.410</text:p>
          </table:table-cell>
          <table:table-cell office:value-type="string">
            <text:p>63.188572 s</text:p>
          </table:table-cell>
          <table:table-cell office:value-type="string">
            <text:p>9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56">
            <text:p>856</text:p>
          </table:table-cell>
          <table:table-cell office:value-type="string">
            <text:p>10:11:57.521</text:p>
          </table:table-cell>
          <table:table-cell office:value-type="string">
            <text:p>63.2995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57-0856</text:p>
          </table:table-cell>
          <table:table-cell office:value-type="string">
            <text:p>10:11:57.521</text:p>
          </table:table-cell>
          <table:table-cell office:value-type="string">
            <text:p>63.299656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6F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58">
            <text:p>858</text:p>
          </table:table-cell>
          <table:table-cell office:value-type="string">
            <text:p>10:11:57.521</text:p>
          </table:table-cell>
          <table:table-cell office:value-type="string">
            <text:p>63.3000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59-0858</text:p>
          </table:table-cell>
          <table:table-cell office:value-type="string">
            <text:p>10:11:57.521</text:p>
          </table:table-cell>
          <table:table-cell office:value-type="string">
            <text:p>63.300693 s</text:p>
          </table:table-cell>
          <table:table-cell office:value-type="string">
            <text:p>67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60">
            <text:p>860</text:p>
          </table:table-cell>
          <table:table-cell office:value-type="string">
            <text:p>10:11:57.521</text:p>
          </table:table-cell>
          <table:table-cell office:value-type="string">
            <text:p>63.30086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61-0860</text:p>
          </table:table-cell>
          <table:table-cell office:value-type="string">
            <text:p>10:11:57.521</text:p>
          </table:table-cell>
          <table:table-cell office:value-type="string">
            <text:p>63.304715 s</text:p>
          </table:table-cell>
          <table:table-cell office:value-type="string">
            <text:p>3.851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62">
            <text:p>862</text:p>
          </table:table-cell>
          <table:table-cell office:value-type="string">
            <text:p>10:11:57.777</text:p>
          </table:table-cell>
          <table:table-cell office:value-type="string">
            <text:p>63.55592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63-0862</text:p>
          </table:table-cell>
          <table:table-cell office:value-type="string">
            <text:p>10:11:57.777</text:p>
          </table:table-cell>
          <table:table-cell office:value-type="string">
            <text:p>63.556026 s</text:p>
          </table:table-cell>
          <table:table-cell office:value-type="string">
            <text:p>10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64">
            <text:p>864</text:p>
          </table:table-cell>
          <table:table-cell office:value-type="string">
            <text:p>10:11:57.888</text:p>
          </table:table-cell>
          <table:table-cell office:value-type="string">
            <text:p>63.66700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65-0864</text:p>
          </table:table-cell>
          <table:table-cell office:value-type="string">
            <text:p>10:11:57.888</text:p>
          </table:table-cell>
          <table:table-cell office:value-type="string">
            <text:p>63.667122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3 00 8E 05 04 00 07 6F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66">
            <text:p>866</text:p>
          </table:table-cell>
          <table:table-cell office:value-type="string">
            <text:p>10:11:57.888</text:p>
          </table:table-cell>
          <table:table-cell office:value-type="string">
            <text:p>63.66751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67-0866</text:p>
          </table:table-cell>
          <table:table-cell office:value-type="string">
            <text:p>10:11:57.888</text:p>
          </table:table-cell>
          <table:table-cell office:value-type="string">
            <text:p>63.668159 s</text:p>
          </table:table-cell>
          <table:table-cell office:value-type="string">
            <text:p>64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68">
            <text:p>868</text:p>
          </table:table-cell>
          <table:table-cell office:value-type="string">
            <text:p>10:11:57.888</text:p>
          </table:table-cell>
          <table:table-cell office:value-type="string">
            <text:p>63.66832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69-0868</text:p>
          </table:table-cell>
          <table:table-cell office:value-type="string">
            <text:p>10:11:57.935</text:p>
          </table:table-cell>
          <table:table-cell office:value-type="string">
            <text:p>63.716014 s</text:p>
          </table:table-cell>
          <table:table-cell office:value-type="string">
            <text:p>47.694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80 A7 01 74 43 07 97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70">
            <text:p>870</text:p>
          </table:table-cell>
          <table:table-cell office:value-type="string">
            <text:p>10:11:58.191</text:p>
          </table:table-cell>
          <table:table-cell office:value-type="string">
            <text:p>63.97007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71-0870</text:p>
          </table:table-cell>
          <table:table-cell office:value-type="string">
            <text:p>10:11:58.191</text:p>
          </table:table-cell>
          <table:table-cell office:value-type="string">
            <text:p>63.970159 s</text:p>
          </table:table-cell>
          <table:table-cell office:value-type="string">
            <text:p>80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72">
            <text:p>872</text:p>
          </table:table-cell>
          <table:table-cell office:value-type="string">
            <text:p>10:11:58.303</text:p>
          </table:table-cell>
          <table:table-cell office:value-type="string">
            <text:p>64.08119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73-0872</text:p>
          </table:table-cell>
          <table:table-cell office:value-type="string">
            <text:p>10:11:58.303</text:p>
          </table:table-cell>
          <table:table-cell office:value-type="string">
            <text:p>64.081311 s</text:p>
          </table:table-cell>
          <table:table-cell office:value-type="string">
            <text:p>11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8E 05 04 00 07 97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74">
            <text:p>874</text:p>
          </table:table-cell>
          <table:table-cell office:value-type="string">
            <text:p>10:11:58.303</text:p>
          </table:table-cell>
          <table:table-cell office:value-type="string">
            <text:p>64.08167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75-0874</text:p>
          </table:table-cell>
          <table:table-cell office:value-type="string">
            <text:p>10:11:58.303</text:p>
          </table:table-cell>
          <table:table-cell office:value-type="string">
            <text:p>64.082349 s</text:p>
          </table:table-cell>
          <table:table-cell office:value-type="string">
            <text:p>67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76">
            <text:p>876</text:p>
          </table:table-cell>
          <table:table-cell office:value-type="string">
            <text:p>10:11:58.303</text:p>
          </table:table-cell>
          <table:table-cell office:value-type="string">
            <text:p>64.08252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77-0876</text:p>
          </table:table-cell>
          <table:table-cell office:value-type="string">
            <text:p>10:11:58.303</text:p>
          </table:table-cell>
          <table:table-cell office:value-type="string">
            <text:p>64.084788 s</text:p>
          </table:table-cell>
          <table:table-cell office:value-type="string">
            <text:p>2.268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80 80 A7 01 74 43 07 14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6E 87 8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78">
            <text:p>878</text:p>
          </table:table-cell>
          <table:table-cell office:value-type="string">
            <text:p>10:11:58.303</text:p>
          </table:table-cell>
          <table:table-cell office:value-type="string">
            <text:p>64.08840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4 00 02 02 00 9B F6 00 00 00 05 5A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79-0878</text:p>
          </table:table-cell>
          <table:table-cell office:value-type="string">
            <text:p>10:11:58.303</text:p>
          </table:table-cell>
          <table:table-cell office:value-type="string">
            <text:p>64.088501 s</text:p>
          </table:table-cell>
          <table:table-cell office:value-type="string">
            <text:p>96 us</text:p>
          </table:table-cell>
          <table:table-cell office:value-type="string">
            <text:p>Bulk or Interrupt Transfer</text:p>
          </table:table-cell>
          <table:table-cell office:value-type="string">
            <text:p>20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80">
            <text:p>880</text:p>
          </table:table-cell>
          <table:table-cell office:value-type="string">
            <text:p>10:11:58.412</text:p>
          </table:table-cell>
          <table:table-cell office:value-type="string">
            <text:p>64.19040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81-0880</text:p>
          </table:table-cell>
          <table:table-cell office:value-type="string">
            <text:p>10:11:58.412</text:p>
          </table:table-cell>
          <table:table-cell office:value-type="string">
            <text:p>64.190526 s</text:p>
          </table:table-cell>
          <table:table-cell office:value-type="string">
            <text:p>119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80 A7 01 74 43 07 1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82">
            <text:p>882</text:p>
          </table:table-cell>
          <table:table-cell office:value-type="string">
            <text:p>10:11:58.924</text:p>
          </table:table-cell>
          <table:table-cell office:value-type="string">
            <text:p>64.70268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83-0882</text:p>
          </table:table-cell>
          <table:table-cell office:value-type="string">
            <text:p>10:11:58.924</text:p>
          </table:table-cell>
          <table:table-cell office:value-type="string">
            <text:p>64.702764 s</text:p>
          </table:table-cell>
          <table:table-cell office:value-type="string">
            <text:p>83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84">
            <text:p>884</text:p>
          </table:table-cell>
          <table:table-cell office:value-type="string">
            <text:p>10:11:59.035</text:p>
          </table:table-cell>
          <table:table-cell office:value-type="string">
            <text:p>64.81380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85-0884</text:p>
          </table:table-cell>
          <table:table-cell office:value-type="string">
            <text:p>10:11:59.035</text:p>
          </table:table-cell>
          <table:table-cell office:value-type="string">
            <text:p>64.813936 s</text:p>
          </table:table-cell>
          <table:table-cell office:value-type="string">
            <text:p>13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1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86">
            <text:p>886</text:p>
          </table:table-cell>
          <table:table-cell office:value-type="string">
            <text:p>10:11:59.035</text:p>
          </table:table-cell>
          <table:table-cell office:value-type="string">
            <text:p>64.81430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87-0886</text:p>
          </table:table-cell>
          <table:table-cell office:value-type="string">
            <text:p>10:11:59.035</text:p>
          </table:table-cell>
          <table:table-cell office:value-type="string">
            <text:p>64.814935 s</text:p>
          </table:table-cell>
          <table:table-cell office:value-type="string">
            <text:p>62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88">
            <text:p>888</text:p>
          </table:table-cell>
          <table:table-cell office:value-type="string">
            <text:p>10:11:59.035</text:p>
          </table:table-cell>
          <table:table-cell office:value-type="string">
            <text:p>64.81505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89-0888</text:p>
          </table:table-cell>
          <table:table-cell office:value-type="string">
            <text:p>10:11:59.051</text:p>
          </table:table-cell>
          <table:table-cell office:value-type="string">
            <text:p>64.841487 s</text:p>
          </table:table-cell>
          <table:table-cell office:value-type="string">
            <text:p>26.432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22 00 22 00 22 00 22 00 08 00 22 00 22 00 22 00 22 00 0A 00 22 00 22 00 22 00 22 00 0A 00 22 00 22 00 22 00 22 00 08 00 22 00 22 00 22 00 22 00 08 00 22 00 22 00 22 00 22 00 08 00 22 00 22 00 22 00 22 00 0C 00 22 00 22 00 22 00 22 00 0C 00 22 00 22 00 22 00 22 00 08 00 22 00 22 00 22 00 22 00 0C 00 22 00 22 00 22 00 22 00 0C 00 22 00 22 00 22 00 22 00 0B 00 22 00 22 00 22 00 22 00 08 00 22 00 22 00 22 00 22 00 08 00 22 00 22 00 22 00 22 00 08 00 22 00 22 00 22 00 22 00 08 00 22 00 22 00 22 00 22 00 08 00 22 00 22 00 22 00 22 00 0B 00 22 00 22 00 22 00 22 00 0B 00 22 00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90">
            <text:p>890</text:p>
          </table:table-cell>
          <table:table-cell office:value-type="string">
            <text:p>10:11:59.563</text:p>
          </table:table-cell>
          <table:table-cell office:value-type="string">
            <text:p>65.34159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91-0890</text:p>
          </table:table-cell>
          <table:table-cell office:value-type="string">
            <text:p>10:11:59.563</text:p>
          </table:table-cell>
          <table:table-cell office:value-type="string">
            <text:p>65.341680 s</text:p>
          </table:table-cell>
          <table:table-cell office:value-type="string">
            <text:p>87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92">
            <text:p>892</text:p>
          </table:table-cell>
          <table:table-cell office:value-type="string">
            <text:p>10:11:59.674</text:p>
          </table:table-cell>
          <table:table-cell office:value-type="string">
            <text:p>65.45288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93-0892</text:p>
          </table:table-cell>
          <table:table-cell office:value-type="string">
            <text:p>10:11:59.674</text:p>
          </table:table-cell>
          <table:table-cell office:value-type="string">
            <text:p>65.452996 s</text:p>
          </table:table-cell>
          <table:table-cell office:value-type="string">
            <text:p>10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1 0E 05 04 00 07 6F 22 00 22 00 22 00 22 00 08 00 22 00 22 00 22 00 22 00 0A 00 22 00 22 00 22 00 22 00 0A 00 22 00 22 00 22 00 22 00 08 00 22 00 22 00 22 00 22 00 08 00 2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94">
            <text:p>894</text:p>
          </table:table-cell>
          <table:table-cell office:value-type="string">
            <text:p>10:11:59.674</text:p>
          </table:table-cell>
          <table:table-cell office:value-type="string">
            <text:p>65.45332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1 0E 4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95-0894</text:p>
          </table:table-cell>
          <table:table-cell office:value-type="string">
            <text:p>10:11:59.674</text:p>
          </table:table-cell>
          <table:table-cell office:value-type="string">
            <text:p>65.454053 s</text:p>
          </table:table-cell>
          <table:table-cell office:value-type="string">
            <text:p>72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896">
            <text:p>896</text:p>
          </table:table-cell>
          <table:table-cell office:value-type="string">
            <text:p>10:11:59.674</text:p>
          </table:table-cell>
          <table:table-cell office:value-type="string">
            <text:p>65.45423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70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897-0896</text:p>
          </table:table-cell>
          <table:table-cell office:value-type="string">
            <text:p>10:11:59.674</text:p>
          </table:table-cell>
          <table:table-cell office:value-type="string">
            <text:p>65.458892 s</text:p>
          </table:table-cell>
          <table:table-cell office:value-type="string">
            <text:p>4.660 ms</text:p>
          </table:table-cell>
          <table:table-cell office:value-type="string">
            <text:p>Bulk or Interrupt Transfer</text:p>
          </table:table-cell>
          <table:table-cell office:value-type="string">
            <text:p>270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1 00 A7 01 74 43 07 2A 22 00 22 00 22 00 0B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6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898">
            <text:p>898</text:p>
          </table:table-cell>
          <table:table-cell office:value-type="string">
            <text:p>10:12:00.186</text:p>
          </table:table-cell>
          <table:table-cell office:value-type="string">
            <text:p>65.96513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899-0898</text:p>
          </table:table-cell>
          <table:table-cell office:value-type="string">
            <text:p>10:12:00.186</text:p>
          </table:table-cell>
          <table:table-cell office:value-type="string">
            <text:p>65.965212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00">
            <text:p>900</text:p>
          </table:table-cell>
          <table:table-cell office:value-type="string">
            <text:p>10:12:00.298</text:p>
          </table:table-cell>
          <table:table-cell office:value-type="string">
            <text:p>66.07625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01-0900</text:p>
          </table:table-cell>
          <table:table-cell office:value-type="string">
            <text:p>10:12:00.298</text:p>
          </table:table-cell>
          <table:table-cell office:value-type="string">
            <text:p>66.076453 s</text:p>
          </table:table-cell>
          <table:table-cell office:value-type="string">
            <text:p>19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1 4E 05 04 00 07 2A 22 00 22 00 22 00 0B 00 22 00 22 00 22 00 22 00 22 00 22 00 22 00 10 00 22 00 22 00 22 00 22 00 22 00 22 00 22 00 10 00 22 00 22 00 22 00 22 00 22 00 2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02">
            <text:p>902</text:p>
          </table:table-cell>
          <table:table-cell office:value-type="string">
            <text:p>10:12:00.298</text:p>
          </table:table-cell>
          <table:table-cell office:value-type="string">
            <text:p>66.07682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1 4E 8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03-0902</text:p>
          </table:table-cell>
          <table:table-cell office:value-type="string">
            <text:p>10:12:00.298</text:p>
          </table:table-cell>
          <table:table-cell office:value-type="string">
            <text:p>66.077433 s</text:p>
          </table:table-cell>
          <table:table-cell office:value-type="string">
            <text:p>60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04">
            <text:p>904</text:p>
          </table:table-cell>
          <table:table-cell office:value-type="string">
            <text:p>10:12:00.298</text:p>
          </table:table-cell>
          <table:table-cell office:value-type="string">
            <text:p>66.07759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3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05-0904</text:p>
          </table:table-cell>
          <table:table-cell office:value-type="string">
            <text:p>10:12:00.298</text:p>
          </table:table-cell>
          <table:table-cell office:value-type="string">
            <text:p>66.083628 s</text:p>
          </table:table-cell>
          <table:table-cell office:value-type="string">
            <text:p>6.030 ms</text:p>
          </table:table-cell>
          <table:table-cell office:value-type="string">
            <text:p>Bulk or Interrupt Transfer</text:p>
          </table:table-cell>
          <table:table-cell office:value-type="string">
            <text:p>33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1 40 A7 01 74 43 07 D2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22 00 22 00 22 00 10 00 22 00 22 00 22 00 22 00 08 00 22 00 22 00 22 00 22 00 08 00 22 00 22 00 22 00 22 00 08 00 01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5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06">
            <text:p>906</text:p>
          </table:table-cell>
          <table:table-cell office:value-type="string">
            <text:p>10:12:00.810</text:p>
          </table:table-cell>
          <table:table-cell office:value-type="string">
            <text:p>66.58851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07-0906</text:p>
          </table:table-cell>
          <table:table-cell office:value-type="string">
            <text:p>10:12:00.810</text:p>
          </table:table-cell>
          <table:table-cell office:value-type="string">
            <text:p>66.588602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08">
            <text:p>908</text:p>
          </table:table-cell>
          <table:table-cell office:value-type="string">
            <text:p>10:12:00.921</text:p>
          </table:table-cell>
          <table:table-cell office:value-type="string">
            <text:p>66.69965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09-0908</text:p>
          </table:table-cell>
          <table:table-cell office:value-type="string">
            <text:p>10:12:00.921</text:p>
          </table:table-cell>
          <table:table-cell office:value-type="string">
            <text:p>66.699766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3 01 0E 05 04 00 07 D2 22 00 22 00 22 00 10 00 22 00 22 00 22 00 22 00 22 00 22 00 22 00 10 00 22 00 22 00 22 00 22 00 22 00 22 00 22 00 10 00 22 00 22 00 22 00 22 00 22 00 2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10">
            <text:p>910</text:p>
          </table:table-cell>
          <table:table-cell office:value-type="string">
            <text:p>10:12:00.921</text:p>
          </table:table-cell>
          <table:table-cell office:value-type="string">
            <text:p>66.70013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1 0E 4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11-0910</text:p>
          </table:table-cell>
          <table:table-cell office:value-type="string">
            <text:p>10:12:00.921</text:p>
          </table:table-cell>
          <table:table-cell office:value-type="string">
            <text:p>66.700785 s</text:p>
          </table:table-cell>
          <table:table-cell office:value-type="string">
            <text:p>65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12">
            <text:p>912</text:p>
          </table:table-cell>
          <table:table-cell office:value-type="string">
            <text:p>10:12:00.921</text:p>
          </table:table-cell>
          <table:table-cell office:value-type="string">
            <text:p>66.70094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70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13-0912</text:p>
          </table:table-cell>
          <table:table-cell office:value-type="string">
            <text:p>10:12:00.921</text:p>
          </table:table-cell>
          <table:table-cell office:value-type="string">
            <text:p>66.705694 s</text:p>
          </table:table-cell>
          <table:table-cell office:value-type="string">
            <text:p>4.746 ms</text:p>
          </table:table-cell>
          <table:table-cell office:value-type="string">
            <text:p>Bulk or Interrupt Transfer</text:p>
          </table:table-cell>
          <table:table-cell office:value-type="string">
            <text:p>270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1 00 A7 01 74 43 07 2A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14">
            <text:p>914</text:p>
          </table:table-cell>
          <table:table-cell office:value-type="string">
            <text:p>10:12:01.433</text:p>
          </table:table-cell>
          <table:table-cell office:value-type="string">
            <text:p>67.21193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15-0914</text:p>
          </table:table-cell>
          <table:table-cell office:value-type="string">
            <text:p>10:12:01.433</text:p>
          </table:table-cell>
          <table:table-cell office:value-type="string">
            <text:p>67.212019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16">
            <text:p>916</text:p>
          </table:table-cell>
          <table:table-cell office:value-type="string">
            <text:p>10:12:01.545</text:p>
          </table:table-cell>
          <table:table-cell office:value-type="string">
            <text:p>67.32308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17-0916</text:p>
          </table:table-cell>
          <table:table-cell office:value-type="string">
            <text:p>10:12:01.545</text:p>
          </table:table-cell>
          <table:table-cell office:value-type="string">
            <text:p>67.323203 s</text:p>
          </table:table-cell>
          <table:table-cell office:value-type="string">
            <text:p>118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1 4E 05 04 00 07 2A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18">
            <text:p>918</text:p>
          </table:table-cell>
          <table:table-cell office:value-type="string">
            <text:p>10:12:01.545</text:p>
          </table:table-cell>
          <table:table-cell office:value-type="string">
            <text:p>67.32357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1 4E 8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19-0918</text:p>
          </table:table-cell>
          <table:table-cell office:value-type="string">
            <text:p>10:12:01.545</text:p>
          </table:table-cell>
          <table:table-cell office:value-type="string">
            <text:p>67.324239 s</text:p>
          </table:table-cell>
          <table:table-cell office:value-type="string">
            <text:p>666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20">
            <text:p>920</text:p>
          </table:table-cell>
          <table:table-cell office:value-type="string">
            <text:p>10:12:01.545</text:p>
          </table:table-cell>
          <table:table-cell office:value-type="string">
            <text:p>67.32441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3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21-0920</text:p>
          </table:table-cell>
          <table:table-cell office:value-type="string">
            <text:p>10:12:01.560</text:p>
          </table:table-cell>
          <table:table-cell office:value-type="string">
            <text:p>67.340538 s</text:p>
          </table:table-cell>
          <table:table-cell office:value-type="string">
            <text:p>16.128 ms</text:p>
          </table:table-cell>
          <table:table-cell office:value-type="string">
            <text:p>Bulk or Interrupt Transfer</text:p>
          </table:table-cell>
          <table:table-cell office:value-type="string">
            <text:p>33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1 40 A7 01 74 43 07 D2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22">
            <text:p>922</text:p>
          </table:table-cell>
          <table:table-cell office:value-type="string">
            <text:p>10:12:02.072</text:p>
          </table:table-cell>
          <table:table-cell office:value-type="string">
            <text:p>67.85084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23-0922</text:p>
          </table:table-cell>
          <table:table-cell office:value-type="string">
            <text:p>10:12:02.072</text:p>
          </table:table-cell>
          <table:table-cell office:value-type="string">
            <text:p>67.850916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24">
            <text:p>924</text:p>
          </table:table-cell>
          <table:table-cell office:value-type="string">
            <text:p>10:12:02.184</text:p>
          </table:table-cell>
          <table:table-cell office:value-type="string">
            <text:p>67.96210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25-0924</text:p>
          </table:table-cell>
          <table:table-cell office:value-type="string">
            <text:p>10:12:02.184</text:p>
          </table:table-cell>
          <table:table-cell office:value-type="string">
            <text:p>67.962233 s</text:p>
          </table:table-cell>
          <table:table-cell office:value-type="string">
            <text:p>127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3 01 0E 05 04 00 07 D2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26">
            <text:p>926</text:p>
          </table:table-cell>
          <table:table-cell office:value-type="string">
            <text:p>10:12:02.184</text:p>
          </table:table-cell>
          <table:table-cell office:value-type="string">
            <text:p>67.96260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1 0E 4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27-0926</text:p>
          </table:table-cell>
          <table:table-cell office:value-type="string">
            <text:p>10:12:02.184</text:p>
          </table:table-cell>
          <table:table-cell office:value-type="string">
            <text:p>67.963258 s</text:p>
          </table:table-cell>
          <table:table-cell office:value-type="string">
            <text:p>650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28">
            <text:p>928</text:p>
          </table:table-cell>
          <table:table-cell office:value-type="string">
            <text:p>10:12:02.184</text:p>
          </table:table-cell>
          <table:table-cell office:value-type="string">
            <text:p>67.96344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70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29-0928</text:p>
          </table:table-cell>
          <table:table-cell office:value-type="string">
            <text:p>10:12:02.215</text:p>
          </table:table-cell>
          <table:table-cell office:value-type="string">
            <text:p>68.004830 s</text:p>
          </table:table-cell>
          <table:table-cell office:value-type="string">
            <text:p>41.386 ms</text:p>
          </table:table-cell>
          <table:table-cell office:value-type="string">
            <text:p>Bulk or Interrupt Transfer</text:p>
          </table:table-cell>
          <table:table-cell office:value-type="string">
            <text:p>270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1 00 A7 01 74 43 07 2A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30">
            <text:p>930</text:p>
          </table:table-cell>
          <table:table-cell office:value-type="string">
            <text:p>10:12:02.727</text:p>
          </table:table-cell>
          <table:table-cell office:value-type="string">
            <text:p>68.5055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31-0930</text:p>
          </table:table-cell>
          <table:table-cell office:value-type="string">
            <text:p>10:12:02.727</text:p>
          </table:table-cell>
          <table:table-cell office:value-type="string">
            <text:p>68.505625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32">
            <text:p>932</text:p>
          </table:table-cell>
          <table:table-cell office:value-type="string">
            <text:p>10:12:02.838</text:p>
          </table:table-cell>
          <table:table-cell office:value-type="string">
            <text:p>68.61681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33-0932</text:p>
          </table:table-cell>
          <table:table-cell office:value-type="string">
            <text:p>10:12:02.838</text:p>
          </table:table-cell>
          <table:table-cell office:value-type="string">
            <text:p>68.616948 s</text:p>
          </table:table-cell>
          <table:table-cell office:value-type="string">
            <text:p>13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3 01 4E 05 04 00 07 2A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34">
            <text:p>934</text:p>
          </table:table-cell>
          <table:table-cell office:value-type="string">
            <text:p>10:12:02.838</text:p>
          </table:table-cell>
          <table:table-cell office:value-type="string">
            <text:p>68.61733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1 4E 83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35-0934</text:p>
          </table:table-cell>
          <table:table-cell office:value-type="string">
            <text:p>10:12:02.838</text:p>
          </table:table-cell>
          <table:table-cell office:value-type="string">
            <text:p>68.617981 s</text:p>
          </table:table-cell>
          <table:table-cell office:value-type="string">
            <text:p>642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36">
            <text:p>936</text:p>
          </table:table-cell>
          <table:table-cell office:value-type="string">
            <text:p>10:12:02.838</text:p>
          </table:table-cell>
          <table:table-cell office:value-type="string">
            <text:p>68.61816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3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37-0936</text:p>
          </table:table-cell>
          <table:table-cell office:value-type="string">
            <text:p>10:12:02.838</text:p>
          </table:table-cell>
          <table:table-cell office:value-type="string">
            <text:p>68.624127 s</text:p>
          </table:table-cell>
          <table:table-cell office:value-type="string">
            <text:p>5.960 ms</text:p>
          </table:table-cell>
          <table:table-cell office:value-type="string">
            <text:p>Bulk or Interrupt Transfer</text:p>
          </table:table-cell>
          <table:table-cell office:value-type="string">
            <text:p>33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1 40 A7 01 74 43 07 D2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38">
            <text:p>938</text:p>
          </table:table-cell>
          <table:table-cell office:value-type="string">
            <text:p>10:12:03.350</text:p>
          </table:table-cell>
          <table:table-cell office:value-type="string">
            <text:p>69.12896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39-0938</text:p>
          </table:table-cell>
          <table:table-cell office:value-type="string">
            <text:p>10:12:03.350</text:p>
          </table:table-cell>
          <table:table-cell office:value-type="string">
            <text:p>69.129044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40">
            <text:p>940</text:p>
          </table:table-cell>
          <table:table-cell office:value-type="string">
            <text:p>10:12:03.462</text:p>
          </table:table-cell>
          <table:table-cell office:value-type="string">
            <text:p>69.24013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41-0940</text:p>
          </table:table-cell>
          <table:table-cell office:value-type="string">
            <text:p>10:12:03.462</text:p>
          </table:table-cell>
          <table:table-cell office:value-type="string">
            <text:p>69.240258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8E 05 04 00 07 D2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42">
            <text:p>942</text:p>
          </table:table-cell>
          <table:table-cell office:value-type="string">
            <text:p>10:12:03.462</text:p>
          </table:table-cell>
          <table:table-cell office:value-type="string">
            <text:p>69.24059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43-0942</text:p>
          </table:table-cell>
          <table:table-cell office:value-type="string">
            <text:p>10:12:03.462</text:p>
          </table:table-cell>
          <table:table-cell office:value-type="string">
            <text:p>69.241291 s</text:p>
          </table:table-cell>
          <table:table-cell office:value-type="string">
            <text:p>694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44">
            <text:p>944</text:p>
          </table:table-cell>
          <table:table-cell office:value-type="string">
            <text:p>10:12:03.462</text:p>
          </table:table-cell>
          <table:table-cell office:value-type="string">
            <text:p>69.24144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45-0944</text:p>
          </table:table-cell>
          <table:table-cell office:value-type="string">
            <text:p>10:12:03.462</text:p>
          </table:table-cell>
          <table:table-cell office:value-type="string">
            <text:p>69.243727 s</text:p>
          </table:table-cell>
          <table:table-cell office:value-type="string">
            <text:p>2.279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80 80 A7 01 74 43 07 14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A3 00 78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46">
            <text:p>946</text:p>
          </table:table-cell>
          <table:table-cell office:value-type="string">
            <text:p>10:12:03.462</text:p>
          </table:table-cell>
          <table:table-cell office:value-type="string">
            <text:p>69.24761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4 00 02 02 00 D5 4B 00 00 00 05 5A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47-0946</text:p>
          </table:table-cell>
          <table:table-cell office:value-type="string">
            <text:p>10:12:03.462</text:p>
          </table:table-cell>
          <table:table-cell office:value-type="string">
            <text:p>69.247714 s</text:p>
          </table:table-cell>
          <table:table-cell office:value-type="string">
            <text:p>96 us</text:p>
          </table:table-cell>
          <table:table-cell office:value-type="string">
            <text:p>Bulk or Interrupt Transfer</text:p>
          </table:table-cell>
          <table:table-cell office:value-type="string">
            <text:p>20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48">
            <text:p>948</text:p>
          </table:table-cell>
          <table:table-cell office:value-type="string">
            <text:p>10:12:03.571</text:p>
          </table:table-cell>
          <table:table-cell office:value-type="string">
            <text:p>69.34947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49-0948</text:p>
          </table:table-cell>
          <table:table-cell office:value-type="string">
            <text:p>10:12:03.571</text:p>
          </table:table-cell>
          <table:table-cell office:value-type="string">
            <text:p>69.349582 s</text:p>
          </table:table-cell>
          <table:table-cell office:value-type="string">
            <text:p>10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DB 80 80 A7 01 74 43 07 1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50">
            <text:p>950</text:p>
          </table:table-cell>
          <table:table-cell office:value-type="string">
            <text:p>10:12:03.827</text:p>
          </table:table-cell>
          <table:table-cell office:value-type="string">
            <text:p>69.60563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51-0950</text:p>
          </table:table-cell>
          <table:table-cell office:value-type="string">
            <text:p>10:12:03.827</text:p>
          </table:table-cell>
          <table:table-cell office:value-type="string">
            <text:p>69.605720 s</text:p>
          </table:table-cell>
          <table:table-cell office:value-type="string">
            <text:p>82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52">
            <text:p>952</text:p>
          </table:table-cell>
          <table:table-cell office:value-type="string">
            <text:p>10:12:03.938</text:p>
          </table:table-cell>
          <table:table-cell office:value-type="string">
            <text:p>69.71673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53-0952</text:p>
          </table:table-cell>
          <table:table-cell office:value-type="string">
            <text:p>10:12:03.938</text:p>
          </table:table-cell>
          <table:table-cell office:value-type="string">
            <text:p>69.716848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4E 05 04 00 07 14 00 00 00 00 00 00 00 00 00 00 00 00 00 00 00 00 00 00 00 00 00 00 00 00 00 00 00 00 00 00 00 00 00 00 00 00 00 00 00 00 00 00 00 00 00 00 00 00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54">
            <text:p>954</text:p>
          </table:table-cell>
          <table:table-cell office:value-type="string">
            <text:p>10:12:03.938</text:p>
          </table:table-cell>
          <table:table-cell office:value-type="string">
            <text:p>69.71721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4E 95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55-0954</text:p>
          </table:table-cell>
          <table:table-cell office:value-type="string">
            <text:p>10:12:03.938</text:p>
          </table:table-cell>
          <table:table-cell office:value-type="string">
            <text:p>69.717856 s</text:p>
          </table:table-cell>
          <table:table-cell office:value-type="string">
            <text:p>64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56">
            <text:p>956</text:p>
          </table:table-cell>
          <table:table-cell office:value-type="string">
            <text:p>10:12:03.938</text:p>
          </table:table-cell>
          <table:table-cell office:value-type="string">
            <text:p>69.71801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78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57-0956</text:p>
          </table:table-cell>
          <table:table-cell office:value-type="string">
            <text:p>10:12:03.938</text:p>
          </table:table-cell>
          <table:table-cell office:value-type="string">
            <text:p>69.719094 s</text:p>
          </table:table-cell>
          <table:table-cell office:value-type="string">
            <text:p>1.075 ms</text:p>
          </table:table-cell>
          <table:table-cell office:value-type="string">
            <text:p>Bulk or Interrupt Transfer</text:p>
          </table:table-cell>
          <table:table-cell office:value-type="string">
            <text:p>78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40 A7 01 74 43 07 04 FF FF FF FF FD FF FF FF FF FD FF FF FF FF FD FF FF FF FF FD FF FF FF FF FD FF FF FF FF FD FF FF FF FF FD FF FF FF FF FD FF FF FF FF FD FF FF FF FF FD FF FF FF FF FD FF FF FF FF FD FF FF FF FF 77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58">
            <text:p>958</text:p>
          </table:table-cell>
          <table:table-cell office:value-type="string">
            <text:p>10:12:04.194</text:p>
          </table:table-cell>
          <table:table-cell office:value-type="string">
            <text:p>69.97305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59-0958</text:p>
          </table:table-cell>
          <table:table-cell office:value-type="string">
            <text:p>10:12:04.194</text:p>
          </table:table-cell>
          <table:table-cell office:value-type="string">
            <text:p>69.973140 s</text:p>
          </table:table-cell>
          <table:table-cell office:value-type="string">
            <text:p>83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60">
            <text:p>960</text:p>
          </table:table-cell>
          <table:table-cell office:value-type="string">
            <text:p>10:12:04.306</text:p>
          </table:table-cell>
          <table:table-cell office:value-type="string">
            <text:p>70.08416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61-0960</text:p>
          </table:table-cell>
          <table:table-cell office:value-type="string">
            <text:p>10:12:04.306</text:p>
          </table:table-cell>
          <table:table-cell office:value-type="string">
            <text:p>70.084342 s</text:p>
          </table:table-cell>
          <table:table-cell office:value-type="string">
            <text:p>18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04 FF FF FF FF FD FF FF FF FF FD FF FF FF FF FD FF FF FF FF FD FF FF FF FF FD FF FF FF FF FD FF FF FF FF FD FF FF FF FF FD FF FF FF FF FD FF FF FF FF FD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62">
            <text:p>962</text:p>
          </table:table-cell>
          <table:table-cell office:value-type="string">
            <text:p>10:12:04.306</text:p>
          </table:table-cell>
          <table:table-cell office:value-type="string">
            <text:p>70.08467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63-0962</text:p>
          </table:table-cell>
          <table:table-cell office:value-type="string">
            <text:p>10:12:04.306</text:p>
          </table:table-cell>
          <table:table-cell office:value-type="string">
            <text:p>70.085372 s</text:p>
          </table:table-cell>
          <table:table-cell office:value-type="string">
            <text:p>695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64">
            <text:p>964</text:p>
          </table:table-cell>
          <table:table-cell office:value-type="string">
            <text:p>10:12:04.306</text:p>
          </table:table-cell>
          <table:table-cell office:value-type="string">
            <text:p>70.08553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65-0964</text:p>
          </table:table-cell>
          <table:table-cell office:value-type="string">
            <text:p>10:12:04.321</text:p>
          </table:table-cell>
          <table:table-cell office:value-type="string">
            <text:p>70.105147 s</text:p>
          </table:table-cell>
          <table:table-cell office:value-type="string">
            <text:p>19.611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FD FF FF FF FF FD FF FF FF FF FD FF FF FF FF FD FF FF FF FF FD FF FF FF FF FD FF FF FF FF FD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FF FF FF FD FF FF FF FF A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66">
            <text:p>966</text:p>
          </table:table-cell>
          <table:table-cell office:value-type="string">
            <text:p>10:12:04.577</text:p>
          </table:table-cell>
          <table:table-cell office:value-type="string">
            <text:p>70.355958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67-0966</text:p>
          </table:table-cell>
          <table:table-cell office:value-type="string">
            <text:p>10:12:04.577</text:p>
          </table:table-cell>
          <table:table-cell office:value-type="string">
            <text:p>70.356034 s</text:p>
          </table:table-cell>
          <table:table-cell office:value-type="string">
            <text:p>76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68">
            <text:p>968</text:p>
          </table:table-cell>
          <table:table-cell office:value-type="string">
            <text:p>10:12:04.689</text:p>
          </table:table-cell>
          <table:table-cell office:value-type="string">
            <text:p>70.46714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69-0968</text:p>
          </table:table-cell>
          <table:table-cell office:value-type="string">
            <text:p>10:12:04.689</text:p>
          </table:table-cell>
          <table:table-cell office:value-type="string">
            <text:p>70.467348 s</text:p>
          </table:table-cell>
          <table:table-cell office:value-type="string">
            <text:p>205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3 00 8E 05 04 00 07 6F FD FF FF FF FF FD FF FF FF FF FD FF FF FF FF FD FF FF FF FF FD FF FF FF FF FD FF FF FF FF FD FF FF FF FF FD FF FF FF FF FF FF FF FD FF FF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70">
            <text:p>970</text:p>
          </table:table-cell>
          <table:table-cell office:value-type="string">
            <text:p>10:12:04.689</text:p>
          </table:table-cell>
          <table:table-cell office:value-type="string">
            <text:p>70.46772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71-0970</text:p>
          </table:table-cell>
          <table:table-cell office:value-type="string">
            <text:p>10:12:04.689</text:p>
          </table:table-cell>
          <table:table-cell office:value-type="string">
            <text:p>70.468375 s</text:p>
          </table:table-cell>
          <table:table-cell office:value-type="string">
            <text:p>65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72">
            <text:p>972</text:p>
          </table:table-cell>
          <table:table-cell office:value-type="string">
            <text:p>10:12:04.689</text:p>
          </table:table-cell>
          <table:table-cell office:value-type="string">
            <text:p>70.46853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73-0972</text:p>
          </table:table-cell>
          <table:table-cell office:value-type="string">
            <text:p>10:12:04.689</text:p>
          </table:table-cell>
          <table:table-cell office:value-type="string">
            <text:p>70.470821 s</text:p>
          </table:table-cell>
          <table:table-cell office:value-type="string">
            <text:p>2.284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80 A7 01 74 43 07 97 FF FF FF FD FF FF FF FF FF FF FF FD FF FF FF FF FF FF FF FD FF FF FF FF FF FF FF FD FF FF FF FF FF FF FF FD FF FF FF FF FF FF FF FD FF FF FF FF FF FF FF FD FF FF FF FF FD FF FF FF FF FD FF FF FF FF FD FE FF FF FF FF FF FF FF FF FF FF FF FF FF FF FF FF FF FF FF FF FF FF FF FF FF FF FF FF FF FF FF FF FF FF FF FF FF FF FF FF FF FF FF FF FF FF FF FF FF FF FF FF FF FF FF FF FF FF FF FF 52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74">
            <text:p>974</text:p>
          </table:table-cell>
          <table:table-cell office:value-type="string">
            <text:p>10:12:04.945</text:p>
          </table:table-cell>
          <table:table-cell office:value-type="string">
            <text:p>70.72338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75-0974</text:p>
          </table:table-cell>
          <table:table-cell office:value-type="string">
            <text:p>10:12:04.945</text:p>
          </table:table-cell>
          <table:table-cell office:value-type="string">
            <text:p>70.723459 s</text:p>
          </table:table-cell>
          <table:table-cell office:value-type="string">
            <text:p>73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76">
            <text:p>976</text:p>
          </table:table-cell>
          <table:table-cell office:value-type="string">
            <text:p>10:12:05.056</text:p>
          </table:table-cell>
          <table:table-cell office:value-type="string">
            <text:p>70.83456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77-0976</text:p>
          </table:table-cell>
          <table:table-cell office:value-type="string">
            <text:p>10:12:05.056</text:p>
          </table:table-cell>
          <table:table-cell office:value-type="string">
            <text:p>70.834686 s</text:p>
          </table:table-cell>
          <table:table-cell office:value-type="string">
            <text:p>120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 office:value-type="string">
            <text:p>01 55 00 00 02 01 00 CE 05 04 00 07 97 FF FF FF FD FF FF FF FF FF FF FF FD FF FF FF FF FF FF FF FD FF FF FF FF FF FF FF FD FF FF FF FF FF FF FF FD FF FF FF FF FF FF FF FD FF FF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78">
            <text:p>978</text:p>
          </table:table-cell>
          <table:table-cell office:value-type="string">
            <text:p>10:12:05.056</text:p>
          </table:table-cell>
          <table:table-cell office:value-type="string">
            <text:p>70.83508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79-0978</text:p>
          </table:table-cell>
          <table:table-cell office:value-type="string">
            <text:p>10:12:05.056</text:p>
          </table:table-cell>
          <table:table-cell office:value-type="string">
            <text:p>70.835697 s</text:p>
          </table:table-cell>
          <table:table-cell office:value-type="string">
            <text:p>608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80">
            <text:p>980</text:p>
          </table:table-cell>
          <table:table-cell office:value-type="string">
            <text:p>10:12:05.056</text:p>
          </table:table-cell>
          <table:table-cell office:value-type="string">
            <text:p>70.83589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81-0980</text:p>
          </table:table-cell>
          <table:table-cell office:value-type="string">
            <text:p>10:12:05.087</text:p>
          </table:table-cell>
          <table:table-cell office:value-type="string">
            <text:p>70.879574 s</text:p>
          </table:table-cell>
          <table:table-cell office:value-type="string">
            <text:p>43.684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A9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82">
            <text:p>982</text:p>
          </table:table-cell>
          <table:table-cell office:value-type="string">
            <text:p>10:12:05.359</text:p>
          </table:table-cell>
          <table:table-cell office:value-type="string">
            <text:p>71.13761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83-0982</text:p>
          </table:table-cell>
          <table:table-cell office:value-type="string">
            <text:p>10:12:05.359</text:p>
          </table:table-cell>
          <table:table-cell office:value-type="string">
            <text:p>71.137695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84">
            <text:p>984</text:p>
          </table:table-cell>
          <table:table-cell office:value-type="string">
            <text:p>10:12:05.470</text:p>
          </table:table-cell>
          <table:table-cell office:value-type="string">
            <text:p>71.24878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85-0984</text:p>
          </table:table-cell>
          <table:table-cell office:value-type="string">
            <text:p>10:12:05.470</text:p>
          </table:table-cell>
          <table:table-cell office:value-type="string">
            <text:p>71.248897 s</text:p>
          </table:table-cell>
          <table:table-cell office:value-type="string">
            <text:p>114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3 00 8E 05 04 00 07 6F FF FF FF FF FF FF FF FF FF FF FF FF FF FF FF FF FF FF FF FF FF FF FF FF FF FF FF FF FF FF FF FF FF FF FF FF FF FF FF FF FF FF FF FF FF FF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86">
            <text:p>986</text:p>
          </table:table-cell>
          <table:table-cell office:value-type="string">
            <text:p>10:12:05.470</text:p>
          </table:table-cell>
          <table:table-cell office:value-type="string">
            <text:p>71.24926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87-0986</text:p>
          </table:table-cell>
          <table:table-cell office:value-type="string">
            <text:p>10:12:05.470</text:p>
          </table:table-cell>
          <table:table-cell office:value-type="string">
            <text:p>71.249933 s</text:p>
          </table:table-cell>
          <table:table-cell office:value-type="string">
            <text:p>673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88">
            <text:p>988</text:p>
          </table:table-cell>
          <table:table-cell office:value-type="string">
            <text:p>10:12:05.470</text:p>
          </table:table-cell>
          <table:table-cell office:value-type="string">
            <text:p>71.25010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89-0988</text:p>
          </table:table-cell>
          <table:table-cell office:value-type="string">
            <text:p>10:12:05.501</text:p>
          </table:table-cell>
          <table:table-cell office:value-type="string">
            <text:p>71.294381 s</text:p>
          </table:table-cell>
          <table:table-cell office:value-type="string">
            <text:p>44.280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80 A7 01 74 43 07 97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7B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90">
            <text:p>990</text:p>
          </table:table-cell>
          <table:table-cell office:value-type="string">
            <text:p>10:12:05.773</text:p>
          </table:table-cell>
          <table:table-cell office:value-type="string">
            <text:p>71.55191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91-0990</text:p>
          </table:table-cell>
          <table:table-cell office:value-type="string">
            <text:p>10:12:05.773</text:p>
          </table:table-cell>
          <table:table-cell office:value-type="string">
            <text:p>71.552006 s</text:p>
          </table:table-cell>
          <table:table-cell office:value-type="string">
            <text:p>89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92">
            <text:p>992</text:p>
          </table:table-cell>
          <table:table-cell office:value-type="string">
            <text:p>10:12:05.884</text:p>
          </table:table-cell>
          <table:table-cell office:value-type="string">
            <text:p>71.662990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93-0992</text:p>
          </table:table-cell>
          <table:table-cell office:value-type="string">
            <text:p>10:12:05.884</text:p>
          </table:table-cell>
          <table:table-cell office:value-type="string">
            <text:p>71.663122 s</text:p>
          </table:table-cell>
          <table:table-cell office:value-type="string">
            <text:p>13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3 00 CE 05 04 00 07 97 FF FF FF FF FF FF FF FF FF FF FF FF FF FF FF FF FF FF FF FF FF FF FF FF FF FF FF FF FF FF FF FF FF FF FF FF FF FF FF FF FF FF FF FF FF FF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94">
            <text:p>994</text:p>
          </table:table-cell>
          <table:table-cell office:value-type="string">
            <text:p>10:12:05.884</text:p>
          </table:table-cell>
          <table:table-cell office:value-type="string">
            <text:p>71.663461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CE 9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95-0994</text:p>
          </table:table-cell>
          <table:table-cell office:value-type="string">
            <text:p>10:12:05.884</text:p>
          </table:table-cell>
          <table:table-cell office:value-type="string">
            <text:p>71.664149 s</text:p>
          </table:table-cell>
          <table:table-cell office:value-type="string">
            <text:p>689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996">
            <text:p>996</text:p>
          </table:table-cell>
          <table:table-cell office:value-type="string">
            <text:p>10:12:05.884</text:p>
          </table:table-cell>
          <table:table-cell office:value-type="string">
            <text:p>71.66431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06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0997-0996</text:p>
          </table:table-cell>
          <table:table-cell office:value-type="string">
            <text:p>10:12:05.931</text:p>
          </table:table-cell>
          <table:table-cell office:value-type="string">
            <text:p>71.710385 s</text:p>
          </table:table-cell>
          <table:table-cell office:value-type="string">
            <text:p>46.066 ms</text:p>
          </table:table-cell>
          <table:table-cell office:value-type="string">
            <text:p>Bulk or Interrupt Transfer</text:p>
          </table:table-cell>
          <table:table-cell office:value-type="string">
            <text:p>206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00 C0 A7 01 74 43 07 6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A9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998">
            <text:p>998</text:p>
          </table:table-cell>
          <table:table-cell office:value-type="string">
            <text:p>10:12:06.187</text:p>
          </table:table-cell>
          <table:table-cell office:value-type="string">
            <text:p>71.96605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2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/>
          <table:table-cell office:value-type="string">
            <text:p>03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0999-0998</text:p>
          </table:table-cell>
          <table:table-cell office:value-type="string">
            <text:p>10:12:06.187</text:p>
          </table:table-cell>
          <table:table-cell office:value-type="string">
            <text:p>71.966135 s</text:p>
          </table:table-cell>
          <table:table-cell office:value-type="string">
            <text:p>81 us</text:p>
          </table:table-cell>
          <table:table-cell office:value-type="string">
            <text:p>Bulk or Interrupt Transfer</text:p>
          </table:table-cell>
          <table:table-cell office:value-type="string">
            <text:p>2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C9B880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00">
            <text:p>1000</text:p>
          </table:table-cell>
          <table:table-cell office:value-type="string">
            <text:p>10:12:06.299</text:p>
          </table:table-cell>
          <table:table-cell office:value-type="string">
            <text:p>72.077196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01-1000</text:p>
          </table:table-cell>
          <table:table-cell office:value-type="string">
            <text:p>10:12:06.299</text:p>
          </table:table-cell>
          <table:table-cell office:value-type="string">
            <text:p>72.077309 s</text:p>
          </table:table-cell>
          <table:table-cell office:value-type="string">
            <text:p>113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2 01 00 8E 05 04 00 07 6F FF FF FF FF FF FF FF FF FF FF FF FF FF FF FF FF FF FF FF FF FF FF FF FF FF FF FF FF FF FF FF FF FF FF FF FF FF FF FF FF FF FF FF FF FF FF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02">
            <text:p>1002</text:p>
          </table:table-cell>
          <table:table-cell office:value-type="string">
            <text:p>10:12:06.299</text:p>
          </table:table-cell>
          <table:table-cell office:value-type="string">
            <text:p>72.07767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5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C 00 00 8E 56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03-1002</text:p>
          </table:table-cell>
          <table:table-cell office:value-type="string">
            <text:p>10:12:06.299</text:p>
          </table:table-cell>
          <table:table-cell office:value-type="string">
            <text:p>72.078345 s</text:p>
          </table:table-cell>
          <table:table-cell office:value-type="string">
            <text:p>671 us</text:p>
          </table:table-cell>
          <table:table-cell office:value-type="string">
            <text:p>Bulk or Interrupt Transfer</text:p>
          </table:table-cell>
          <table:table-cell office:value-type="string">
            <text:p>5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04">
            <text:p>1004</text:p>
          </table:table-cell>
          <table:table-cell office:value-type="string">
            <text:p>10:12:06.299</text:p>
          </table:table-cell>
          <table:table-cell office:value-type="string">
            <text:p>72.07852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42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05-1004</text:p>
          </table:table-cell>
          <table:table-cell office:value-type="string">
            <text:p>10:12:06.299</text:p>
          </table:table-cell>
          <table:table-cell office:value-type="string">
            <text:p>72.080797 s</text:p>
          </table:table-cell>
          <table:table-cell office:value-type="string">
            <text:p>2.274 ms</text:p>
          </table:table-cell>
          <table:table-cell office:value-type="string">
            <text:p>Bulk or Interrupt Transfer</text:p>
          </table:table-cell>
          <table:table-cell office:value-type="string">
            <text:p>142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2 00 04 00 DB 80 80 A7 01 74 43 07 14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FF A7 29 77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06">
            <text:p>1006</text:p>
          </table:table-cell>
          <table:table-cell office:value-type="string">
            <text:p>10:12:06.299</text:p>
          </table:table-cell>
          <table:table-cell office:value-type="string">
            <text:p>72.08477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7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1 00 02 00 00 4D E8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07-1006</text:p>
          </table:table-cell>
          <table:table-cell office:value-type="string">
            <text:p>10:12:06.299</text:p>
          </table:table-cell>
          <table:table-cell office:value-type="string">
            <text:p>72.084850 s</text:p>
          </table:table-cell>
          <table:table-cell office:value-type="string">
            <text:p>75 us</text:p>
          </table:table-cell>
          <table:table-cell office:value-type="string">
            <text:p>Bulk or Interrupt Transfer</text:p>
          </table:table-cell>
          <table:table-cell office:value-type="string">
            <text:p>17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08">
            <text:p>1008</text:p>
          </table:table-cell>
          <table:table-cell office:value-type="string">
            <text:p>10:12:06.408</text:p>
          </table:table-cell>
          <table:table-cell office:value-type="string">
            <text:p>72.18640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09-1008</text:p>
          </table:table-cell>
          <table:table-cell office:value-type="string">
            <text:p>10:12:06.408</text:p>
          </table:table-cell>
          <table:table-cell office:value-type="string">
            <text:p>72.186533 s</text:p>
          </table:table-cell>
          <table:table-cell office:value-type="string">
            <text:p>126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DB 80 80 A7 01 74 43 07 14 FF FF FF FF FF FF FF FF FF FF FF FF FF FF FF FF FF FF FF FF FF FF FF FF FF FF FF FF FF FF FF FF FF FF FF FF FF FF FF FF FF FF FF FF FF FF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10">
            <text:p>1010</text:p>
          </table:table-cell>
          <table:table-cell office:value-type="string">
            <text:p>10:12:06.408</text:p>
          </table:table-cell>
          <table:table-cell office:value-type="string">
            <text:p>72.187115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18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1 00 A7 01 74 43 07 80 02 55 00 00 00 5D 35 00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11-1010</text:p>
          </table:table-cell>
          <table:table-cell office:value-type="string">
            <text:p>10:12:06.408</text:p>
          </table:table-cell>
          <table:table-cell office:value-type="string">
            <text:p>72.187541 s</text:p>
          </table:table-cell>
          <table:table-cell office:value-type="string">
            <text:p>426 us</text:p>
          </table:table-cell>
          <table:table-cell office:value-type="string">
            <text:p>Bulk or Interrupt Transfer</text:p>
          </table:table-cell>
          <table:table-cell office:value-type="string">
            <text:p>18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12">
            <text:p>1012</text:p>
          </table:table-cell>
          <table:table-cell office:value-type="string">
            <text:p>10:12:06.408</text:p>
          </table:table-cell>
          <table:table-cell office:value-type="string">
            <text:p>72.187863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6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13-1012</text:p>
          </table:table-cell>
          <table:table-cell office:value-type="string">
            <text:p>10:12:06.408</text:p>
          </table:table-cell>
          <table:table-cell office:value-type="string">
            <text:p>72.188542 s</text:p>
          </table:table-cell>
          <table:table-cell office:value-type="string">
            <text:p>679 us</text:p>
          </table:table-cell>
          <table:table-cell office:value-type="string">
            <text:p>Bulk or Interrupt Transfer</text:p>
          </table:table-cell>
          <table:table-cell office:value-type="string">
            <text:p>3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14">
            <text:p>1014</text:p>
          </table:table-cell>
          <table:table-cell office:value-type="string">
            <text:p>10:12:06.517</text:p>
          </table:table-cell>
          <table:table-cell office:value-type="string">
            <text:p>72.29550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15-1014</text:p>
          </table:table-cell>
          <table:table-cell office:value-type="string">
            <text:p>10:12:06.517</text:p>
          </table:table-cell>
          <table:table-cell office:value-type="string">
            <text:p>72.295619 s</text:p>
          </table:table-cell>
          <table:table-cell office:value-type="string">
            <text:p>11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9D DB 80 80 A7 01 74 43 07 14 FF FF FF FF FF FF FF FF FF FF FF FF FF FF FF FF FF FF FF FF FF FF FF FF FF FF FF FF FF FF FF FF FF FF FF FF FF FF FF FF FF FF FF FF FF FF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16">
            <text:p>1016</text:p>
          </table:table-cell>
          <table:table-cell office:value-type="string">
            <text:p>10:12:06.517</text:p>
          </table:table-cell>
          <table:table-cell office:value-type="string">
            <text:p>72.295817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5 00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17-1016</text:p>
          </table:table-cell>
          <table:table-cell office:value-type="string">
            <text:p>10:12:06.517</text:p>
          </table:table-cell>
          <table:table-cell office:value-type="string">
            <text:p>72.296621 s</text:p>
          </table:table-cell>
          <table:table-cell office:value-type="string">
            <text:p>804 us</text:p>
          </table:table-cell>
          <table:table-cell office:value-type="string">
            <text:p>Bulk or Interrupt Transfer</text:p>
          </table:table-cell>
          <table:table-cell office:value-type="string">
            <text:p>3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18">
            <text:p>1018</text:p>
          </table:table-cell>
          <table:table-cell office:value-type="string">
            <text:p>10:12:06.626</text:p>
          </table:table-cell>
          <table:table-cell office:value-type="string">
            <text:p>72.404854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19-1018</text:p>
          </table:table-cell>
          <table:table-cell office:value-type="string">
            <text:p>10:12:06.626</text:p>
          </table:table-cell>
          <table:table-cell office:value-type="string">
            <text:p>72.404985 s</text:p>
          </table:table-cell>
          <table:table-cell office:value-type="string">
            <text:p>131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0 00 01 00 00 02 1D 00 00 02 3A 00 00 00 AF 00 2C 01 6D 01 F1 00 1E 00 00 00 00 00 00 01 01 DA FF FF FF FF FF FF FF FF FF FF FF FF FF FF FF FF FF FF FF FF FF FF FF FF FF FF FF FF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float" office:value="1020">
            <text:p>1020</text:p>
          </table:table-cell>
          <table:table-cell office:value-type="string">
            <text:p>10:12:06.626</text:p>
          </table:table-cell>
          <table:table-cell office:value-type="string">
            <text:p>72.405439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3 bytes data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/>
          <table:table-cell office:value-type="string">
            <text:p>05 01 00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1021-1020</text:p>
          </table:table-cell>
          <table:table-cell office:value-type="string">
            <text:p>10:12:06.626</text:p>
          </table:table-cell>
          <table:table-cell office:value-type="string">
            <text:p>72.406017 s</text:p>
          </table:table-cell>
          <table:table-cell office:value-type="string">
            <text:p>578 us</text:p>
          </table:table-cell>
          <table:table-cell office:value-type="string">
            <text:p>Bulk or Interrupt Transfer</text:p>
          </table:table-cell>
          <table:table-cell office:value-type="string">
            <text:p>3 bytes buffer</text:p>
          </table:table-cell>
          <table:table-cell office:value-type="string">
            <text:p>out</text:p>
          </table:table-cell>
          <table:table-cell office:value-type="string">
            <text:p>01:00:01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/>
        </table:table-row>
        <table:table-row table:style-name="ro1">
          <table:table-cell office:value-type="string">
            <text:p>URB</text:p>
          </table:table-cell>
          <table:table-cell office:value-type="float" office:value="1022">
            <text:p>1022</text:p>
          </table:table-cell>
          <table:table-cell office:value-type="string">
            <text:p>10:12:06.735</text:p>
          </table:table-cell>
          <table:table-cell office:value-type="string">
            <text:p>72.513982 s</text:p>
          </table:table-cell>
          <table:table-cell/>
          <table:table-cell office:value-type="string">
            <text:p>Bulk or Interrupt Transfer</text:p>
          </table:table-cell>
          <table:table-cell office:value-type="string">
            <text:p>64 bytes buffer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table:number-columns-repeated="2"/>
        </table:table-row>
        <table:table-row table:style-name="ro1">
          <table:table-cell office:value-type="string">
            <text:p>URB</text:p>
          </table:table-cell>
          <table:table-cell office:value-type="string">
            <text:p>1023-1022</text:p>
          </table:table-cell>
          <table:table-cell office:value-type="string">
            <text:p>10:12:06.735</text:p>
          </table:table-cell>
          <table:table-cell office:value-type="string">
            <text:p>72.514104 s</text:p>
          </table:table-cell>
          <table:table-cell office:value-type="string">
            <text:p>122 us</text:p>
          </table:table-cell>
          <table:table-cell office:value-type="string">
            <text:p>Bulk or Interrupt Transfer</text:p>
          </table:table-cell>
          <table:table-cell office:value-type="string">
            <text:p>64 bytes data</text:p>
          </table:table-cell>
          <table:table-cell office:value-type="string">
            <text:p>in</text:p>
          </table:table-cell>
          <table:table-cell office:value-type="string">
            <text:p>01:00:82</text:p>
          </table:table-cell>
          <table:table-cell office:value-type="string">
            <text:p>FFFFFA800C7D4470h</text:p>
          </table:table-cell>
          <table:table-cell office:value-type="string">
            <text:p>0000009b</text:p>
          </table:table-cell>
          <table:table-cell office:value-type="string">
            <text:p>iusb3hub</text:p>
          </table:table-cell>
          <table:table-cell office:value-type="string">
            <text:p>FFFFFA800A5BAB40h</text:p>
          </table:table-cell>
          <table:table-cell office:value-type="string">
            <text:p>Success (Success)</text:p>
          </table:table-cell>
          <table:table-cell office:value-type="string">
            <text:p>01 55 00 00 00 00 00 00 00 03 F5 00 00 03 F5 03 F8 05 87 03 F5 04 00 00 05 00 1E 00 00 00 00 00 00 01 01 DA FF FF FF FF FF FF FF FF FF FF FF FF FF FF FF FF FF FF FF FF FF FF FF FF FF FF FF FF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This report was generated by USBlyzer http://www.usblyzer.com/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13.07.2018</text:date>, <text:time>10:14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818" meta:object-count="0"/>
    <meta:generator>OpenOffice/4.1.5$Win32 OpenOffice.org_project/415m1$Build-9789</meta:generator>
  </office:meta>
</office:document-meta>
</file>